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B000000B1468503E26435D351.png" manifest:media-type="image/png"/>
  <manifest:file-entry manifest:full-path="Pictures/1000000000000143000000C1E181C26D08FE65DB.png" manifest:media-type="image/png"/>
  <manifest:file-entry manifest:full-path="Pictures/10000000000002C7000001357D2EDFDEFB958B25.png" manifest:media-type="image/png"/>
  <manifest:file-entry manifest:full-path="Pictures/10000000000001C9000000982B409F27C317F48A.png" manifest:media-type="image/png"/>
  <manifest:file-entry manifest:full-path="Pictures/10000000000001AB0000007C0861A90FEF1B97FD.png" manifest:media-type="image/png"/>
  <manifest:file-entry manifest:full-path="Pictures/10000000000002CE0000006A58D2E46F60034CEE.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23A00000063364C3BD91296D5F1.png" manifest:media-type="image/png"/>
  <manifest:file-entry manifest:full-path="Pictures/10000000000000DE000000BCE98115EE66E32DB3.png" manifest:media-type="image/png"/>
  <manifest:file-entry manifest:full-path="Pictures/100000000000023C000001892A64C76B59E4E874.png" manifest:media-type="image/png"/>
  <manifest:file-entry manifest:full-path="Pictures/100000000000021900000105363A2639B74556B4.png" manifest:media-type="image/png"/>
  <manifest:file-entry manifest:full-path="Pictures/1000000000000259000001927186153A7817F655.png" manifest:media-type="image/png"/>
  <manifest:file-entry manifest:full-path="Pictures/1000000000000235000001675318C478271F3E5C.png" manifest:media-type="image/png"/>
  <manifest:file-entry manifest:full-path="Pictures/100000000000024C0000017FB757011B35E52B72.png" manifest:media-type="image/png"/>
  <manifest:file-entry manifest:full-path="Pictures/100000000000039E000001891482420BAE3909EB.png" manifest:media-type="image/png"/>
  <manifest:file-entry manifest:full-path="Pictures/100000000000027C00000242042233A96AAF8BD8.png" manifest:media-type="image/png"/>
  <manifest:file-entry manifest:full-path="Pictures/10000000000002A80000008DA6947C2BBB3B8D0B.png" manifest:media-type="image/png"/>
  <manifest:file-entry manifest:full-path="Pictures/10000000000002990000009894F02C537AAF58AC.png" manifest:media-type="image/png"/>
  <manifest:file-entry manifest:full-path="Pictures/1000000000000404000001025307F8169E07D892.png" manifest:media-type="image/png"/>
  <manifest:file-entry manifest:full-path="Pictures/100000000000038B000000D571B9D245D70C40E6.png" manifest:media-type="image/png"/>
  <manifest:file-entry manifest:full-path="Pictures/10000000000001E30000010D73CFB9FFCB87340E.png" manifest:media-type="image/png"/>
  <manifest:file-entry manifest:full-path="Pictures/10000000000002C600000039983877F6E4B7CD88.png" manifest:media-type="image/png"/>
  <manifest:file-entry manifest:full-path="Pictures/10000000000002DD000000C1592562BDF706709C.png" manifest:media-type="image/png"/>
  <manifest:file-entry manifest:full-path="Pictures/100000000000022200000196363547E0CD69F3E4.png" manifest:media-type="image/png"/>
  <manifest:file-entry manifest:full-path="Pictures/10000000000002CC0000014318FECF355E0805D6.png" manifest:media-type="image/png"/>
  <manifest:file-entry manifest:full-path="Pictures/10000000000002C8000000A52E5812F9DAD8B5D0.png" manifest:media-type="image/png"/>
  <manifest:file-entry manifest:full-path="Pictures/1000000000000298000000C99C13C61156ACB37B.png" manifest:media-type="image/png"/>
  <manifest:file-entry manifest:full-path="Pictures/10000000000002A70000002F43C3E547C42B73BB.png" manifest:media-type="image/png"/>
  <manifest:file-entry manifest:full-path="Pictures/1000000000000357000001455297A112676E85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6"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9"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0"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2"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f7ad6" officeooo:paragraph-rsid="011f4fa7" style:font-weight-asian="bold" style:font-weight-complex="bold"/>
    </style:style>
    <style:style style:name="P44" style:family="paragraph" style:parent-style-name="Standard">
      <style:text-properties style:font-name="Manjari" fo:font-weight="bold" officeooo:rsid="0164fca4" officeooo:paragraph-rsid="016b71f0" style:font-weight-asian="bold" style:font-weight-complex="bold"/>
    </style:style>
    <style:style style:name="P45" style:family="paragraph" style:parent-style-name="Standard">
      <style:text-properties style:font-name="Manjari" officeooo:rsid="0039d946" officeooo:paragraph-rsid="0039d946"/>
    </style:style>
    <style:style style:name="P46" style:family="paragraph" style:parent-style-name="Standard">
      <style:text-properties style:font-name="Manjari" fo:font-weight="normal" officeooo:rsid="0039d946" officeooo:paragraph-rsid="0039d946" style:font-weight-asian="normal" style:font-weight-complex="normal"/>
    </style:style>
    <style:style style:name="P47" style:family="paragraph" style:parent-style-name="Standard">
      <style:text-properties style:font-name="Manjari" fo:font-weight="normal" officeooo:rsid="003ab8d7" officeooo:paragraph-rsid="003ab8d7" style:font-weight-asian="normal" style:font-weight-complex="normal"/>
    </style:style>
    <style:style style:name="P48" style:family="paragraph" style:parent-style-name="Standard">
      <style:text-properties style:font-name="Manjari" fo:font-weight="normal" officeooo:rsid="0030ca00" officeooo:paragraph-rsid="0030ca00" style:font-weight-asian="normal" style:font-weight-complex="normal"/>
    </style:style>
    <style:style style:name="P49" style:family="paragraph" style:parent-style-name="Standard">
      <style:text-properties style:font-name="Manjari" fo:font-weight="normal" officeooo:rsid="002abb1e" officeooo:paragraph-rsid="002abb1e" style:font-weight-asian="normal" style:font-weight-complex="normal"/>
    </style:style>
    <style:style style:name="P5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2" style:family="paragraph" style:parent-style-name="Text_20_body">
      <style:text-properties style:font-name="Manjari" fo:font-weight="normal" officeooo:rsid="00ba42f0" officeooo:paragraph-rsid="00ba42f0" style:font-weight-asian="normal" style:font-weight-complex="normal"/>
    </style:style>
    <style:style style:name="P53" style:family="paragraph" style:parent-style-name="Text_20_body">
      <style:text-properties style:font-name="Manjari" fo:font-weight="normal" officeooo:rsid="00bac3de" officeooo:paragraph-rsid="00bac3de" style:font-weight-asian="normal" style:font-weight-complex="normal"/>
    </style:style>
    <style:style style:name="P54" style:family="paragraph" style:parent-style-name="Standard">
      <style:text-properties style:font-name="Manjari" fo:font-weight="normal" officeooo:rsid="006314aa" officeooo:paragraph-rsid="006314aa" style:font-weight-asian="normal" style:font-weight-complex="normal"/>
    </style:style>
    <style:style style:name="P55" style:family="paragraph" style:parent-style-name="Standard">
      <style:text-properties style:font-name="Manjari" fo:font-weight="normal" officeooo:rsid="00ee6d85" officeooo:paragraph-rsid="00ef933d" style:font-weight-asian="normal" style:font-weight-complex="normal"/>
    </style:style>
    <style:style style:name="P56" style:family="paragraph" style:parent-style-name="Text_20_body">
      <style:text-properties style:font-name="Manjari" fo:font-weight="normal" officeooo:rsid="016e0a8b" officeooo:paragraph-rsid="016e0a8b" style:font-weight-asian="normal" style:font-weight-complex="normal"/>
    </style:style>
    <style:style style:name="P57" style:family="paragraph" style:parent-style-name="Text_20_body">
      <style:text-properties style:font-name="Manjari" fo:font-weight="normal" officeooo:rsid="0177d595" officeooo:paragraph-rsid="0177d595" style:font-weight-asian="normal" style:font-weight-complex="normal"/>
    </style:style>
    <style:style style:name="P58" style:family="paragraph" style:parent-style-name="Standard">
      <style:text-properties style:font-name="Manjari" fo:font-weight="normal" officeooo:rsid="01773d1c" officeooo:paragraph-rsid="01773d1c" style:font-weight-asian="normal" style:font-weight-complex="normal"/>
    </style:style>
    <style:style style:name="P59" style:family="paragraph" style:parent-style-name="Standard">
      <style:text-properties style:font-name="Manjari" officeooo:rsid="00463349" officeooo:paragraph-rsid="00463349"/>
    </style:style>
    <style:style style:name="P60" style:family="paragraph" style:parent-style-name="Standard">
      <style:text-properties style:font-name="Manjari" officeooo:rsid="0046e7f7" officeooo:paragraph-rsid="0046e7f7"/>
    </style:style>
    <style:style style:name="P61" style:family="paragraph" style:parent-style-name="Text_20_body">
      <style:text-properties style:font-name="Manjari" officeooo:rsid="0028da44" officeooo:paragraph-rsid="0028da44"/>
    </style:style>
    <style:style style:name="P62" style:family="paragraph" style:parent-style-name="Text_20_body">
      <style:text-properties style:font-name="Manjari" officeooo:rsid="0048622f"/>
    </style:style>
    <style:style style:name="P63" style:family="paragraph" style:parent-style-name="Text_20_body">
      <style:text-properties style:font-name="Manjari" officeooo:rsid="0048622f" officeooo:paragraph-rsid="0048a4b5"/>
    </style:style>
    <style:style style:name="P64" style:family="paragraph" style:parent-style-name="Text_20_body">
      <style:text-properties style:font-name="Manjari" officeooo:rsid="0048622f" officeooo:paragraph-rsid="004a29cb"/>
    </style:style>
    <style:style style:name="P65" style:family="paragraph" style:parent-style-name="Text_20_body">
      <style:text-properties style:font-name="Manjari" officeooo:rsid="004a29cb" officeooo:paragraph-rsid="004a29cb"/>
    </style:style>
    <style:style style:name="P66" style:family="paragraph" style:parent-style-name="Standard">
      <style:text-properties style:font-name="Manjari" fo:font-style="normal" officeooo:rsid="002abb1e" style:font-style-asian="normal" style:font-style-complex="normal"/>
    </style:style>
    <style:style style:name="P67" style:family="paragraph" style:parent-style-name="Standard">
      <style:text-properties style:font-name="Manjari" fo:font-style="normal" officeooo:rsid="002abb1e" officeooo:paragraph-rsid="002abb1e" style:font-style-asian="normal" style:font-style-complex="normal"/>
    </style:style>
    <style:style style:name="P68" style:family="paragraph" style:parent-style-name="Standard">
      <style:text-properties style:font-name="Manjari" fo:font-style="normal" officeooo:rsid="00343d83" officeooo:paragraph-rsid="00343d83" style:font-style-asian="normal" style:font-style-complex="normal"/>
    </style:style>
    <style:style style:name="P69" style:family="paragraph" style:parent-style-name="Standard">
      <style:text-properties style:font-name="Manjari" fo:font-style="normal" officeooo:rsid="0039d946" officeooo:paragraph-rsid="0039d946" style:font-style-asian="normal" style:font-style-complex="normal"/>
    </style:style>
    <style:style style:name="P70" style:family="paragraph" style:parent-style-name="Text_20_body">
      <style:text-properties style:font-name="Manjari" fo:font-style="normal" officeooo:rsid="004a29cb" officeooo:paragraph-rsid="004a29cb" style:font-style-asian="normal" style:font-style-complex="normal"/>
    </style:style>
    <style:style style:name="P71" style:family="paragraph" style:parent-style-name="Standard">
      <style:text-properties style:font-name="Manjari" fo:font-style="normal" officeooo:rsid="0046e7f7" officeooo:paragraph-rsid="006314aa" style:font-style-asian="normal" style:font-style-complex="normal"/>
    </style:style>
    <style:style style:name="P72" style:family="paragraph" style:parent-style-name="Standard">
      <style:text-properties style:font-name="Manjari" fo:font-style="normal" officeooo:rsid="006314aa" officeooo:paragraph-rsid="006314aa" style:font-style-asian="normal" style:font-style-complex="normal"/>
    </style:style>
    <style:style style:name="P73" style:family="paragraph" style:parent-style-name="Standard">
      <style:text-properties style:font-name="Manjari" fo:font-style="normal" officeooo:rsid="0064b4db" officeooo:paragraph-rsid="0064b4db" style:font-style-asian="normal" style:font-style-complex="normal"/>
    </style:style>
    <style:style style:name="P74" style:family="paragraph" style:parent-style-name="Standard">
      <style:text-properties style:font-name="Manjari" fo:font-style="normal" officeooo:rsid="0064b4db" officeooo:paragraph-rsid="006314aa" style:font-style-asian="normal" style:font-style-complex="normal"/>
    </style:style>
    <style:style style:name="P75" style:family="paragraph" style:parent-style-name="Standard">
      <style:text-properties style:font-name="Manjari" fo:font-style="normal" officeooo:rsid="0064b4db" officeooo:paragraph-rsid="0064db86" style:font-style-asian="normal" style:font-style-complex="normal"/>
    </style:style>
    <style:style style:name="P76" style:family="paragraph" style:parent-style-name="Standard">
      <style:text-properties style:font-name="Manjari" fo:font-style="normal" officeooo:rsid="0064db86" officeooo:paragraph-rsid="0064db86" style:font-style-asian="normal" style:font-style-complex="normal"/>
    </style:style>
    <style:style style:name="P77" style:family="paragraph" style:parent-style-name="Standard">
      <style:text-properties style:font-name="Manjari" fo:font-style="normal" officeooo:rsid="0064db86" officeooo:paragraph-rsid="0064b4db" style:font-style-asian="normal" style:font-style-complex="normal"/>
    </style:style>
    <style:style style:name="P78" style:family="paragraph" style:parent-style-name="Standard">
      <style:text-properties style:font-name="Manjari" fo:font-style="normal" officeooo:rsid="00667322" officeooo:paragraph-rsid="00667322" style:font-style-asian="normal" style:font-style-complex="normal"/>
    </style:style>
    <style:style style:name="P79" style:family="paragraph" style:parent-style-name="Standard">
      <style:text-properties style:font-name="Manjari" fo:font-style="normal" officeooo:rsid="00e9a515" style:font-style-asian="normal" style:font-style-complex="normal"/>
    </style:style>
    <style:style style:name="P80" style:family="paragraph" style:parent-style-name="Standard">
      <style:text-properties style:font-name="Manjari" fo:font-style="normal" officeooo:rsid="00da667b" style:font-style-asian="normal" style:font-style-complex="normal"/>
    </style:style>
    <style:style style:name="P81" style:family="paragraph" style:parent-style-name="Standard">
      <style:text-properties style:font-name="Manjari" fo:font-style="normal" officeooo:rsid="00f2c5d4" officeooo:paragraph-rsid="00f2c5d4" style:font-style-asian="normal" style:font-style-complex="normal"/>
    </style:style>
    <style:style style:name="P82" style:family="paragraph" style:parent-style-name="Standard">
      <style:text-properties style:font-name="Manjari" fo:font-style="normal" officeooo:rsid="0106113c" officeooo:paragraph-rsid="0106113c" style:font-style-asian="normal" style:font-style-complex="normal"/>
    </style:style>
    <style:style style:name="P83" style:family="paragraph" style:parent-style-name="Standard">
      <style:text-properties style:font-name="Manjari" fo:font-style="normal" officeooo:rsid="0106de4c" officeooo:paragraph-rsid="0106de4c" style:font-style-asian="normal" style:font-style-complex="normal"/>
    </style:style>
    <style:style style:name="P84" style:family="paragraph" style:parent-style-name="Standard">
      <style:text-properties style:font-name="Manjari" fo:font-style="normal" officeooo:rsid="0121fa6c" officeooo:paragraph-rsid="011f4fa7" style:font-style-asian="normal" style:font-style-complex="normal"/>
    </style:style>
    <style:style style:name="P85" style:family="paragraph" style:parent-style-name="Standard">
      <style:text-properties style:font-name="Manjari" fo:font-style="normal" officeooo:rsid="013ef256" officeooo:paragraph-rsid="013ef256" style:font-style-asian="normal" style:font-style-complex="normal"/>
    </style:style>
    <style:style style:name="P86" style:family="paragraph" style:parent-style-name="Standard">
      <style:text-properties style:font-name="Manjari" fo:font-style="normal" officeooo:rsid="014da565" officeooo:paragraph-rsid="014da565" style:font-style-asian="normal" style:font-style-complex="normal"/>
    </style:style>
    <style:style style:name="P87" style:family="paragraph" style:parent-style-name="Standard">
      <style:text-properties style:font-name="Manjari" fo:font-style="normal" officeooo:rsid="014da565" officeooo:paragraph-rsid="013ef256" style:font-style-asian="normal" style:font-style-complex="normal"/>
    </style:style>
    <style:style style:name="P88" style:family="paragraph" style:parent-style-name="Standard">
      <style:text-properties style:font-name="Manjari" fo:font-style="normal" officeooo:rsid="014e9630" officeooo:paragraph-rsid="014e9630" style:font-style-asian="normal" style:font-style-complex="normal"/>
    </style:style>
    <style:style style:name="P89" style:family="paragraph" style:parent-style-name="Standard">
      <style:text-properties style:font-name="Manjari" fo:font-style="normal" officeooo:rsid="014fc0c2" officeooo:paragraph-rsid="01514559" style:font-style-asian="normal" style:font-style-complex="normal"/>
    </style:style>
    <style:style style:name="P90" style:family="paragraph" style:parent-style-name="Standard">
      <style:text-properties style:font-name="Manjari" fo:font-style="normal" officeooo:rsid="01541d36" officeooo:paragraph-rsid="01541d36" style:font-style-asian="normal" style:font-style-complex="normal"/>
    </style:style>
    <style:style style:name="P91"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92"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93"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94"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95"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96"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97"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98"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99"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00"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03"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04"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05" style:family="paragraph" style:parent-style-name="Standard">
      <style:text-properties style:font-name="Manjari" fo:font-style="normal" fo:font-weight="bold" officeooo:rsid="018ad665" officeooo:paragraph-rsid="018dc380" style:font-style-asian="normal" style:font-weight-asian="bold" style:font-style-complex="normal" style:font-weight-complex="bold"/>
    </style:style>
    <style:style style:name="P106"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07"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08"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09"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11"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12"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13"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14"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15"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19"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20"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21"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22"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23"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24"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25"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26"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27" style:family="paragraph" style:parent-style-name="Standard">
      <style:text-properties style:font-name="Manjari" fo:font-style="normal" fo:font-weight="normal" officeooo:rsid="018e2ec4" officeooo:paragraph-rsid="018dc380" style:font-style-asian="normal" style:font-weight-asian="normal" style:font-style-complex="normal" style:font-weight-complex="normal"/>
    </style:style>
    <style:style style:name="P128" style:family="paragraph" style:parent-style-name="Standard">
      <style:text-properties style:font-name="Manjari" fo:font-style="normal" fo:font-weight="normal" officeooo:rsid="0190a81a" officeooo:paragraph-rsid="0190a81a" style:font-style-asian="normal" style:font-weight-asian="normal" style:font-style-complex="normal" style:font-weight-complex="normal"/>
    </style:style>
    <style:style style:name="P129" style:family="paragraph" style:parent-style-name="Text_20_body">
      <style:text-properties style:font-name="Manjari" officeooo:rsid="0048a4b5" officeooo:paragraph-rsid="004a29cb"/>
    </style:style>
    <style:style style:name="P130"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31"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32"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33"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34" style:family="paragraph" style:parent-style-name="Standard">
      <style:text-properties style:font-name="Manjari" officeooo:rsid="00576599" officeooo:paragraph-rsid="00576599"/>
    </style:style>
    <style:style style:name="P135" style:family="paragraph" style:parent-style-name="Standard">
      <style:text-properties style:font-name="Manjari" officeooo:rsid="005fe851" officeooo:paragraph-rsid="005fe851"/>
    </style:style>
    <style:style style:name="P136" style:family="paragraph" style:parent-style-name="Standard">
      <style:text-properties style:font-name="Manjari" officeooo:rsid="00612a50" officeooo:paragraph-rsid="00612a50"/>
    </style:style>
    <style:style style:name="P137" style:family="paragraph" style:parent-style-name="Standard">
      <style:text-properties style:font-name="Manjari" officeooo:rsid="006314aa" officeooo:paragraph-rsid="006314aa"/>
    </style:style>
    <style:style style:name="P138" style:family="paragraph" style:parent-style-name="Standard">
      <style:text-properties style:font-name="Manjari" officeooo:rsid="0064b4db" officeooo:paragraph-rsid="0064db86"/>
    </style:style>
    <style:style style:name="P139" style:family="paragraph" style:parent-style-name="Standard">
      <style:text-properties style:font-name="Manjari" officeooo:rsid="0064db86" officeooo:paragraph-rsid="0064db86"/>
    </style:style>
    <style:style style:name="P140" style:family="paragraph" style:parent-style-name="Standard">
      <style:text-properties style:font-name="Manjari" officeooo:rsid="006e97e1" officeooo:paragraph-rsid="00612a50"/>
    </style:style>
    <style:style style:name="P141" style:family="paragraph" style:parent-style-name="Standard">
      <style:text-properties style:font-name="Manjari" officeooo:rsid="00667322" officeooo:paragraph-rsid="00667322"/>
    </style:style>
    <style:style style:name="P142" style:family="paragraph" style:parent-style-name="Text_20_body">
      <style:text-properties style:font-name="Manjari" officeooo:rsid="006c2436" officeooo:paragraph-rsid="006c2436"/>
    </style:style>
    <style:style style:name="P143" style:family="paragraph" style:parent-style-name="Text_20_body">
      <style:text-properties style:font-name="Manjari" officeooo:rsid="007c2e09" officeooo:paragraph-rsid="007c2e09"/>
    </style:style>
    <style:style style:name="P144" style:family="paragraph" style:parent-style-name="Text_20_body">
      <style:text-properties style:font-name="Manjari" officeooo:rsid="007e32ef" officeooo:paragraph-rsid="007e32ef"/>
    </style:style>
    <style:style style:name="P145" style:family="paragraph" style:parent-style-name="Text_20_body">
      <style:text-properties style:font-name="Manjari" fo:font-style="italic" officeooo:rsid="00801c11" officeooo:paragraph-rsid="007e32ef" style:font-style-asian="italic" style:font-style-complex="italic"/>
    </style:style>
    <style:style style:name="P146" style:family="paragraph" style:parent-style-name="Standard">
      <style:text-properties style:font-name="Manjari" fo:font-style="italic" officeooo:rsid="01136fae" officeooo:paragraph-rsid="010987c2" style:font-style-asian="italic" style:font-style-complex="italic"/>
    </style:style>
    <style:style style:name="P147"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48"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49"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50" style:family="paragraph" style:parent-style-name="Text_20_body">
      <style:text-properties style:font-name="Manjari" officeooo:rsid="0084987b" officeooo:paragraph-rsid="007c2e09"/>
    </style:style>
    <style:style style:name="P151" style:family="paragraph" style:parent-style-name="Text_20_body">
      <style:text-properties style:font-name="Manjari"/>
    </style:style>
    <style:style style:name="P152" style:family="paragraph" style:parent-style-name="Standard">
      <style:text-properties style:font-name="Manjari" officeooo:rsid="00ea9bf7" officeooo:paragraph-rsid="00ea9bf7"/>
    </style:style>
    <style:style style:name="P153" style:family="paragraph" style:parent-style-name="Standard">
      <style:text-properties style:font-name="Manjari" officeooo:rsid="00eba964" officeooo:paragraph-rsid="00eba964"/>
    </style:style>
    <style:style style:name="P154" style:family="paragraph" style:parent-style-name="Standard">
      <style:text-properties style:font-name="Manjari" officeooo:rsid="00f21f5b" officeooo:paragraph-rsid="012c9582"/>
    </style:style>
    <style:style style:name="P155" style:family="paragraph" style:parent-style-name="Standard">
      <style:text-properties style:font-name="Manjari" officeooo:rsid="0106113c" officeooo:paragraph-rsid="0106113c"/>
    </style:style>
    <style:style style:name="P156" style:family="paragraph" style:parent-style-name="Standard">
      <style:text-properties style:font-name="Manjari" officeooo:rsid="0106de4c" officeooo:paragraph-rsid="0106de4c"/>
    </style:style>
    <style:style style:name="P157" style:family="paragraph" style:parent-style-name="Standard">
      <style:text-properties style:font-name="Manjari" officeooo:rsid="011ef5ba" officeooo:paragraph-rsid="011ef5ba"/>
    </style:style>
    <style:style style:name="P158" style:family="paragraph" style:parent-style-name="Standard">
      <style:text-properties style:font-name="Manjari" officeooo:rsid="011f4fa7" officeooo:paragraph-rsid="011f4fa7"/>
    </style:style>
    <style:style style:name="P159" style:family="paragraph" style:parent-style-name="Standard">
      <style:text-properties style:font-name="Manjari" officeooo:rsid="011fb715" officeooo:paragraph-rsid="01238bbc"/>
    </style:style>
    <style:style style:name="P160" style:family="paragraph" style:parent-style-name="Text_20_body">
      <style:text-properties style:font-name="Manjari" officeooo:paragraph-rsid="0102938c"/>
    </style:style>
    <style:style style:name="P161" style:family="paragraph" style:parent-style-name="Text_20_body">
      <style:text-properties style:font-name="Manjari" officeooo:rsid="01015ecd" officeooo:paragraph-rsid="01015ecd"/>
    </style:style>
    <style:style style:name="P162" style:family="paragraph" style:parent-style-name="Standard">
      <style:text-properties style:font-name="Manjari" officeooo:rsid="00fef0d2" officeooo:paragraph-rsid="00fef0d2"/>
    </style:style>
    <style:style style:name="P163" style:family="paragraph" style:parent-style-name="Standard">
      <style:text-properties style:font-name="Manjari" officeooo:rsid="013b9548" officeooo:paragraph-rsid="00fef0d2"/>
    </style:style>
    <style:style style:name="P164" style:family="paragraph" style:parent-style-name="Standard">
      <style:text-properties style:font-name="Manjari" officeooo:rsid="013b9548" officeooo:paragraph-rsid="013b9548"/>
    </style:style>
    <style:style style:name="P165" style:family="paragraph" style:parent-style-name="Standard">
      <style:text-properties style:font-name="Manjari" officeooo:rsid="013b9548" officeooo:paragraph-rsid="0154b11c"/>
    </style:style>
    <style:style style:name="P166" style:family="paragraph" style:parent-style-name="Standard">
      <style:text-properties style:font-name="Manjari" officeooo:rsid="010987c2" officeooo:paragraph-rsid="010987c2"/>
    </style:style>
    <style:style style:name="P167" style:family="paragraph" style:parent-style-name="Text_20_body">
      <style:text-properties style:font-name="Manjari" officeooo:rsid="011cb2e9"/>
    </style:style>
    <style:style style:name="P168" style:family="paragraph" style:parent-style-name="Text_20_body">
      <style:text-properties style:font-name="Manjari" officeooo:rsid="01238ee3" officeooo:paragraph-rsid="01238ee3"/>
    </style:style>
    <style:style style:name="P169" style:family="paragraph" style:parent-style-name="Standard">
      <style:text-properties style:font-name="Manjari" officeooo:rsid="016b71f0" officeooo:paragraph-rsid="016dca93"/>
    </style:style>
    <style:style style:name="P170" style:family="paragraph" style:parent-style-name="Standard">
      <style:text-properties style:font-name="Manjari" officeooo:rsid="01759c0d"/>
    </style:style>
    <style:style style:name="P171" style:family="paragraph" style:parent-style-name="Standard">
      <style:text-properties style:font-name="Manjari" officeooo:rsid="01773d1c"/>
    </style:style>
    <style:style style:name="P172" style:family="paragraph" style:parent-style-name="Text_20_body">
      <style:text-properties style:font-name="Manjari" officeooo:rsid="01773d1c" officeooo:paragraph-rsid="01773d1c"/>
    </style:style>
    <style:style style:name="P173" style:family="paragraph" style:parent-style-name="Text_20_body">
      <style:text-properties style:font-name="Manjari" officeooo:rsid="01773d1c" officeooo:paragraph-rsid="0183c24f"/>
    </style:style>
    <style:style style:name="P174" style:family="paragraph" style:parent-style-name="Standard">
      <style:text-properties style:font-name="Manjari" officeooo:rsid="017cac58" officeooo:paragraph-rsid="017cac58"/>
    </style:style>
    <style:style style:name="P175" style:family="paragraph" style:parent-style-name="Standard">
      <style:text-properties style:font-name="Manjari" officeooo:rsid="017cac58" officeooo:paragraph-rsid="0185162a"/>
    </style:style>
    <style:style style:name="P176" style:family="paragraph" style:parent-style-name="Standard">
      <style:text-properties style:font-name="Manjari" officeooo:rsid="017e9279" officeooo:paragraph-rsid="017e9279"/>
    </style:style>
    <style:style style:name="P177" style:family="paragraph" style:parent-style-name="Standard">
      <style:text-properties style:font-name="Manjari" officeooo:paragraph-rsid="018dc380"/>
    </style:style>
    <style:style style:name="P178" style:family="paragraph" style:parent-style-name="Standard">
      <style:text-properties style:font-name="Manjari" officeooo:rsid="01981aae" officeooo:paragraph-rsid="01981aae"/>
    </style:style>
    <style:style style:name="P179" style:family="paragraph" style:parent-style-name="Text_20_body">
      <style:text-properties style:font-name="Manjari" officeooo:rsid="0190a81a" officeooo:paragraph-rsid="0190a81a"/>
    </style:style>
    <style:style style:name="P180" style:family="paragraph" style:parent-style-name="Text_20_body">
      <style:text-properties style:font-name="Manjari" officeooo:rsid="019e0c9b" officeooo:paragraph-rsid="019fbb6b"/>
    </style:style>
    <style:style style:name="P181" style:family="paragraph" style:parent-style-name="Text_20_body">
      <style:text-properties style:font-name="Manjari" officeooo:rsid="01a66d36" officeooo:paragraph-rsid="01a66d36"/>
    </style:style>
    <style:style style:name="P182" style:family="paragraph" style:parent-style-name="Text_20_body">
      <style:text-properties officeooo:paragraph-rsid="002abb1e"/>
    </style:style>
    <style:style style:name="P183" style:family="paragraph" style:parent-style-name="Standard">
      <style:paragraph-properties fo:text-align="center" style:justify-single-word="false"/>
      <style:text-properties officeooo:paragraph-rsid="001725df"/>
    </style:style>
    <style:style style:name="P184" style:family="paragraph" style:parent-style-name="Standard">
      <style:paragraph-properties fo:text-align="center" style:justify-single-word="false"/>
      <style:text-properties officeooo:rsid="001725df" officeooo:paragraph-rsid="001725df"/>
    </style:style>
    <style:style style:name="P185"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87"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188" style:family="paragraph" style:parent-style-name="Standard">
      <style:text-properties fo:color="#55308d" loext:opacity="100%" style:font-name="Manjari" fo:font-weight="bold" officeooo:rsid="00ee6d85" officeooo:paragraph-rsid="00ef933d" style:font-weight-asian="bold" style:font-weight-complex="bold"/>
    </style:style>
    <style:style style:name="P189"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90" style:family="paragraph" style:parent-style-name="Standard">
      <style:text-properties fo:color="#55308d" loext:opacity="100%" style:font-name="Manjari" fo:font-weight="bold" officeooo:rsid="014e9630" officeooo:paragraph-rsid="014e9630" style:font-weight-asian="bold" style:font-weight-complex="bold"/>
    </style:style>
    <style:style style:name="P191"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192"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93"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94"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95"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96"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97"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198"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99"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00"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01"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02"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203"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204"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205"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206"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07"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208"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09"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10"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11"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12"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13"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14"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15"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16"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17"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18"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19"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20"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21" style:family="paragraph" style:parent-style-name="Text_20_body">
      <style:text-properties officeooo:paragraph-rsid="0024d345"/>
    </style:style>
    <style:style style:name="P222" style:family="paragraph" style:parent-style-name="Text_20_body">
      <style:text-properties officeooo:paragraph-rsid="0048622f"/>
    </style:style>
    <style:style style:name="P223" style:family="paragraph" style:parent-style-name="Text_20_body">
      <style:text-properties fo:font-style="normal" style:font-style-asian="normal" style:font-style-complex="normal"/>
    </style:style>
    <style:style style:name="P224" style:family="paragraph" style:parent-style-name="Text_20_body">
      <style:text-properties fo:font-style="normal" officeooo:rsid="007f8b14" officeooo:paragraph-rsid="007e32ef" style:font-style-asian="normal" style:font-style-complex="normal"/>
    </style:style>
    <style:style style:name="P225" style:family="paragraph" style:parent-style-name="Text_20_body">
      <style:text-properties fo:font-style="normal" officeooo:rsid="01015ecd" officeooo:paragraph-rsid="01015ecd" style:font-style-asian="normal" style:font-style-complex="normal"/>
    </style:style>
    <style:style style:name="P226"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27"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28" style:family="paragraph" style:parent-style-name="Text_20_body">
      <style:text-properties fo:font-style="normal" fo:font-weight="bold" officeooo:rsid="018720c5" officeooo:paragraph-rsid="018720c5" style:font-style-asian="normal" style:font-weight-asian="bold" style:font-style-complex="normal" style:font-weight-complex="bold"/>
    </style:style>
    <style:style style:name="P229"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30" style:family="paragraph" style:parent-style-name="Text_20_body">
      <style:text-properties officeooo:rsid="009ffa79" officeooo:paragraph-rsid="00b4ccc0"/>
    </style:style>
    <style:style style:name="P231" style:family="paragraph" style:parent-style-name="Preformatted_20_Text">
      <style:text-properties officeooo:rsid="009ffa79" officeooo:paragraph-rsid="00c6377b"/>
    </style:style>
    <style:style style:name="P232" style:family="paragraph" style:parent-style-name="Text_20_body">
      <style:text-properties fo:font-style="italic" officeooo:rsid="0088eae6" officeooo:paragraph-rsid="0088eae6" style:font-style-asian="italic" style:font-style-complex="italic"/>
    </style:style>
    <style:style style:name="P233" style:family="paragraph" style:parent-style-name="Text_20_body">
      <style:text-properties fo:font-style="italic" officeooo:rsid="0104232c" officeooo:paragraph-rsid="0102938c" style:font-style-asian="italic" style:font-style-complex="italic"/>
    </style:style>
    <style:style style:name="P234"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3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36" style:family="paragraph" style:parent-style-name="Text_20_body">
      <style:text-properties fo:font-weight="normal" officeooo:rsid="00ac3125" officeooo:paragraph-rsid="00ac3125" style:font-weight-asian="normal" style:font-weight-complex="normal"/>
    </style:style>
    <style:style style:name="P237" style:family="paragraph" style:parent-style-name="Text_20_body">
      <style:text-properties fo:font-weight="normal" officeooo:rsid="00b81679" officeooo:paragraph-rsid="00b81679" style:font-weight-asian="normal" style:font-weight-complex="normal"/>
    </style:style>
    <style:style style:name="P238" style:family="paragraph" style:parent-style-name="Standard">
      <style:text-properties fo:font-weight="normal" officeooo:rsid="01773d1c" officeooo:paragraph-rsid="01773d1c" style:font-weight-asian="normal" style:font-weight-complex="normal"/>
    </style:style>
    <style:style style:name="P239"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40"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41"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42"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43"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44"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45" style:family="paragraph" style:parent-style-name="Text_20_body">
      <style:text-properties officeooo:rsid="007a698b" officeooo:paragraph-rsid="007a698b"/>
    </style:style>
    <style:style style:name="P246" style:family="paragraph" style:parent-style-name="Text_20_body">
      <style:text-properties officeooo:paragraph-rsid="004a29cb"/>
    </style:style>
    <style:style style:name="P247" style:family="paragraph" style:parent-style-name="Text_20_body">
      <style:text-properties officeooo:rsid="00c85840" officeooo:paragraph-rsid="00cbce52"/>
    </style:style>
    <style:style style:name="P248" style:family="paragraph" style:parent-style-name="Text_20_body">
      <style:text-properties officeooo:rsid="00ee1cbb"/>
    </style:style>
    <style:style style:name="P249" style:family="paragraph" style:parent-style-name="Standard">
      <style:text-properties style:font-name="Manjeri" officeooo:rsid="00ea9bf7" officeooo:paragraph-rsid="00ea9bf7"/>
    </style:style>
    <style:style style:name="P250" style:family="paragraph" style:parent-style-name="Standard">
      <style:text-properties style:font-name="Manjeri" officeooo:rsid="010108df" officeooo:paragraph-rsid="010108df"/>
    </style:style>
    <style:style style:name="P251" style:family="paragraph" style:parent-style-name="Standard">
      <style:text-properties officeooo:rsid="00f2c5d4" officeooo:paragraph-rsid="00f2c5d4"/>
    </style:style>
    <style:style style:name="P252" style:family="paragraph" style:parent-style-name="Standard">
      <style:text-properties style:font-name="Majari" officeooo:rsid="0102938c" officeooo:paragraph-rsid="0102938c"/>
    </style:style>
    <style:style style:name="P253" style:family="paragraph" style:parent-style-name="Standard">
      <style:text-properties officeooo:rsid="011ef5ba" officeooo:paragraph-rsid="011ef5ba"/>
    </style:style>
    <style:style style:name="P254" style:family="paragraph" style:parent-style-name="Text_20_body">
      <style:text-properties officeooo:paragraph-rsid="00b4ccc0"/>
    </style:style>
    <style:style style:name="P255" style:family="paragraph" style:parent-style-name="Text_20_body">
      <style:text-properties officeooo:paragraph-rsid="012e3df7"/>
    </style:style>
    <style:style style:name="P256" style:family="paragraph" style:parent-style-name="Text_20_body">
      <style:text-properties officeooo:rsid="012f5228" officeooo:paragraph-rsid="012f5228"/>
    </style:style>
    <style:style style:name="P257" style:family="paragraph" style:parent-style-name="Text_20_body">
      <style:text-properties fo:font-weight="bold" style:font-weight-asian="bold" style:font-weight-complex="bold"/>
    </style:style>
    <style:style style:name="P258" style:family="paragraph" style:parent-style-name="Standard">
      <style:text-properties fo:font-weight="bold" officeooo:rsid="0164fca4" officeooo:paragraph-rsid="016b71f0" style:font-weight-asian="bold" style:font-weight-complex="bold"/>
    </style:style>
    <style:style style:name="P259" style:family="paragraph" style:parent-style-name="Standard">
      <style:text-properties fo:font-weight="bold" officeooo:rsid="01773d1c" officeooo:paragraph-rsid="01773d1c" style:font-weight-asian="bold" style:font-weight-complex="bold"/>
    </style:style>
    <style:style style:name="P260" style:family="paragraph" style:parent-style-name="Text_20_body">
      <style:text-properties fo:font-weight="bold" officeooo:paragraph-rsid="01773d1c" style:font-weight-asian="bold" style:font-weight-complex="bold"/>
    </style:style>
    <style:style style:name="P261" style:family="paragraph" style:parent-style-name="Text_20_body">
      <style:text-properties fo:font-weight="bold" officeooo:rsid="017e9279" officeooo:paragraph-rsid="017e9279" style:font-weight-asian="bold" style:font-weight-complex="bold"/>
    </style:style>
    <style:style style:name="P262" style:family="paragraph" style:parent-style-name="Text_20_body">
      <style:text-properties fo:font-weight="bold" officeooo:rsid="017e9279" officeooo:paragraph-rsid="01773d1c" style:font-weight-asian="bold" style:font-weight-complex="bold"/>
    </style:style>
    <style:style style:name="P263" style:family="paragraph" style:parent-style-name="Standard">
      <style:text-properties officeooo:rsid="01514559" officeooo:paragraph-rsid="01514559"/>
    </style:style>
    <style:style style:name="P264" style:family="paragraph" style:parent-style-name="Text_20_body">
      <style:text-properties officeooo:rsid="0154b11c" officeooo:paragraph-rsid="013b9548"/>
    </style:style>
    <style:style style:name="P265" style:family="paragraph" style:parent-style-name="Standard">
      <style:text-properties officeooo:paragraph-rsid="015f34fe"/>
    </style:style>
    <style:style style:name="P266" style:family="paragraph" style:parent-style-name="Text_20_body">
      <style:text-properties officeooo:paragraph-rsid="0177d595"/>
    </style:style>
    <style:style style:name="P267" style:family="paragraph" style:parent-style-name="Standard">
      <style:text-properties officeooo:rsid="017e9279" officeooo:paragraph-rsid="017e9279"/>
    </style:style>
    <style:style style:name="P268" style:family="paragraph" style:parent-style-name="Text_20_body">
      <style:text-properties officeooo:rsid="0190a81a" officeooo:paragraph-rsid="0190a81a"/>
    </style:style>
    <style:style style:name="P269" style:family="paragraph" style:parent-style-name="Text_20_body">
      <style:text-properties officeooo:rsid="0190a81a" officeooo:paragraph-rsid="019fbb6b"/>
    </style:style>
    <style:style style:name="P270" style:family="paragraph" style:parent-style-name="Text_20_body">
      <style:text-properties officeooo:paragraph-rsid="01897ecf"/>
    </style:style>
    <style:style style:name="P271" style:family="paragraph" style:parent-style-name="Contents_20_1">
      <style:paragraph-properties>
        <style:tab-stops>
          <style:tab-stop style:position="6.9252in" style:type="right" style:leader-style="dotted" style:leader-text="."/>
        </style:tab-stops>
      </style:paragraph-properties>
    </style:style>
    <style:style style:name="P272" style:family="paragraph" style:parent-style-name="Contents_20_2">
      <style:paragraph-properties>
        <style:tab-stops>
          <style:tab-stop style:position="6.7283in" style:type="right" style:leader-style="dotted" style:leader-text="."/>
        </style:tab-stops>
      </style:paragraph-properties>
    </style:style>
    <style:style style:name="P273" style:family="paragraph" style:parent-style-name="Contents_20_3">
      <style:paragraph-properties>
        <style:tab-stops>
          <style:tab-stop style:position="6.5311in" style:type="right" style:leader-style="dotted" style:leader-text="."/>
        </style:tab-stops>
      </style:paragraph-properties>
    </style:style>
    <style:style style:name="P274" style:family="paragraph" style:parent-style-name="Contents_20_4">
      <style:paragraph-properties>
        <style:tab-stops>
          <style:tab-stop style:position="6.3346in" style:type="right" style:leader-style="dotted" style:leader-text="."/>
        </style:tab-stops>
      </style:paragraph-properties>
    </style:style>
    <style:style style:name="P275" style:family="paragraph" style:parent-style-name="Header">
      <style:text-properties style:font-name="Manjari" officeooo:rsid="01bae502" officeooo:paragraph-rsid="01bae502"/>
    </style:style>
    <style:style style:name="P276" style:family="paragraph" style:parent-style-name="Heading_20_2">
      <style:text-properties officeooo:rsid="00eba964" officeooo:paragraph-rsid="00eba964"/>
    </style:style>
    <style:style style:name="P277" style:family="paragraph" style:parent-style-name="Heading_20_2">
      <style:text-properties officeooo:paragraph-rsid="002d29d6"/>
    </style:style>
    <style:style style:name="P278" style:family="paragraph" style:parent-style-name="Heading_20_2">
      <style:text-properties officeooo:paragraph-rsid="002abb1e"/>
    </style:style>
    <style:style style:name="P279" style:family="paragraph" style:parent-style-name="Heading_20_2">
      <style:text-properties officeooo:rsid="0048622f" officeooo:paragraph-rsid="0048622f"/>
    </style:style>
    <style:style style:name="P280" style:family="paragraph" style:parent-style-name="Heading_20_2">
      <style:text-properties style:font-name="Manjari" officeooo:rsid="005d52ca" officeooo:paragraph-rsid="004a29cb"/>
    </style:style>
    <style:style style:name="P281" style:family="paragraph" style:parent-style-name="Heading_20_2">
      <style:text-properties style:font-name="Manjari" fo:font-size="12pt" officeooo:rsid="004f3aa9" officeooo:paragraph-rsid="004f3aa9" style:font-size-asian="10.5pt" style:font-size-complex="12pt"/>
    </style:style>
    <style:style style:name="P282" style:family="paragraph" style:parent-style-name="Heading_20_2">
      <style:text-properties officeooo:paragraph-rsid="008eed7e"/>
    </style:style>
    <style:style style:name="P283" style:family="paragraph" style:parent-style-name="Heading_20_2">
      <style:text-properties officeooo:paragraph-rsid="00e04ccb"/>
    </style:style>
    <style:style style:name="P284" style:family="paragraph" style:parent-style-name="Heading_20_2">
      <style:text-properties officeooo:rsid="01897ecf" officeooo:paragraph-rsid="01897ecf"/>
    </style:style>
    <style:style style:name="P285" style:family="paragraph" style:parent-style-name="Heading_20_3">
      <style:text-properties officeooo:paragraph-rsid="003ea0de"/>
    </style:style>
    <style:style style:name="P286" style:family="paragraph" style:parent-style-name="Heading_20_3">
      <style:text-properties officeooo:rsid="0078ea5f" officeooo:paragraph-rsid="0078ea5f"/>
    </style:style>
    <style:style style:name="P287" style:family="paragraph" style:parent-style-name="Heading_20_3">
      <style:text-properties fo:font-weight="bold" officeooo:rsid="009a65ad" officeooo:paragraph-rsid="009a65ad" style:font-weight-asian="bold" style:font-weight-complex="bold"/>
    </style:style>
    <style:style style:name="P288" style:family="paragraph" style:parent-style-name="Heading_20_3">
      <style:text-properties fo:font-weight="bold" officeooo:rsid="0082f11f" officeooo:paragraph-rsid="0097cfcc" style:font-weight-asian="bold" style:font-weight-complex="bold"/>
    </style:style>
    <style:style style:name="P289" style:family="paragraph" style:parent-style-name="Heading_20_3">
      <style:text-properties fo:font-weight="bold" officeooo:rsid="0082f11f" officeooo:paragraph-rsid="016e0a8b" style:font-weight-asian="bold" style:font-weight-complex="bold"/>
    </style:style>
    <style:style style:name="P290" style:family="paragraph" style:parent-style-name="Heading_20_3">
      <style:text-properties officeooo:rsid="009ffa79" officeooo:paragraph-rsid="00b4ccc0"/>
    </style:style>
    <style:style style:name="P291" style:family="paragraph" style:parent-style-name="Heading_20_3">
      <style:text-properties officeooo:paragraph-rsid="0097cfcc"/>
    </style:style>
    <style:style style:name="P292" style:family="paragraph" style:parent-style-name="Heading_20_3">
      <style:text-properties officeooo:paragraph-rsid="016e0a8b"/>
    </style:style>
    <style:style style:name="P293" style:family="paragraph" style:parent-style-name="Heading_20_3">
      <style:text-properties officeooo:rsid="0177d595" officeooo:paragraph-rsid="0177d595"/>
    </style:style>
    <style:style style:name="P294" style:family="paragraph" style:parent-style-name="Heading_20_4">
      <style:text-properties fo:font-style="italic" style:font-style-asian="italic" style:font-style-complex="italic"/>
    </style:style>
    <style:style style:name="P295"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96" style:family="paragraph" style:parent-style-name="Heading_20_4">
      <style:text-properties officeooo:paragraph-rsid="00ee1cbb"/>
    </style:style>
    <style:style style:name="P297" style:family="paragraph" style:parent-style-name="Heading_20_4">
      <style:text-properties officeooo:rsid="00f18258" officeooo:paragraph-rsid="00f18258"/>
    </style:style>
    <style:style style:name="P298" style:family="paragraph" style:parent-style-name="Heading_20_4">
      <style:text-properties officeooo:rsid="013b9548" officeooo:paragraph-rsid="013b9548"/>
    </style:style>
    <style:style style:name="P299" style:family="paragraph" style:parent-style-name="Heading_20_4">
      <style:text-properties style:font-name="Liberation Sans" officeooo:rsid="01238ee3" officeooo:paragraph-rsid="01238ee3"/>
    </style:style>
    <style:style style:name="P300" style:family="paragraph" style:parent-style-name="Heading_20_4">
      <style:text-properties officeooo:rsid="016e0a8b" officeooo:paragraph-rsid="016e0a8b"/>
    </style:style>
    <style:style style:name="P301" style:family="paragraph" style:parent-style-name="Heading_20_4">
      <style:text-properties officeooo:rsid="0190a81a" officeooo:paragraph-rsid="0190a81a"/>
    </style:style>
    <style:style style:name="P302" style:family="paragraph" style:parent-style-name="Heading_20_4">
      <style:text-properties officeooo:rsid="019e0c9b" officeooo:paragraph-rsid="019e0c9b"/>
    </style:style>
    <style:style style:name="P303" style:family="paragraph" style:parent-style-name="Standard" style:list-style-name="L1">
      <style:text-properties officeooo:paragraph-rsid="006314aa"/>
    </style:style>
    <style:style style:name="P304" style:family="paragraph" style:parent-style-name="Standard" style:list-style-name="L1">
      <style:text-properties officeooo:rsid="0064b4db" officeooo:paragraph-rsid="0064b4db"/>
    </style:style>
    <style:style style:name="P305" style:family="paragraph" style:parent-style-name="Standard" style:list-style-name="L4">
      <style:text-properties fo:font-weight="bold" officeooo:rsid="01b3cb52" officeooo:paragraph-rsid="01b3cb52" style:font-weight-asian="bold" style:font-weight-complex="bold"/>
    </style:style>
    <style:style style:name="P306" style:family="paragraph" style:parent-style-name="Standard">
      <style:text-properties fo:font-weight="bold" officeooo:rsid="01c7373a" officeooo:paragraph-rsid="01c7373a" style:font-weight-asian="bold" style:font-weight-complex="bold"/>
    </style:style>
    <style:style style:name="P307" style:family="paragraph" style:parent-style-name="Standard">
      <style:text-properties officeooo:paragraph-rsid="01b563cb"/>
    </style:style>
    <style:style style:name="P308" style:family="paragraph" style:parent-style-name="Standard" style:list-style-name="L4">
      <style:text-properties style:font-name="Manjari" fo:font-weight="bold" officeooo:paragraph-rsid="01ab698c" style:font-weight-asian="bold" style:font-weight-complex="bold"/>
    </style:style>
    <style:style style:name="P309" style:family="paragraph" style:parent-style-name="Standard" style:list-style-name="L4">
      <style:text-properties style:font-name="Manjari" fo:font-weight="bold" officeooo:paragraph-rsid="01b563cb" style:font-weight-asian="bold" style:font-weight-complex="bold"/>
    </style:style>
    <style:style style:name="P310" style:family="paragraph" style:parent-style-name="Standard" style:list-style-name="L4">
      <style:text-properties style:font-name="Manjari" fo:font-weight="bold" officeooo:paragraph-rsid="01b20a54" style:font-weight-asian="bold" style:font-weight-complex="bold"/>
    </style:style>
    <style:style style:name="P311" style:family="paragraph" style:parent-style-name="Standard" style:list-style-name="L4">
      <style:text-properties style:font-name="Manjari" fo:font-weight="bold" officeooo:paragraph-rsid="01b3cb52" style:font-weight-asian="bold" style:font-weight-complex="bold"/>
    </style:style>
    <style:style style:name="P312" style:family="paragraph" style:parent-style-name="Standard" style:list-style-name="L4">
      <style:text-properties style:font-name="Manjari" fo:font-weight="bold" officeooo:rsid="01b563cb" officeooo:paragraph-rsid="01b563cb" style:font-weight-asian="bold" style:font-weight-complex="bold"/>
    </style:style>
    <style:style style:name="P313" style:family="paragraph" style:parent-style-name="Standard">
      <style:text-properties style:font-name="Manjari" fo:font-weight="bold" officeooo:rsid="01b563cb" officeooo:paragraph-rsid="01b563cb" style:font-weight-asian="bold" style:font-weight-complex="bold"/>
    </style:style>
    <style:style style:name="P314" style:family="paragraph" style:parent-style-name="Standard">
      <style:text-properties style:font-name="Manjari" fo:font-weight="bold" officeooo:paragraph-rsid="01b3cb52" style:font-weight-asian="bold" style:font-weight-complex="bold"/>
    </style:style>
    <style:style style:name="P315" style:family="paragraph" style:parent-style-name="Standard">
      <style:text-properties style:font-name="Manjari" fo:font-weight="bold" officeooo:rsid="01b7585f" officeooo:paragraph-rsid="01b7585f" style:font-weight-asian="bold" style:font-weight-complex="bold"/>
    </style:style>
    <style:style style:name="P316" style:family="paragraph" style:parent-style-name="Standard">
      <style:text-properties style:font-name="Manjari" fo:font-weight="bold" officeooo:rsid="01bb710c" officeooo:paragraph-rsid="01bb710c" style:font-weight-asian="bold" style:font-weight-complex="bold"/>
    </style:style>
    <style:style style:name="P317" style:family="paragraph" style:parent-style-name="Standard" style:list-style-name="L4">
      <style:text-properties style:font-name="Manjari" fo:font-weight="normal" officeooo:rsid="01b563cb" officeooo:paragraph-rsid="01b563cb" style:font-weight-asian="normal" style:font-weight-complex="normal"/>
    </style:style>
    <style:style style:name="P318" style:family="paragraph" style:parent-style-name="Standard">
      <style:text-properties style:font-name="Manjari" fo:font-weight="normal" officeooo:rsid="01b563cb" officeooo:paragraph-rsid="01b563cb" style:font-weight-asian="normal" style:font-weight-complex="normal"/>
    </style:style>
    <style:style style:name="P319" style:family="paragraph" style:parent-style-name="Standard" style:list-style-name="L4">
      <style:text-properties style:font-name="Manjari" fo:font-weight="normal" officeooo:rsid="01b3cb52" officeooo:paragraph-rsid="01b3cb52" style:font-weight-asian="normal" style:font-weight-complex="normal"/>
    </style:style>
    <style:style style:name="P320" style:family="paragraph" style:parent-style-name="Standard">
      <style:text-properties style:font-name="Manjari" fo:font-weight="normal" officeooo:rsid="01b3cb52" officeooo:paragraph-rsid="01b3cb52" style:font-weight-asian="normal" style:font-weight-complex="normal"/>
    </style:style>
    <style:style style:name="P321" style:family="paragraph" style:parent-style-name="Standard">
      <style:text-properties style:font-name="Manjari" fo:font-weight="normal" officeooo:rsid="01bae502" officeooo:paragraph-rsid="01bae502" style:font-weight-asian="normal" style:font-weight-complex="normal"/>
    </style:style>
    <style:style style:name="P322" style:family="paragraph" style:parent-style-name="Standard">
      <style:text-properties style:font-name="Manjari" officeooo:paragraph-rsid="01b563cb"/>
    </style:style>
    <style:style style:name="P323" style:family="paragraph" style:parent-style-name="Standard">
      <style:text-properties style:font-name="Manjari" officeooo:rsid="01c400d2" officeooo:paragraph-rsid="01c400d2"/>
    </style:style>
    <style:style style:name="P324" style:family="paragraph" style:parent-style-name="Standard">
      <style:text-properties style:font-name="Manjari" officeooo:rsid="01c5e683" officeooo:paragraph-rsid="01c5e683"/>
    </style:style>
    <style:style style:name="P325" style:family="paragraph" style:parent-style-name="Standard">
      <style:text-properties style:font-name="Manjari" fo:font-style="normal" fo:font-weight="bold" officeooo:rsid="01c2bd86" officeooo:paragraph-rsid="01c2bd86" style:font-style-asian="normal" style:font-weight-asian="bold" style:font-style-complex="normal" style:font-weight-complex="bold"/>
    </style:style>
    <style:style style:name="P326" style:family="paragraph" style:parent-style-name="Standard">
      <style:text-properties style:font-name="Manjari" fo:font-style="normal" fo:font-weight="normal" officeooo:rsid="01bae502" officeooo:paragraph-rsid="01b7585f" style:font-style-asian="normal" style:font-weight-asian="normal" style:font-style-complex="normal" style:font-weight-complex="normal"/>
    </style:style>
    <style:style style:name="P327" style:family="paragraph" style:parent-style-name="Standard">
      <style:text-properties style:font-name="Manjari" fo:font-style="normal" fo:font-weight="normal" officeooo:rsid="01bb710c" officeooo:paragraph-rsid="01bb710c" style:font-style-asian="normal" style:font-weight-asian="normal" style:font-style-complex="normal" style:font-weight-complex="normal"/>
    </style:style>
    <style:style style:name="P328" style:family="paragraph" style:parent-style-name="Standard">
      <style:text-properties style:font-name="Manjari" fo:font-style="normal" officeooo:rsid="01bb710c" officeooo:paragraph-rsid="01bd3e4e" style:font-style-asian="normal" style:font-style-complex="normal"/>
    </style:style>
    <style:style style:name="P329" style:family="paragraph" style:parent-style-name="Standard">
      <style:text-properties style:font-name="Manjari" fo:font-style="normal" officeooo:rsid="01bdacf4" officeooo:paragraph-rsid="01bdacf4" style:font-style-asian="normal" style:font-style-complex="normal"/>
    </style:style>
    <style:style style:name="P330" style:family="paragraph" style:parent-style-name="Standard">
      <style:text-properties style:font-name="Manjari" fo:font-style="normal" officeooo:rsid="01c2bd86" officeooo:paragraph-rsid="01c2bd86" style:font-style-asian="normal" style:font-style-complex="normal"/>
    </style:style>
    <style:style style:name="P331" style:family="paragraph" style:parent-style-name="Standard">
      <style:text-properties fo:color="#530260" loext:opacity="100%" style:font-name="Manjari" fo:font-weight="bold" officeooo:rsid="01bb710c" officeooo:paragraph-rsid="01bb710c" style:font-weight-asian="bold" style:font-weight-complex="bold"/>
    </style:style>
    <style:style style:name="P332" style:family="paragraph" style:parent-style-name="Standard">
      <style:text-properties officeooo:rsid="01c5e683" officeooo:paragraph-rsid="01c5e683"/>
    </style:style>
    <style:style style:name="P333" style:family="paragraph" style:parent-style-name="Text_20_body" style:list-style-name="L2">
      <style:text-properties officeooo:rsid="00cbce52" officeooo:paragraph-rsid="00ce06e4"/>
    </style:style>
    <style:style style:name="P334"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335" style:family="paragraph" style:parent-style-name="Text_20_body" style:list-style-name="L2">
      <style:text-properties officeooo:rsid="00cf0689" officeooo:paragraph-rsid="00cf0689"/>
    </style:style>
    <style:style style:name="P336"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337" style:family="paragraph" style:parent-style-name="Text_20_body" style:list-style-name="L3">
      <style:text-properties style:font-name="Manjari" officeooo:rsid="01922cb3" officeooo:paragraph-rsid="01922cb3"/>
    </style:style>
    <style:style style:name="P338" style:family="paragraph" style:parent-style-name="Text_20_body" style:list-style-name="L3">
      <style:text-properties style:font-name="Manjari" officeooo:rsid="0194c19c" officeooo:paragraph-rsid="0194c19c"/>
    </style:style>
    <style:style style:name="P339" style:family="paragraph" style:parent-style-name="Text_20_body" style:list-style-name="L3">
      <style:text-properties style:font-name="Manjari" officeooo:rsid="0195aa4a" officeooo:paragraph-rsid="0195aa4a"/>
    </style:style>
    <style:style style:name="P340" style:family="paragraph" style:parent-style-name="Text_20_body">
      <style:text-properties style:font-name="Manjari" fo:font-style="normal" officeooo:rsid="01a437f1" officeooo:paragraph-rsid="01a437f1" style:font-style-asian="normal" style:font-style-complex="normal"/>
    </style:style>
    <style:style style:name="P341" style:family="paragraph" style:parent-style-name="Text_20_body">
      <style:text-properties fo:color="#8e03a3" loext:opacity="100%" style:font-name="Manjari" fo:font-style="normal" fo:font-weight="bold" officeooo:rsid="01a66d36" officeooo:paragraph-rsid="01a66d36" style:font-style-asian="normal" style:font-weight-asian="bold" style:font-style-complex="normal" style:font-weight-complex="bold"/>
    </style:style>
    <style:style style:name="P342" style:family="paragraph" style:parent-style-name="Text_20_body">
      <style:text-properties fo:font-style="italic" fo:font-weight="bold" officeooo:rsid="018720c5" officeooo:paragraph-rsid="018720c5" style:font-style-asian="italic" style:font-weight-asian="bold" style:font-style-complex="italic" style:font-weight-complex="bold"/>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officeooo:rsid="01b1b0c2" style:font-style-asian="normal" style:font-style-complex="normal"/>
    </style:style>
    <style:style style:name="T24" style:family="text">
      <style:text-properties style:font-name="Manjari" fo:font-style="normal" fo:font-weight="bold" style:font-style-asian="normal" style:font-weight-asian="bold" style:font-style-complex="normal" style:font-weight-complex="bold"/>
    </style:style>
    <style:style style:name="T25" style:family="text">
      <style:text-properties style:font-name="Manjari" fo:font-style="normal" fo:font-weight="bold" officeooo:rsid="00d6eae6" style:font-style-asian="normal" style:font-weight-asian="bold" style:font-style-complex="normal" style:font-weight-complex="bold"/>
    </style:style>
    <style:style style:name="T26" style:family="text">
      <style:text-properties style:font-name="Manjari" fo:font-style="normal" fo:font-weight="bold" officeooo:rsid="00dba95e" style:font-style-asian="normal" style:font-weight-asian="bold" style:font-style-complex="normal" style:font-weight-complex="bold"/>
    </style:style>
    <style:style style:name="T27" style:family="text">
      <style:text-properties style:font-name="Manjari" fo:font-style="normal" fo:font-weight="bold" officeooo:rsid="00dcf718" style:font-style-asian="normal" style:font-weight-asian="bold" style:font-style-complex="normal" style:font-weight-complex="bold"/>
    </style:style>
    <style:style style:name="T28" style:family="text">
      <style:text-properties style:font-name="Manjari" fo:font-style="normal" fo:font-weight="bold" officeooo:rsid="015f34fe" style:font-style-asian="normal" style:font-weight-asian="bold" style:font-style-complex="normal" style:font-weight-complex="bold"/>
    </style:style>
    <style:style style:name="T29" style:family="text">
      <style:text-properties style:font-name="Manjari" fo:font-style="normal" fo:font-weight="normal" style:font-style-asian="normal" style:font-weight-asian="normal" style:font-style-complex="normal" style:font-weight-complex="normal"/>
    </style:style>
    <style:style style:name="T30" style:family="text">
      <style:text-properties style:font-name="Manjari" fo:font-style="normal" fo:font-weight="normal" officeooo:rsid="00dba95e" style:font-style-asian="normal" style:font-weight-asian="normal" style:font-style-complex="normal" style:font-weight-complex="normal"/>
    </style:style>
    <style:style style:name="T31" style:family="text">
      <style:text-properties style:font-name="Manjari" fo:font-style="normal" fo:font-weight="normal" officeooo:rsid="015f34fe" style:font-style-asian="normal" style:font-weight-asian="normal" style:font-style-complex="normal" style:font-weight-complex="normal"/>
    </style:style>
    <style:style style:name="T32" style:family="text">
      <style:text-properties style:font-name="Manjari" fo:font-style="italic" style:font-style-asian="italic" style:font-style-complex="italic"/>
    </style:style>
    <style:style style:name="T33" style:family="text">
      <style:text-properties style:font-name="Manjari" fo:font-style="italic" officeooo:rsid="0023ba39" style:font-style-asian="italic" style:font-style-complex="italic"/>
    </style:style>
    <style:style style:name="T34" style:family="text">
      <style:text-properties style:font-name="Manjari" fo:font-style="italic" officeooo:rsid="00d55f88" style:font-style-asian="italic" style:font-style-complex="italic"/>
    </style:style>
    <style:style style:name="T35" style:family="text">
      <style:text-properties style:font-name="Manjari" fo:font-style="italic" officeooo:rsid="00d6eae6" style:font-style-asian="italic" style:font-style-complex="italic"/>
    </style:style>
    <style:style style:name="T36" style:family="text">
      <style:text-properties style:font-name="Manjari" fo:font-style="italic" officeooo:rsid="00da667b" style:font-style-asian="italic" style:font-style-complex="italic"/>
    </style:style>
    <style:style style:name="T37" style:family="text">
      <style:text-properties style:font-name="Manjari" fo:font-style="italic" officeooo:rsid="00dba95e" style:font-style-asian="italic" style:font-style-complex="italic"/>
    </style:style>
    <style:style style:name="T38" style:family="text">
      <style:text-properties style:font-name="Manjari" fo:font-style="italic" officeooo:rsid="00e3ebb1" style:font-style-asian="italic" style:font-style-complex="italic"/>
    </style:style>
    <style:style style:name="T39" style:family="text">
      <style:text-properties style:font-name="Manjari" fo:font-style="italic" officeooo:rsid="00e58517" style:font-style-asian="italic" style:font-style-complex="italic"/>
    </style:style>
    <style:style style:name="T40" style:family="text">
      <style:text-properties style:font-name="Manjari" fo:font-style="italic" style:text-underline-style="none" style:font-style-asian="italic" style:font-style-complex="italic"/>
    </style:style>
    <style:style style:name="T41" style:family="text">
      <style:text-properties style:font-name="Manjari" fo:font-style="italic" fo:font-weight="normal" style:font-style-asian="italic" style:font-weight-asian="normal" style:font-style-complex="italic" style:font-weight-complex="normal"/>
    </style:style>
    <style:style style:name="T42" style:family="text">
      <style:text-properties style:font-name="Manjari" fo:font-style="italic" fo:font-weight="normal" officeooo:rsid="015f34fe" style:font-style-asian="italic" style:font-weight-asian="normal" style:font-style-complex="italic" style:font-weight-complex="normal"/>
    </style:style>
    <style:style style:name="T43" style:family="text">
      <style:text-properties style:font-name="Manjari" fo:font-size="12pt" fo:font-style="normal" officeooo:rsid="0028da44" style:font-size-asian="10.5pt" style:font-style-asian="normal" style:font-size-complex="12pt" style:font-style-complex="normal"/>
    </style:style>
    <style:style style:name="T44" style:family="text">
      <style:text-properties style:font-name="Manjari" fo:font-size="12pt" fo:font-style="normal" officeooo:rsid="002abb1e" style:font-size-asian="10.5pt" style:font-style-asian="normal" style:font-size-complex="12pt" style:font-style-complex="normal"/>
    </style:style>
    <style:style style:name="T45"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7"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1"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2" style:family="text">
      <style:text-properties style:font-name="Manjari" fo:font-size="12pt" fo:font-weight="normal" style:font-size-asian="10.5pt" style:font-weight-asian="normal" style:font-size-complex="12pt" style:font-weight-complex="normal"/>
    </style:style>
    <style:style style:name="T53" style:family="text">
      <style:text-properties style:font-name="Manjari" fo:font-size="12pt" fo:font-weight="normal" officeooo:rsid="00c73d7e" style:font-size-asian="10.5pt" style:font-weight-asian="normal" style:font-size-complex="12pt" style:font-weight-complex="normal"/>
    </style:style>
    <style:style style:name="T54" style:family="text">
      <style:text-properties style:font-name="Manjari" fo:font-size="12pt" fo:font-weight="normal" officeooo:rsid="00cbce52" style:font-size-asian="10.5pt" style:font-weight-asian="normal" style:font-size-complex="12pt" style:font-weight-complex="normal"/>
    </style:style>
    <style:style style:name="T55" style:family="text">
      <style:text-properties style:font-name="Manjari" fo:font-size="12pt" fo:font-weight="normal" officeooo:rsid="00cd96e8" style:font-size-asian="10.5pt" style:font-weight-asian="normal" style:font-size-complex="12pt" style:font-weight-complex="normal"/>
    </style:style>
    <style:style style:name="T56"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7"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59"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5" style:family="text">
      <style:text-properties style:font-name="Manjari" fo:font-size="12pt" fo:font-style="italic" style:font-size-asian="10.5pt" style:font-style-asian="italic" style:font-size-complex="12pt" style:font-style-complex="italic"/>
    </style:style>
    <style:style style:name="T66" style:family="text">
      <style:text-properties style:font-name="Manjari" fo:font-size="12pt" style:font-size-asian="10.5pt" style:font-size-complex="12pt"/>
    </style:style>
    <style:style style:name="T67" style:family="text">
      <style:text-properties style:font-name="Manjari" officeooo:rsid="00e3ebb1"/>
    </style:style>
    <style:style style:name="T68" style:family="text">
      <style:text-properties style:font-name="Manjari" officeooo:rsid="00d3708d"/>
    </style:style>
    <style:style style:name="T69" style:family="text">
      <style:text-properties style:font-name="Manjari" officeooo:rsid="0114e8b2"/>
    </style:style>
    <style:style style:name="T70" style:family="text">
      <style:text-properties style:font-name="Manjari" officeooo:rsid="0116fb00"/>
    </style:style>
    <style:style style:name="T71" style:family="text">
      <style:text-properties style:font-name="Manjari" officeooo:rsid="011cb2e9"/>
    </style:style>
    <style:style style:name="T72" style:family="text">
      <style:text-properties style:font-name="Manjari" officeooo:rsid="011e2736"/>
    </style:style>
    <style:style style:name="T73" style:family="text">
      <style:text-properties style:font-name="Manjari" fo:font-weight="bold" style:font-weight-asian="bold" style:font-weight-complex="bold"/>
    </style:style>
    <style:style style:name="T74" style:family="text">
      <style:text-properties style:font-name="Manjari" fo:font-weight="bold" officeooo:rsid="011cb2e9" style:font-weight-asian="bold" style:font-weight-complex="bold"/>
    </style:style>
    <style:style style:name="T75" style:family="text">
      <style:text-properties style:font-name="Manjari" officeooo:rsid="01238bbc"/>
    </style:style>
    <style:style style:name="T76" style:family="text">
      <style:text-properties style:font-name="Manjari" officeooo:rsid="01238ee3"/>
    </style:style>
    <style:style style:name="T77" style:family="text">
      <style:text-properties style:font-name="Manjari" officeooo:rsid="012625ca"/>
    </style:style>
    <style:style style:name="T78" style:family="text">
      <style:text-properties style:font-name="Manjari" officeooo:rsid="012b3098"/>
    </style:style>
    <style:style style:name="T79" style:family="text">
      <style:text-properties style:font-name="Manjari" officeooo:rsid="012f5228"/>
    </style:style>
    <style:style style:name="T80" style:family="text">
      <style:text-properties style:font-name="Manjari" officeooo:rsid="012e3df7"/>
    </style:style>
    <style:style style:name="T81" style:family="text">
      <style:text-properties style:font-name="Manjari" officeooo:rsid="014e9630"/>
    </style:style>
    <style:style style:name="T82" style:family="text">
      <style:text-properties style:font-name="Manjari" fo:font-weight="normal" style:font-weight-asian="normal" style:font-weight-complex="normal"/>
    </style:style>
    <style:style style:name="T83" style:family="text">
      <style:text-properties style:font-name="Manjari" officeooo:rsid="01759c0d"/>
    </style:style>
    <style:style style:name="T84" style:family="text">
      <style:text-properties style:font-name="Manjari" officeooo:rsid="01764371"/>
    </style:style>
    <style:style style:name="T85" style:family="text">
      <style:text-properties style:font-name="Manjari" officeooo:rsid="01773d1c"/>
    </style:style>
    <style:style style:name="T86" style:family="text">
      <style:text-properties style:font-name="Manjari" officeooo:rsid="0185162a"/>
    </style:style>
    <style:style style:name="T87" style:family="text">
      <style:text-properties fo:font-style="italic" style:font-style-asian="italic" style:font-style-complex="italic"/>
    </style:style>
    <style:style style:name="T88" style:family="text">
      <style:text-properties fo:font-style="italic" officeooo:rsid="001ae6cd" style:font-style-asian="italic" style:font-style-complex="italic"/>
    </style:style>
    <style:style style:name="T89" style:family="text">
      <style:text-properties fo:font-style="italic" officeooo:rsid="001be307" style:font-style-asian="italic" style:font-style-complex="italic"/>
    </style:style>
    <style:style style:name="T90" style:family="text">
      <style:text-properties fo:font-style="italic" officeooo:rsid="00288d65" style:font-style-asian="italic" style:font-style-complex="italic"/>
    </style:style>
    <style:style style:name="T91" style:family="text">
      <style:text-properties fo:font-style="italic" officeooo:rsid="002abb1e" style:font-style-asian="italic" style:font-style-complex="italic"/>
    </style:style>
    <style:style style:name="T92" style:family="text">
      <style:text-properties fo:font-style="italic" officeooo:rsid="00362c75" style:font-style-asian="italic" style:font-style-complex="italic"/>
    </style:style>
    <style:style style:name="T93" style:family="text">
      <style:text-properties fo:font-style="italic" officeooo:rsid="00716470" style:font-style-asian="italic" style:font-style-complex="italic"/>
    </style:style>
    <style:style style:name="T94" style:family="text">
      <style:text-properties fo:font-style="italic" officeooo:rsid="0082f11f" style:font-style-asian="italic" style:font-style-complex="italic"/>
    </style:style>
    <style:style style:name="T95" style:family="text">
      <style:text-properties fo:font-style="italic" officeooo:rsid="0084987b" style:font-style-asian="italic" style:font-style-complex="italic"/>
    </style:style>
    <style:style style:name="T96" style:family="text">
      <style:text-properties fo:font-style="italic" officeooo:rsid="00bca41d" style:font-style-asian="italic" style:font-style-complex="italic"/>
    </style:style>
    <style:style style:name="T97" style:family="text">
      <style:text-properties fo:font-style="italic" officeooo:rsid="00c5cd34" style:font-style-asian="italic" style:font-style-complex="italic"/>
    </style:style>
    <style:style style:name="T98" style:family="text">
      <style:text-properties fo:font-style="italic" officeooo:rsid="00e04ccb" style:font-style-asian="italic" style:font-style-complex="italic"/>
    </style:style>
    <style:style style:name="T99" style:family="text">
      <style:text-properties fo:font-style="italic" officeooo:rsid="00e3ebb1" style:font-style-asian="italic" style:font-style-complex="italic"/>
    </style:style>
    <style:style style:name="T100" style:family="text">
      <style:text-properties fo:font-style="italic" officeooo:rsid="00e9a515" style:font-style-asian="italic" style:font-style-complex="italic"/>
    </style:style>
    <style:style style:name="T101" style:family="text">
      <style:text-properties fo:font-style="italic" officeooo:rsid="00ea9bf7" style:font-style-asian="italic" style:font-style-complex="italic"/>
    </style:style>
    <style:style style:name="T102" style:family="text">
      <style:text-properties fo:font-style="italic" officeooo:rsid="00ef933d" style:font-style-asian="italic" style:font-style-complex="italic"/>
    </style:style>
    <style:style style:name="T103" style:family="text">
      <style:text-properties fo:font-style="italic" officeooo:rsid="00f2c5d4" style:font-style-asian="italic" style:font-style-complex="italic"/>
    </style:style>
    <style:style style:name="T104" style:family="text">
      <style:text-properties fo:font-style="italic" officeooo:rsid="0104232c" style:font-style-asian="italic" style:font-style-complex="italic"/>
    </style:style>
    <style:style style:name="T105" style:family="text">
      <style:text-properties fo:font-style="italic" officeooo:rsid="0102938c" style:font-style-asian="italic" style:font-style-complex="italic"/>
    </style:style>
    <style:style style:name="T106" style:family="text">
      <style:text-properties fo:font-style="italic" officeooo:rsid="0106113c" style:font-style-asian="italic" style:font-style-complex="italic"/>
    </style:style>
    <style:style style:name="T107" style:family="text">
      <style:text-properties fo:font-style="italic" officeooo:rsid="010afa84" style:font-style-asian="italic" style:font-style-complex="italic"/>
    </style:style>
    <style:style style:name="T108" style:family="text">
      <style:text-properties fo:font-style="italic" officeooo:rsid="01136fae" style:font-style-asian="italic" style:font-style-complex="italic"/>
    </style:style>
    <style:style style:name="T109" style:family="text">
      <style:text-properties fo:font-style="italic" officeooo:rsid="011f7ad6" style:font-style-asian="italic" style:font-style-complex="italic"/>
    </style:style>
    <style:style style:name="T110" style:family="text">
      <style:text-properties fo:font-style="italic" officeooo:rsid="012fa748" style:font-style-asian="italic" style:font-style-complex="italic"/>
    </style:style>
    <style:style style:name="T111" style:family="text">
      <style:text-properties fo:font-style="italic" officeooo:rsid="013c486b" style:font-style-asian="italic" style:font-style-complex="italic"/>
    </style:style>
    <style:style style:name="T112" style:family="text">
      <style:text-properties fo:font-style="italic" officeooo:rsid="013d60ee" style:font-style-asian="italic" style:font-style-complex="italic"/>
    </style:style>
    <style:style style:name="T113" style:family="text">
      <style:text-properties fo:font-style="italic" officeooo:rsid="013ef256" style:font-style-asian="italic" style:font-style-complex="italic"/>
    </style:style>
    <style:style style:name="T114" style:family="text">
      <style:text-properties fo:font-style="italic" officeooo:rsid="014d926f" style:font-style-asian="italic" style:font-style-complex="italic"/>
    </style:style>
    <style:style style:name="T115" style:family="text">
      <style:text-properties fo:font-style="italic" officeooo:rsid="01514559" style:font-style-asian="italic" style:font-style-complex="italic"/>
    </style:style>
    <style:style style:name="T116" style:family="text">
      <style:text-properties fo:font-style="italic" officeooo:rsid="0154b11c" style:font-style-asian="italic" style:font-style-complex="italic"/>
    </style:style>
    <style:style style:name="T117" style:family="text">
      <style:text-properties fo:font-style="italic" officeooo:rsid="016e0a8b" style:font-style-asian="italic" style:font-style-complex="italic"/>
    </style:style>
    <style:style style:name="T118" style:family="text">
      <style:text-properties fo:font-style="italic" officeooo:rsid="017a268e" style:font-style-asian="italic" style:font-style-complex="italic"/>
    </style:style>
    <style:style style:name="T119" style:family="text">
      <style:text-properties fo:font-style="italic" officeooo:rsid="0185162a" style:font-style-asian="italic" style:font-style-complex="italic"/>
    </style:style>
    <style:style style:name="T120" style:family="text">
      <style:text-properties fo:font-style="italic" officeooo:rsid="019bc92e"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82f11f" style:font-style-asian="italic" style:font-weight-asian="bold" style:font-style-complex="italic" style:font-weight-complex="bold"/>
    </style:style>
    <style:style style:name="T123" style:family="text">
      <style:text-properties fo:font-style="italic" fo:font-weight="bold" officeooo:rsid="00bac3de" style:font-style-asian="italic" style:font-weight-asian="bold" style:font-style-complex="italic" style:font-weight-complex="bold"/>
    </style:style>
    <style:style style:name="T124" style:family="text">
      <style:text-properties fo:font-style="italic" fo:font-weight="bold" officeooo:rsid="00c0d94e" style:font-style-asian="italic" style:font-weight-asian="bold" style:font-style-complex="italic" style:font-weight-complex="bold"/>
    </style:style>
    <style:style style:name="T125" style:family="text">
      <style:text-properties fo:font-style="italic" fo:font-weight="bold" officeooo:rsid="00e58517" style:font-style-asian="italic" style:font-weight-asian="bold" style:font-style-complex="italic" style:font-weight-complex="bold"/>
    </style:style>
    <style:style style:name="T126" style:family="text">
      <style:text-properties fo:font-style="italic" fo:font-weight="bold" officeooo:rsid="0154b11c" style:font-style-asian="italic" style:font-weight-asian="bold" style:font-style-complex="italic" style:font-weight-complex="bold"/>
    </style:style>
    <style:style style:name="T127" style:family="text">
      <style:text-properties fo:font-style="italic" fo:font-weight="bold" officeooo:rsid="018ad665" style:font-style-asian="italic" style:font-weight-asian="bold" style:font-style-complex="italic" style:font-weight-complex="bold"/>
    </style:style>
    <style:style style:name="T128" style:family="text">
      <style:text-properties fo:font-style="italic" fo:font-weight="bold" officeooo:rsid="018e2ec4" style:font-style-asian="italic" style:font-weight-asian="bold" style:font-style-complex="italic" style:font-weight-complex="bold"/>
    </style:style>
    <style:style style:name="T129" style:family="text">
      <style:text-properties fo:font-style="italic" fo:font-weight="bold" officeooo:rsid="0192c88a" style:font-style-asian="italic" style:font-weight-asian="bold" style:font-style-complex="italic" style:font-weight-complex="bold"/>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00ef933d" style:font-style-asian="italic" style:font-weight-asian="normal" style:font-style-complex="italic" style:font-weight-complex="normal"/>
    </style:style>
    <style:style style:name="T132" style:family="text">
      <style:text-properties fo:font-style="italic" fo:font-weight="normal" officeooo:rsid="01661921" style:font-style-asian="italic" style:font-weight-asian="normal" style:font-style-complex="italic" style:font-weight-complex="normal"/>
    </style:style>
    <style:style style:name="T133" style:family="text">
      <style:text-properties fo:font-style="italic" fo:font-weight="normal" officeooo:rsid="016dca93" style:font-style-asian="italic" style:font-weight-asian="normal" style:font-style-complex="italic" style:font-weight-complex="normal"/>
    </style:style>
    <style:style style:name="T134" style:family="text">
      <style:text-properties fo:font-style="italic" fo:font-weight="normal" officeooo:rsid="018e2ec4" style:font-style-asian="italic" style:font-weight-asian="normal" style:font-style-complex="italic" style:font-weight-complex="normal"/>
    </style:style>
    <style:style style:name="T135" style:family="text">
      <style:text-properties officeooo:rsid="001ae6cd"/>
    </style:style>
    <style:style style:name="T136" style:family="text">
      <style:text-properties fo:font-style="normal" style:font-style-asian="normal" style:font-style-complex="normal"/>
    </style:style>
    <style:style style:name="T137" style:family="text">
      <style:text-properties fo:font-style="normal" officeooo:rsid="001ae6cd" style:font-style-asian="normal" style:font-style-complex="normal"/>
    </style:style>
    <style:style style:name="T138" style:family="text">
      <style:text-properties fo:font-style="normal" officeooo:rsid="001be307" style:font-style-asian="normal" style:font-style-complex="normal"/>
    </style:style>
    <style:style style:name="T139" style:family="text">
      <style:text-properties fo:font-style="normal" officeooo:rsid="001d7ec6" style:font-style-asian="normal" style:font-style-complex="normal"/>
    </style:style>
    <style:style style:name="T140" style:family="text">
      <style:text-properties fo:font-style="normal" officeooo:rsid="001f0ae6" style:font-style-asian="normal" style:font-style-complex="normal"/>
    </style:style>
    <style:style style:name="T141" style:family="text">
      <style:text-properties fo:font-style="normal" officeooo:rsid="00288d65" style:font-style-asian="normal" style:font-style-complex="normal"/>
    </style:style>
    <style:style style:name="T142" style:family="text">
      <style:text-properties fo:font-style="normal" officeooo:rsid="002abb1e" style:font-style-asian="normal" style:font-style-complex="normal"/>
    </style:style>
    <style:style style:name="T143" style:family="text">
      <style:text-properties fo:font-style="normal" officeooo:rsid="002d29d6" style:font-style-asian="normal" style:font-style-complex="normal"/>
    </style:style>
    <style:style style:name="T144" style:family="text">
      <style:text-properties fo:font-style="normal" officeooo:rsid="00343d83" style:font-style-asian="normal" style:font-style-complex="normal"/>
    </style:style>
    <style:style style:name="T145" style:family="text">
      <style:text-properties fo:font-style="normal" officeooo:rsid="00362c75" style:font-style-asian="normal" style:font-style-complex="normal"/>
    </style:style>
    <style:style style:name="T146" style:family="text">
      <style:text-properties fo:font-style="normal" officeooo:rsid="0038265f" style:font-style-asian="normal" style:font-style-complex="normal"/>
    </style:style>
    <style:style style:name="T147" style:family="text">
      <style:text-properties fo:font-style="normal" officeooo:rsid="003b1c3b" style:font-style-asian="normal" style:font-style-complex="normal"/>
    </style:style>
    <style:style style:name="T148" style:family="text">
      <style:text-properties fo:font-style="normal" officeooo:rsid="003b8d1a" style:font-style-asian="normal" style:font-style-complex="normal"/>
    </style:style>
    <style:style style:name="T149" style:family="text">
      <style:text-properties fo:font-style="normal" officeooo:rsid="00427ba8" style:font-style-asian="normal" style:font-style-complex="normal"/>
    </style:style>
    <style:style style:name="T150" style:family="text">
      <style:text-properties fo:font-style="normal" officeooo:rsid="00447075" style:font-style-asian="normal" style:font-style-complex="normal"/>
    </style:style>
    <style:style style:name="T151" style:family="text">
      <style:text-properties fo:font-style="normal" officeooo:rsid="0045e204" style:font-style-asian="normal" style:font-style-complex="normal"/>
    </style:style>
    <style:style style:name="T152" style:family="text">
      <style:text-properties fo:font-style="normal" officeooo:rsid="0046e7f7" style:font-style-asian="normal" style:font-style-complex="normal"/>
    </style:style>
    <style:style style:name="T153" style:family="text">
      <style:text-properties fo:font-style="normal" officeooo:rsid="0048a4b5" style:font-style-asian="normal" style:font-style-complex="normal"/>
    </style:style>
    <style:style style:name="T154" style:family="text">
      <style:text-properties fo:font-style="normal" officeooo:rsid="004a29cb" style:font-style-asian="normal" style:font-style-complex="normal"/>
    </style:style>
    <style:style style:name="T155" style:family="text">
      <style:text-properties fo:font-style="normal" officeooo:rsid="00576599" style:font-style-asian="normal" style:font-style-complex="normal"/>
    </style:style>
    <style:style style:name="T156" style:family="text">
      <style:text-properties fo:font-style="normal" officeooo:rsid="00612a50" style:font-style-asian="normal" style:font-style-complex="normal"/>
    </style:style>
    <style:style style:name="T157" style:family="text">
      <style:text-properties fo:font-style="normal" officeooo:rsid="006314aa" style:font-style-asian="normal" style:font-style-complex="normal"/>
    </style:style>
    <style:style style:name="T158" style:family="text">
      <style:text-properties fo:font-style="normal" officeooo:rsid="007e32ef" style:font-style-asian="normal" style:font-style-complex="normal"/>
    </style:style>
    <style:style style:name="T159" style:family="text">
      <style:text-properties fo:font-style="normal" officeooo:rsid="007f8b14" style:font-style-asian="normal" style:font-style-complex="normal"/>
    </style:style>
    <style:style style:name="T160" style:family="text">
      <style:text-properties fo:font-style="normal" officeooo:rsid="0082f11f" style:font-style-asian="normal" style:font-style-complex="normal"/>
    </style:style>
    <style:style style:name="T161" style:family="text">
      <style:text-properties fo:font-style="normal" officeooo:rsid="0084987b" style:font-style-asian="normal" style:font-style-complex="normal"/>
    </style:style>
    <style:style style:name="T162" style:family="text">
      <style:text-properties fo:font-style="normal" officeooo:rsid="0088e8f0" style:font-style-asian="normal" style:font-style-complex="normal"/>
    </style:style>
    <style:style style:name="T163" style:family="text">
      <style:text-properties fo:font-style="normal" officeooo:rsid="008a7bdd" style:font-style-asian="normal" style:font-style-complex="normal"/>
    </style:style>
    <style:style style:name="T164" style:family="text">
      <style:text-properties fo:font-style="normal" officeooo:rsid="00baaae6" style:font-style-asian="normal" style:font-style-complex="normal"/>
    </style:style>
    <style:style style:name="T165" style:family="text">
      <style:text-properties fo:font-style="normal" officeooo:rsid="00bac3de" style:font-style-asian="normal" style:font-style-complex="normal"/>
    </style:style>
    <style:style style:name="T166" style:family="text">
      <style:text-properties fo:font-style="normal" officeooo:rsid="00bb9072" style:font-style-asian="normal" style:font-style-complex="normal"/>
    </style:style>
    <style:style style:name="T167" style:family="text">
      <style:text-properties fo:font-style="normal" officeooo:rsid="00bc59ab" style:font-style-asian="normal" style:font-style-complex="normal"/>
    </style:style>
    <style:style style:name="T168" style:family="text">
      <style:text-properties fo:font-style="normal" officeooo:rsid="00bca41d" style:font-style-asian="normal" style:font-style-complex="normal"/>
    </style:style>
    <style:style style:name="T169" style:family="text">
      <style:text-properties fo:font-style="normal" officeooo:rsid="00c3a7ef" style:font-style-asian="normal" style:font-style-complex="normal"/>
    </style:style>
    <style:style style:name="T170" style:family="text">
      <style:text-properties fo:font-style="normal" officeooo:rsid="00c5cd34" style:font-style-asian="normal" style:font-style-complex="normal"/>
    </style:style>
    <style:style style:name="T171" style:family="text">
      <style:text-properties fo:font-style="normal" officeooo:rsid="00c6377b" style:font-style-asian="normal" style:font-style-complex="normal"/>
    </style:style>
    <style:style style:name="T172" style:family="text">
      <style:text-properties fo:font-style="normal" officeooo:rsid="00e3ebb1" style:font-style-asian="normal" style:font-style-complex="normal"/>
    </style:style>
    <style:style style:name="T173" style:family="text">
      <style:text-properties fo:font-style="normal" officeooo:rsid="00e9a515" style:font-style-asian="normal" style:font-style-complex="normal"/>
    </style:style>
    <style:style style:name="T174" style:family="text">
      <style:text-properties fo:font-style="normal" officeooo:rsid="00eba964" style:font-style-asian="normal" style:font-style-complex="normal"/>
    </style:style>
    <style:style style:name="T175" style:family="text">
      <style:text-properties fo:font-style="normal" officeooo:rsid="00ef933d" style:font-style-asian="normal" style:font-style-complex="normal"/>
    </style:style>
    <style:style style:name="T176" style:family="text">
      <style:text-properties fo:font-style="normal" officeooo:rsid="00f2c5d4" style:font-style-asian="normal" style:font-style-complex="normal"/>
    </style:style>
    <style:style style:name="T177" style:family="text">
      <style:text-properties fo:font-style="normal" officeooo:rsid="00f411a3" style:font-style-asian="normal" style:font-style-complex="normal"/>
    </style:style>
    <style:style style:name="T178" style:family="text">
      <style:text-properties fo:font-style="normal" officeooo:rsid="0104232c" style:font-style-asian="normal" style:font-style-complex="normal"/>
    </style:style>
    <style:style style:name="T179" style:family="text">
      <style:text-properties fo:font-style="normal" officeooo:rsid="0102938c" style:font-style-asian="normal" style:font-style-complex="normal"/>
    </style:style>
    <style:style style:name="T180" style:family="text">
      <style:text-properties fo:font-style="normal" officeooo:rsid="0106113c" style:font-style-asian="normal" style:font-style-complex="normal"/>
    </style:style>
    <style:style style:name="T181" style:family="text">
      <style:text-properties fo:font-style="normal" officeooo:rsid="010afa84" style:font-style-asian="normal" style:font-style-complex="normal"/>
    </style:style>
    <style:style style:name="T182" style:family="text">
      <style:text-properties fo:font-style="normal" officeooo:rsid="010cc0b8" style:font-style-asian="normal" style:font-style-complex="normal"/>
    </style:style>
    <style:style style:name="T183" style:family="text">
      <style:text-properties fo:font-style="normal" officeooo:rsid="01136fae" style:font-style-asian="normal" style:font-style-complex="normal"/>
    </style:style>
    <style:style style:name="T184" style:family="text">
      <style:text-properties fo:font-style="normal" officeooo:rsid="011f7ad6" style:font-style-asian="normal" style:font-style-complex="normal"/>
    </style:style>
    <style:style style:name="T185" style:family="text">
      <style:text-properties fo:font-style="normal" officeooo:rsid="011fb715" style:font-style-asian="normal" style:font-style-complex="normal"/>
    </style:style>
    <style:style style:name="T186" style:family="text">
      <style:text-properties fo:font-style="normal" officeooo:rsid="0121fa6c" style:font-style-asian="normal" style:font-style-complex="normal"/>
    </style:style>
    <style:style style:name="T187" style:family="text">
      <style:text-properties fo:font-style="normal" officeooo:rsid="012c9582" style:font-style-asian="normal" style:font-style-complex="normal"/>
    </style:style>
    <style:style style:name="T188" style:family="text">
      <style:text-properties fo:font-style="normal" officeooo:rsid="012f5228" style:font-style-asian="normal" style:font-style-complex="normal"/>
    </style:style>
    <style:style style:name="T189" style:family="text">
      <style:text-properties fo:font-style="normal" officeooo:rsid="012fa748" style:font-style-asian="normal" style:font-style-complex="normal"/>
    </style:style>
    <style:style style:name="T190" style:family="text">
      <style:text-properties fo:font-style="normal" officeooo:rsid="01361cf2" style:font-style-asian="normal" style:font-style-complex="normal"/>
    </style:style>
    <style:style style:name="T191" style:family="text">
      <style:text-properties fo:font-style="normal" officeooo:rsid="01383e0f" style:font-style-asian="normal" style:font-style-complex="normal"/>
    </style:style>
    <style:style style:name="T192" style:family="text">
      <style:text-properties fo:font-style="normal" officeooo:rsid="013b9548" style:font-style-asian="normal" style:font-style-complex="normal"/>
    </style:style>
    <style:style style:name="T193" style:family="text">
      <style:text-properties fo:font-style="normal" officeooo:rsid="013c486b" style:font-style-asian="normal" style:font-style-complex="normal"/>
    </style:style>
    <style:style style:name="T194" style:family="text">
      <style:text-properties fo:font-style="normal" officeooo:rsid="013d60ee" style:font-style-asian="normal" style:font-style-complex="normal"/>
    </style:style>
    <style:style style:name="T195" style:family="text">
      <style:text-properties fo:font-style="normal" officeooo:rsid="013ef256" style:font-style-asian="normal" style:font-style-complex="normal"/>
    </style:style>
    <style:style style:name="T196" style:family="text">
      <style:text-properties fo:font-style="normal" officeooo:rsid="0144feb1" style:font-style-asian="normal" style:font-style-complex="normal"/>
    </style:style>
    <style:style style:name="T197" style:family="text">
      <style:text-properties fo:font-style="normal" officeooo:rsid="014bda6b" style:font-style-asian="normal" style:font-style-complex="normal"/>
    </style:style>
    <style:style style:name="T198" style:family="text">
      <style:text-properties fo:font-style="normal" officeooo:rsid="014d926f" style:font-style-asian="normal" style:font-style-complex="normal"/>
    </style:style>
    <style:style style:name="T199" style:family="text">
      <style:text-properties fo:font-style="normal" officeooo:rsid="014da565" style:font-style-asian="normal" style:font-style-complex="normal"/>
    </style:style>
    <style:style style:name="T200" style:family="text">
      <style:text-properties fo:font-style="normal" officeooo:rsid="0154b11c" style:font-style-asian="normal" style:font-style-complex="normal"/>
    </style:style>
    <style:style style:name="T201" style:family="text">
      <style:text-properties fo:font-style="normal" officeooo:rsid="017a268e" style:font-style-asian="normal" style:font-style-complex="normal"/>
    </style:style>
    <style:style style:name="T202" style:family="text">
      <style:text-properties fo:font-style="normal" officeooo:rsid="017eecc6" style:font-style-asian="normal" style:font-style-complex="normal"/>
    </style:style>
    <style:style style:name="T203" style:family="text">
      <style:text-properties fo:font-style="normal" officeooo:rsid="017fe1ab" style:font-style-asian="normal" style:font-style-complex="normal"/>
    </style:style>
    <style:style style:name="T204" style:family="text">
      <style:text-properties fo:font-style="normal" officeooo:rsid="01801cf6" style:font-style-asian="normal" style:font-style-complex="normal"/>
    </style:style>
    <style:style style:name="T205" style:family="text">
      <style:text-properties fo:font-style="normal" officeooo:rsid="0183d742" style:font-style-asian="normal" style:font-style-complex="normal"/>
    </style:style>
    <style:style style:name="T206" style:family="text">
      <style:text-properties fo:font-style="normal" officeooo:rsid="0185162a" style:font-style-asian="normal" style:font-style-complex="normal"/>
    </style:style>
    <style:style style:name="T207" style:family="text">
      <style:text-properties fo:font-style="normal" officeooo:rsid="0185569d" style:font-style-asian="normal" style:font-style-complex="normal"/>
    </style:style>
    <style:style style:name="T208" style:family="text">
      <style:text-properties fo:font-style="normal" officeooo:rsid="0192c88a" style:font-style-asian="normal" style:font-style-complex="normal"/>
    </style:style>
    <style:style style:name="T209" style:family="text">
      <style:text-properties fo:font-style="normal" officeooo:rsid="019bc92e" style:font-style-asian="normal" style:font-style-complex="normal"/>
    </style:style>
    <style:style style:name="T210" style:family="text">
      <style:text-properties fo:font-style="normal" officeooo:rsid="019d37be" style:font-style-asian="normal" style:font-style-complex="normal"/>
    </style:style>
    <style:style style:name="T211" style:family="text">
      <style:text-properties fo:font-style="normal" officeooo:rsid="01a437f1" style:font-style-asian="normal" style:font-style-complex="normal"/>
    </style:style>
    <style:style style:name="T212" style:family="text">
      <style:text-properties fo:font-style="normal" officeooo:rsid="01c5e683" style:font-style-asian="normal" style:font-style-complex="normal"/>
    </style:style>
    <style:style style:name="T213" style:family="text">
      <style:text-properties fo:font-style="normal" officeooo:rsid="01c81997" style:font-style-asian="normal" style:font-style-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bold" officeooo:rsid="0082f11f" style:font-style-asian="normal" style:font-weight-asian="bold" style:font-style-complex="normal" style:font-weight-complex="bold"/>
    </style:style>
    <style:style style:name="T216" style:family="text">
      <style:text-properties fo:font-style="normal" fo:font-weight="bold" officeooo:rsid="00c0d94e" style:font-style-asian="normal" style:font-weight-asian="bold" style:font-style-complex="normal" style:font-weight-complex="bold"/>
    </style:style>
    <style:style style:name="T217" style:family="text">
      <style:text-properties fo:font-style="normal" fo:font-weight="bold" officeooo:rsid="00c5cd34" style:font-style-asian="normal" style:font-weight-asian="bold" style:font-style-complex="normal" style:font-weight-complex="bold"/>
    </style:style>
    <style:style style:name="T218" style:family="text">
      <style:text-properties fo:font-style="normal" fo:font-weight="bold" officeooo:rsid="018ad665" style:font-style-asian="normal" style:font-weight-asian="bold" style:font-style-complex="normal" style:font-weight-complex="bold"/>
    </style:style>
    <style:style style:name="T219" style:family="text">
      <style:text-properties fo:font-style="normal" fo:font-weight="bold" officeooo:rsid="0192c88a" style:font-style-asian="normal" style:font-weight-asian="bold" style:font-style-complex="normal" style:font-weight-complex="bold"/>
    </style:style>
    <style:style style:name="T220" style:family="text">
      <style:text-properties fo:font-style="normal" fo:font-weight="bold" officeooo:rsid="0194c19c" style:font-style-asian="normal" style:font-weight-asian="bold" style:font-style-complex="normal" style:font-weight-complex="bold"/>
    </style:style>
    <style:style style:name="T221" style:family="text">
      <style:text-properties fo:font-style="normal" fo:font-weight="bold" officeooo:rsid="019d37be" style:font-style-asian="normal" style:font-weight-asian="bold" style:font-style-complex="normal" style:font-weight-complex="bold"/>
    </style:style>
    <style:style style:name="T222" style:family="text">
      <style:text-properties fo:font-style="normal" fo:font-weight="bold" officeooo:rsid="01a9a616" style:font-style-asian="normal" style:font-weight-asian="bold" style:font-style-complex="normal" style:font-weight-complex="bold"/>
    </style:style>
    <style:style style:name="T223" style:family="text">
      <style:text-properties fo:font-style="normal" fo:font-weight="bold" officeooo:rsid="01c6d6e9" style:font-style-asian="normal" style:font-weight-asian="bold" style:font-style-complex="normal" style:font-weight-complex="bold"/>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16dca93" style:font-style-asian="normal" style:font-weight-asian="normal" style:font-style-complex="normal" style:font-weight-complex="normal"/>
    </style:style>
    <style:style style:name="T226" style:family="text">
      <style:text-properties fo:font-style="normal" fo:font-weight="normal" officeooo:rsid="018c6346" style:font-style-asian="normal" style:font-weight-asian="normal" style:font-style-complex="normal" style:font-weight-complex="normal"/>
    </style:style>
    <style:style style:name="T227" style:family="text">
      <style:text-properties fo:font-style="normal" fo:font-weight="normal" officeooo:rsid="018dc380" style:font-style-asian="normal" style:font-weight-asian="normal" style:font-style-complex="normal" style:font-weight-complex="normal"/>
    </style:style>
    <style:style style:name="T228" style:family="text">
      <style:text-properties fo:font-style="normal" fo:font-weight="normal" officeooo:rsid="018e2ec4" style:font-style-asian="normal" style:font-weight-asian="normal" style:font-style-complex="normal" style:font-weight-complex="normal"/>
    </style:style>
    <style:style style:name="T229" style:family="text">
      <style:text-properties fo:font-style="normal" fo:font-weight="normal" officeooo:rsid="0190a81a" style:font-style-asian="normal" style:font-weight-asian="normal" style:font-style-complex="normal" style:font-weight-complex="normal"/>
    </style:style>
    <style:style style:name="T230" style:family="text">
      <style:text-properties fo:font-style="normal" fo:font-weight="normal" officeooo:rsid="01981aae" style:font-style-asian="normal" style:font-weight-asian="normal" style:font-style-complex="normal" style:font-weight-complex="normal"/>
    </style:style>
    <style:style style:name="T231" style:family="text">
      <style:text-properties fo:font-style="normal" fo:font-weight="normal" officeooo:rsid="01a9a616" style:font-style-asian="normal" style:font-weight-asian="normal" style:font-style-complex="normal" style:font-weight-complex="normal"/>
    </style:style>
    <style:style style:name="T232" style:family="text">
      <style:text-properties fo:font-style="normal" fo:font-weight="normal" officeooo:rsid="01b563cb" style:font-style-asian="normal" style:font-weight-asian="normal" style:font-style-complex="normal" style:font-weight-complex="normal"/>
    </style:style>
    <style:style style:name="T233" style:family="text">
      <style:text-properties officeooo:rsid="001f0ae6"/>
    </style:style>
    <style:style style:name="T234" style:family="text">
      <style:text-properties fo:color="#55308d" loext:opacity="100%"/>
    </style:style>
    <style:style style:name="T235" style:family="text">
      <style:text-properties fo:color="#55308d" loext:opacity="100%" officeooo:rsid="0023ba39"/>
    </style:style>
    <style:style style:name="T236" style:family="text">
      <style:text-properties fo:color="#55308d" loext:opacity="100%" fo:font-size="14pt" style:font-size-asian="14pt" style:font-size-complex="14pt"/>
    </style:style>
    <style:style style:name="T237" style:family="text">
      <style:text-properties fo:color="#55308d" loext:opacity="100%" fo:font-size="14pt" officeooo:rsid="00b6b16f" style:font-size-asian="14pt" style:font-size-complex="14pt"/>
    </style:style>
    <style:style style:name="T238" style:family="text">
      <style:text-properties fo:color="#55308d" loext:opacity="100%" fo:font-size="14pt" officeooo:rsid="00e3ebb1" style:font-size-asian="14pt" style:font-size-complex="14pt"/>
    </style:style>
    <style:style style:name="T239" style:family="text">
      <style:text-properties fo:color="#55308d" loext:opacity="100%" officeooo:rsid="00b6b16f"/>
    </style:style>
    <style:style style:name="T240" style:family="text">
      <style:text-properties fo:color="#55308d" loext:opacity="100%" style:font-name="Manjari" fo:font-weight="bold" officeooo:rsid="004a29cb" style:font-weight-asian="bold" style:font-weight-complex="bold"/>
    </style:style>
    <style:style style:name="T241" style:family="text">
      <style:text-properties fo:color="#55308d" loext:opacity="100%" style:font-name="Manjari" fo:font-weight="bold" officeooo:rsid="0050b5c0" style:font-weight-asian="bold" style:font-weight-complex="bold"/>
    </style:style>
    <style:style style:name="T242" style:family="text">
      <style:text-properties fo:color="#55308d" loext:opacity="100%" style:font-name="Manjari" fo:font-weight="bold" officeooo:rsid="008abda9" style:font-weight-asian="bold" style:font-weight-complex="bold"/>
    </style:style>
    <style:style style:name="T243"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44"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45"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46"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47"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48"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49" style:family="text">
      <style:text-properties officeooo:rsid="002abb1e"/>
    </style:style>
    <style:style style:name="T250" style:family="text">
      <style:text-properties officeooo:rsid="002d29d6"/>
    </style:style>
    <style:style style:name="T251" style:family="text">
      <style:text-properties officeooo:rsid="0039d946"/>
    </style:style>
    <style:style style:name="T252" style:family="text">
      <style:text-properties officeooo:rsid="003ea0de"/>
    </style:style>
    <style:style style:name="T253" style:family="text">
      <style:text-properties officeooo:rsid="00447075"/>
    </style:style>
    <style:style style:name="T254" style:family="text">
      <style:text-properties officeooo:rsid="0048622f"/>
    </style:style>
    <style:style style:name="T255" style:family="text">
      <style:text-properties officeooo:rsid="0048a4b5"/>
    </style:style>
    <style:style style:name="T256" style:family="text">
      <style:text-properties officeooo:rsid="00526be9"/>
    </style:style>
    <style:style style:name="T257" style:family="text">
      <style:text-properties officeooo:rsid="00576599"/>
    </style:style>
    <style:style style:name="T258" style:family="text">
      <style:text-properties officeooo:rsid="005d52ca"/>
    </style:style>
    <style:style style:name="T259" style:family="text">
      <style:text-properties officeooo:rsid="005e4718"/>
    </style:style>
    <style:style style:name="T260" style:family="text">
      <style:text-properties officeooo:rsid="005fe851"/>
    </style:style>
    <style:style style:name="T261" style:family="text">
      <style:text-properties fo:font-weight="bold" style:font-weight-asian="bold" style:font-weight-complex="bold"/>
    </style:style>
    <style:style style:name="T262" style:family="text">
      <style:text-properties fo:font-weight="bold" officeooo:rsid="0082f11f" style:font-weight-asian="bold" style:font-weight-complex="bold"/>
    </style:style>
    <style:style style:name="T263" style:family="text">
      <style:text-properties fo:font-weight="bold" officeooo:rsid="009d5c0f" style:font-weight-asian="bold" style:font-weight-complex="bold"/>
    </style:style>
    <style:style style:name="T264" style:family="text">
      <style:text-properties fo:font-weight="bold" officeooo:rsid="011f4fa7" style:font-weight-asian="bold" style:font-weight-complex="bold"/>
    </style:style>
    <style:style style:name="T265" style:family="text">
      <style:text-properties fo:font-weight="bold" officeooo:rsid="011f7ad6" style:font-weight-asian="bold" style:font-weight-complex="bold"/>
    </style:style>
    <style:style style:name="T266" style:family="text">
      <style:text-properties fo:font-weight="bold" officeooo:rsid="012e3df7" style:font-weight-asian="bold" style:font-weight-complex="bold"/>
    </style:style>
    <style:style style:name="T267" style:family="text">
      <style:text-properties fo:font-weight="bold" officeooo:rsid="01514559" style:font-weight-asian="bold" style:font-weight-complex="bold"/>
    </style:style>
    <style:style style:name="T268" style:family="text">
      <style:text-properties fo:font-weight="bold" officeooo:rsid="015a18da" style:font-weight-asian="bold" style:font-weight-complex="bold"/>
    </style:style>
    <style:style style:name="T269" style:family="text">
      <style:text-properties fo:font-weight="bold" officeooo:rsid="016e0a8b" style:font-weight-asian="bold" style:font-weight-complex="bold"/>
    </style:style>
    <style:style style:name="T270" style:family="text">
      <style:text-properties fo:font-weight="bold" officeooo:rsid="0177d595" style:font-weight-asian="bold" style:font-weight-complex="bold"/>
    </style:style>
    <style:style style:name="T271" style:family="text">
      <style:text-properties officeooo:rsid="00612a50"/>
    </style:style>
    <style:style style:name="T272" style:family="text">
      <style:text-properties officeooo:rsid="006314aa"/>
    </style:style>
    <style:style style:name="T273" style:family="text">
      <style:text-properties officeooo:rsid="00697da7"/>
    </style:style>
    <style:style style:name="T274" style:family="text">
      <style:text-properties officeooo:rsid="0082f11f"/>
    </style:style>
    <style:style style:name="T275" style:family="text">
      <style:text-properties officeooo:rsid="0084987b"/>
    </style:style>
    <style:style style:name="T276" style:family="text">
      <style:text-properties officeooo:rsid="0088e8f0"/>
    </style:style>
    <style:style style:name="T277" style:family="text">
      <style:text-properties fo:font-size="14pt" style:font-size-asian="14pt" style:font-size-complex="14pt"/>
    </style:style>
    <style:style style:name="T278" style:family="text">
      <style:text-properties fo:font-size="14pt" officeooo:rsid="0088e8f0" style:font-size-asian="14pt" style:font-size-complex="14pt"/>
    </style:style>
    <style:style style:name="T279" style:family="text">
      <style:text-properties fo:font-size="14pt" officeooo:rsid="00b76609" style:font-size-asian="14pt" style:font-size-complex="14pt"/>
    </style:style>
    <style:style style:name="T280" style:family="text">
      <style:text-properties fo:font-size="14pt" officeooo:rsid="00e3ebb1" style:font-size-asian="14pt" style:font-size-complex="14pt"/>
    </style:style>
    <style:style style:name="T281" style:family="text">
      <style:text-properties officeooo:rsid="008abda9"/>
    </style:style>
    <style:style style:name="T282"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83"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84"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285" style:family="text">
      <style:text-properties officeooo:rsid="00ab4c52"/>
    </style:style>
    <style:style style:name="T286" style:family="text">
      <style:text-properties officeooo:rsid="00ad7cd2"/>
    </style:style>
    <style:style style:name="T287" style:family="text">
      <style:text-properties officeooo:rsid="00b1e181"/>
    </style:style>
    <style:style style:name="T288" style:family="text">
      <style:text-properties officeooo:rsid="00b6b16f"/>
    </style:style>
    <style:style style:name="T289" style:family="text">
      <style:text-properties officeooo:rsid="00b76609"/>
    </style:style>
    <style:style style:name="T290" style:family="text">
      <style:text-properties officeooo:rsid="00bc59ab"/>
    </style:style>
    <style:style style:name="T291" style:family="text">
      <style:text-properties officeooo:rsid="00bca41d"/>
    </style:style>
    <style:style style:name="T292" style:family="text">
      <style:text-properties officeooo:rsid="00d8c608"/>
    </style:style>
    <style:style style:name="T293" style:family="text">
      <style:text-properties officeooo:rsid="00dcf718"/>
    </style:style>
    <style:style style:name="T294" style:family="text">
      <style:text-properties officeooo:rsid="00de7495"/>
    </style:style>
    <style:style style:name="T295" style:family="text">
      <style:text-properties officeooo:rsid="00e04ccb"/>
    </style:style>
    <style:style style:name="T296" style:family="text">
      <style:text-properties officeooo:rsid="00e3ebb1"/>
    </style:style>
    <style:style style:name="T297" style:family="text">
      <style:text-properties officeooo:rsid="00ea4304"/>
    </style:style>
    <style:style style:name="T298" style:family="text">
      <style:text-properties officeooo:rsid="00eca1ff"/>
    </style:style>
    <style:style style:name="T299" style:family="text">
      <style:text-properties officeooo:rsid="00f2c5d4"/>
    </style:style>
    <style:style style:name="T300" style:family="text">
      <style:text-properties officeooo:rsid="00f411a3"/>
    </style:style>
    <style:style style:name="T301" style:family="text">
      <style:text-properties officeooo:rsid="00f68850"/>
    </style:style>
    <style:style style:name="T302" style:family="text">
      <style:text-properties officeooo:rsid="00ff61a3"/>
    </style:style>
    <style:style style:name="T303" style:family="text">
      <style:text-properties officeooo:rsid="0102938c"/>
    </style:style>
    <style:style style:name="T304" style:family="text">
      <style:text-properties officeooo:rsid="011f7ad6"/>
    </style:style>
    <style:style style:name="T305" style:family="text">
      <style:text-properties officeooo:rsid="01238bbc"/>
    </style:style>
    <style:style style:name="T306" style:family="text">
      <style:text-properties officeooo:rsid="012b3098"/>
    </style:style>
    <style:style style:name="T307" style:family="text">
      <style:text-properties officeooo:rsid="012c9564"/>
    </style:style>
    <style:style style:name="T308" style:family="text">
      <style:text-properties officeooo:rsid="012d1457"/>
    </style:style>
    <style:style style:name="T309" style:family="text">
      <style:text-properties officeooo:rsid="012fa748"/>
    </style:style>
    <style:style style:name="T310" style:family="text">
      <style:text-properties officeooo:rsid="01383e0f"/>
    </style:style>
    <style:style style:name="T311" style:family="text">
      <style:text-properties officeooo:rsid="00ee1cbb"/>
    </style:style>
    <style:style style:name="T312" style:family="text">
      <style:text-properties officeooo:rsid="0139f1fe"/>
    </style:style>
    <style:style style:name="T313" style:family="text">
      <style:text-properties officeooo:rsid="013c486b"/>
    </style:style>
    <style:style style:name="T314" style:family="text">
      <style:text-properties fo:font-weight="normal" style:font-weight-asian="normal" style:font-weight-complex="normal"/>
    </style:style>
    <style:style style:name="T315" style:family="text">
      <style:text-properties fo:font-weight="normal" officeooo:rsid="015a18da" style:font-weight-asian="normal" style:font-weight-complex="normal"/>
    </style:style>
    <style:style style:name="T316" style:family="text">
      <style:text-properties fo:font-weight="normal" officeooo:rsid="015f34fe" style:font-weight-asian="normal" style:font-weight-complex="normal"/>
    </style:style>
    <style:style style:name="T317" style:family="text">
      <style:text-properties fo:font-weight="normal" officeooo:rsid="01661921" style:font-weight-asian="normal" style:font-weight-complex="normal"/>
    </style:style>
    <style:style style:name="T318" style:family="text">
      <style:text-properties fo:font-weight="normal" officeooo:rsid="016dca93" style:font-weight-asian="normal" style:font-weight-complex="normal"/>
    </style:style>
    <style:style style:name="T319" style:family="text">
      <style:text-properties fo:font-weight="normal" officeooo:rsid="01a9a616" style:font-weight-asian="normal" style:font-weight-complex="normal"/>
    </style:style>
    <style:style style:name="T320" style:family="text">
      <style:text-properties fo:font-weight="normal" officeooo:rsid="01ab698c" style:font-weight-asian="normal" style:font-weight-complex="normal"/>
    </style:style>
    <style:style style:name="T321" style:family="text">
      <style:text-properties fo:font-weight="normal" officeooo:rsid="01b3cb52" style:font-weight-asian="normal" style:font-weight-complex="normal"/>
    </style:style>
    <style:style style:name="T322" style:family="text">
      <style:text-properties fo:font-weight="normal" officeooo:rsid="01b563cb" style:font-weight-asian="normal" style:font-weight-complex="normal"/>
    </style:style>
    <style:style style:name="T323" style:family="text">
      <style:text-properties fo:font-weight="normal" officeooo:rsid="01b7585f" style:font-weight-asian="normal" style:font-weight-complex="normal"/>
    </style:style>
    <style:style style:name="T324" style:family="text">
      <style:text-properties fo:font-weight="normal" officeooo:rsid="01bd3e4e" style:font-weight-asian="normal" style:font-weight-complex="normal"/>
    </style:style>
    <style:style style:name="T325" style:family="text">
      <style:text-properties fo:font-weight="normal" officeooo:rsid="01bdacf4" style:font-weight-asian="normal" style:font-weight-complex="normal"/>
    </style:style>
    <style:style style:name="T326" style:family="text">
      <style:text-properties fo:font-weight="normal" officeooo:rsid="01c13b98" style:font-weight-asian="normal" style:font-weight-complex="normal"/>
    </style:style>
    <style:style style:name="T327" style:family="text">
      <style:text-properties officeooo:rsid="014e9630"/>
    </style:style>
    <style:style style:name="T328" style:family="text">
      <style:text-properties officeooo:rsid="01514559"/>
    </style:style>
    <style:style style:name="T329" style:family="text">
      <style:text-properties officeooo:rsid="0154b11c"/>
    </style:style>
    <style:style style:name="T330" style:family="text">
      <style:text-properties officeooo:rsid="015a18da"/>
    </style:style>
    <style:style style:name="T331" style:family="text">
      <style:text-properties officeooo:rsid="0164a6cd"/>
    </style:style>
    <style:style style:name="T332" style:family="text">
      <style:text-properties officeooo:rsid="01661921"/>
    </style:style>
    <style:style style:name="T333" style:family="text">
      <style:text-properties officeooo:rsid="0168d3da"/>
    </style:style>
    <style:style style:name="T334" style:family="text">
      <style:text-properties officeooo:rsid="016b71f0"/>
    </style:style>
    <style:style style:name="T335" style:family="text">
      <style:text-properties officeooo:rsid="016e0a8b"/>
    </style:style>
    <style:style style:name="T336" style:family="text">
      <style:text-properties officeooo:rsid="016ef00b"/>
    </style:style>
    <style:style style:name="T337" style:family="text">
      <style:text-properties officeooo:rsid="0170c3b7"/>
    </style:style>
    <style:style style:name="T338" style:family="text">
      <style:text-properties officeooo:rsid="01742a91"/>
    </style:style>
    <style:style style:name="T339" style:family="text">
      <style:text-properties officeooo:rsid="017507a7"/>
    </style:style>
    <style:style style:name="T340" style:family="text">
      <style:text-properties officeooo:rsid="017e9279"/>
    </style:style>
    <style:style style:name="T341" style:family="text">
      <style:text-properties officeooo:rsid="017eecc6"/>
    </style:style>
    <style:style style:name="T342" style:family="text">
      <style:text-properties officeooo:rsid="0183c24f"/>
    </style:style>
    <style:style style:name="T343" style:family="text">
      <style:text-properties officeooo:rsid="0185162a"/>
    </style:style>
    <style:style style:name="T344" style:family="text">
      <style:text-properties officeooo:rsid="018ad665"/>
    </style:style>
    <style:style style:name="T345" style:family="text">
      <style:text-properties officeooo:rsid="019bc92e"/>
    </style:style>
    <style:style style:name="T346" style:family="text">
      <style:text-properties officeooo:rsid="019fbb6b"/>
    </style:style>
    <style:style style:name="T347" style:family="text">
      <style:text-properties officeooo:rsid="01a437f1"/>
    </style:style>
    <style:style style:name="T348" style:family="text">
      <style:text-properties officeooo:rsid="01ab698c"/>
    </style:style>
    <style:style style:name="T349" style:family="text">
      <style:text-properties officeooo:rsid="01b20a54"/>
    </style:style>
    <style:style style:name="T350" style:family="text">
      <style:text-properties officeooo:rsid="01b3cb52"/>
    </style:style>
    <style:style style:name="T351" style:family="text">
      <style:text-properties officeooo:rsid="01b563cb"/>
    </style:style>
    <style:style style:name="T352" style:family="text">
      <style:text-properties officeooo:rsid="01b7585f"/>
    </style:style>
    <style:style style:name="T353" style:family="text">
      <style:text-properties officeooo:rsid="01b9155b"/>
    </style:style>
    <style:style style:name="T354" style:family="text">
      <style:text-properties officeooo:rsid="01ba8c2f"/>
    </style:style>
    <style:style style:name="T355" style:family="text">
      <style:text-properties style:font-name="Manjari"/>
    </style:style>
    <style:style style:name="T356" style:family="text">
      <style:text-properties style:font-name="Manjari" fo:font-style="normal" fo:font-weight="bold" style:font-style-asian="normal" style:font-weight-asian="bold" style:font-style-complex="normal" style:font-weight-complex="bold"/>
    </style:style>
    <style:style style:name="T357" style:family="text">
      <style:text-properties style:font-name="Manjari" fo:font-style="normal" fo:font-weight="bold" officeooo:rsid="01c7373a" style:font-style-asian="normal" style:font-weight-asian="bold" style:font-style-complex="normal" style:font-weight-complex="bold"/>
    </style:style>
    <style:style style:name="T358" style:family="text">
      <style:text-properties style:font-name="Manjari" fo:font-style="normal" style:font-style-asian="normal" style:font-style-complex="normal"/>
    </style:style>
    <style:style style:name="T359" style:family="text">
      <style:text-properties style:font-name="Manjari" fo:font-style="normal" fo:font-weight="normal" style:font-style-asian="normal" style:font-weight-asian="normal" style:font-style-complex="normal" style:font-weight-complex="normal"/>
    </style:style>
    <style:style style:name="T360" style:family="text">
      <style:text-properties fo:color="#530260" loext:opacity="100%"/>
    </style:style>
    <style:style style:name="T361" style:family="text">
      <style:text-properties officeooo:rsid="01c13b9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84"><text:span text:style-name="Strong_20_Emphasis"><text:span text:style-name="T2">A f</text:span></text:span><text:span text:style-name="T3">riendly user guide to ELF micropatching with Shiva (alpha v1)</text:span></text:p>
      <text:p text:style-name="P183"/>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71"><text:a xlink:type="simple" xlink:href="#__RefHeading___Toc3946_3916311953" text:style-name="Index_20_Link" text:visited-style-name="Index_20_Link">1 Introduction to Shiva<text:tab/>2</text:a></text:p>
          <text:p text:style-name="P272"><text:a xlink:type="simple" xlink:href="#__RefHeading___Toc1952_122690704" text:style-name="Index_20_Link" text:visited-style-name="Index_20_Link">Shiva is LEJIT!<text:tab/>2</text:a></text:p>
          <text:p text:style-name="P272"><text:a xlink:type="simple" xlink:href="#__RefHeading___Toc3948_3916311953" text:style-name="Index_20_Link" text:visited-style-name="Index_20_Link">ELF program interpreters<text:tab/>3</text:a></text:p>
          <text:p text:style-name="P272"><text:a xlink:type="simple" xlink:href="#__RefHeading___Toc3950_3916311953" text:style-name="Index_20_Link" text:visited-style-name="Index_20_Link">Shiva is an ELF program interpreter<text:tab/>3</text:a></text:p>
          <text:p text:style-name="P272"><text:a xlink:type="simple" xlink:href="#__RefHeading___Toc3952_3916311953" text:style-name="Index_20_Link" text:visited-style-name="Index_20_Link">Systems and arch’s that Shiva supports<text:tab/>4</text:a></text:p>
          <text:p text:style-name="P271"><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36">I</text:span></text:a><text:a xlink:type="simple" xlink:href="#__RefHeading___Toc3961_3916311953" text:style-name="Index_20_Link" text:visited-style-name="Index_20_Link"><text:span text:style-name="T136">nstalling Shiva-AArch64</text:span></text:a><text:a xlink:type="simple" xlink:href="#__RefHeading___Toc3961_3916311953" text:style-name="Index_20_Link" text:visited-style-name="Index_20_Link"><text:tab/>4</text:a></text:p>
          <text:p text:style-name="P272"><text:a xlink:type="simple" xlink:href="#__RefHeading___Toc3967_3916311953" text:style-name="Index_20_Link" text:visited-style-name="Index_20_Link">Download Source code<text:tab/>4</text:a></text:p>
          <text:p text:style-name="P272"><text:a xlink:type="simple" xlink:href="#__RefHeading___Toc3965_3916311953" text:style-name="Index_20_Link" text:visited-style-name="Index_20_Link">Build source code<text:tab/>4</text:a></text:p>
          <text:p text:style-name="P273"><text:a xlink:type="simple" xlink:href="#__RefHeading___Toc3969_3916311953" text:style-name="Index_20_Link" text:visited-style-name="Index_20_Link">Build and install libelfmaster<text:tab/>4</text:a></text:p>
          <text:p text:style-name="P273"><text:a xlink:type="simple" xlink:href="#__RefHeading___Toc3971_3916311953" text:style-name="Index_20_Link" text:visited-style-name="Index_20_Link">Build and install Shiva<text:tab/>5</text:a></text:p>
          <text:p text:style-name="P273"><text:a xlink:type="simple" xlink:href="#__RefHeading___Toc3973_3916311953" text:style-name="Index_20_Link" text:visited-style-name="Index_20_Link">Build and install example patches<text:tab/>5</text:a></text:p>
          <text:p text:style-name="P271"><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36">W</text:span></text:a><text:a xlink:type="simple" xlink:href="#__RefHeading___Toc3954_3916311953" text:style-name="Index_20_Link" text:visited-style-name="Index_20_Link"><text:span text:style-name="T136">riting patches with Shiva</text:span></text:a><text:a xlink:type="simple" xlink:href="#__RefHeading___Toc3954_3916311953" text:style-name="Index_20_Link" text:visited-style-name="Index_20_Link"><text:tab/>6</text:a></text:p>
          <text:p text:style-name="P272"><text:a xlink:type="simple" xlink:href="#__RefHeading___Toc3980_3916311953" text:style-name="Index_20_Link" text:visited-style-name="Index_20_Link">The Shiva workflow<text:tab/>6</text:a></text:p>
          <text:p text:style-name="P273"><text:a xlink:type="simple" xlink:href="#__RefHeading___Toc3984_3916311953" text:style-name="Index_20_Link" text:visited-style-name="Index_20_Link">ELF Program compilation and linking example<text:tab/>6</text:a></text:p>
          <text:p text:style-name="P274"><text:a xlink:type="simple" xlink:href="#__RefHeading___Toc854_2787911251" text:style-name="Index_20_Link" text:visited-style-name="Index_20_Link">Static linking of objects<text:tab/>6</text:a></text:p>
          <text:p text:style-name="P274"><text:a xlink:type="simple" xlink:href="#__RefHeading___Toc856_2787911251" text:style-name="Index_20_Link" text:visited-style-name="Index_20_Link">Dynamically linked executable<text:tab/>7</text:a></text:p>
          <text:p text:style-name="P274"><text:a xlink:type="simple" xlink:href="#__RefHeading___Toc858_2787911251" text:style-name="Index_20_Link" text:visited-style-name="Index_20_Link">Dynamically patched executable<text:tab/>8</text:a></text:p>
          <text:p text:style-name="P272"><text:soft-page-break/><text:a xlink:type="simple" xlink:href="#__RefHeading___Toc3957_3916311953" text:style-name="Index_20_Link" text:visited-style-name="Index_20_Link">ELF Symbol interposition<text:tab/>8</text:a></text:p>
          <text:p text:style-name="P273"><text:a xlink:type="simple" xlink:href="#__RefHeading___Toc3959_3916311953" text:style-name="Index_20_Link" text:visited-style-name="Index_20_Link">Patching an .rodata string (Simple first patch)<text:tab/>8</text:a></text:p>
          <text:p text:style-name="P274"><text:a xlink:type="simple" xlink:href="#__RefHeading___Toc843_2787911251" text:style-name="Index_20_Link" text:visited-style-name="Index_20_Link">Building the patch<text:tab/>9</text:a></text:p>
          <text:p text:style-name="P274"><text:a xlink:type="simple" xlink:href="#__RefHeading___Toc845_2787911251" text:style-name="Index_20_Link" text:visited-style-name="Index_20_Link">Testing our patch: ro_patch.o<text:tab/>10</text:a></text:p>
          <text:p text:style-name="P274"><text:a xlink:type="simple" xlink:href="#__RefHeading___Toc847_2787911251" text:style-name="Index_20_Link" text:visited-style-name="Index_20_Link">Using shiva-ld to prelink the patch<text:tab/>10</text:a></text:p>
          <text:p text:style-name="P274"><text:a xlink:type="simple" xlink:href="#__RefHeading___Toc850_2787911251" text:style-name="Index_20_Link" text:visited-style-name="Index_20_Link">Final outcome of patching test_rodata<text:tab/>12</text:a></text:p>
          <text:p text:style-name="P274"><text:a xlink:type="simple" xlink:href="#__RefHeading___Toc860_2787911251" text:style-name="Index_20_Link" text:visited-style-name="Index_20_Link">Current limitations of patching const data<text:tab/>13</text:a></text:p>
          <text:p text:style-name="P273"><text:a xlink:type="simple" xlink:href="#__RefHeading___Toc891_2787911251" text:style-name="Index_20_Link" text:visited-style-name="Index_20_Link">Symbol interposition on functions<text:tab/>14</text:a></text:p>
          <text:p text:style-name="P274"><text:a xlink:type="simple" xlink:href="#__RefHeading___Toc893_2787911251" text:style-name="Index_20_Link" text:visited-style-name="Index_20_Link">Patch exercise 2: Replacing function foo()<text:tab/>14</text:a></text:p>
          <text:p text:style-name="P274"><text:a xlink:type="simple" xlink:href="#__RefHeading___Toc895_2787911251" text:style-name="Index_20_Link" text:visited-style-name="Index_20_Link"><text:span text:style-name="T136">S</text:span></text:a><text:a xlink:type="simple" xlink:href="#__RefHeading___Toc895_2787911251" text:style-name="Index_20_Link" text:visited-style-name="Index_20_Link"><text:span text:style-name="T136">hiva Post Linker</text:span></text:a><text:a xlink:type="simple" xlink:href="#__RefHeading___Toc895_2787911251" text:style-name="Index_20_Link" text:visited-style-name="Index_20_Link"><text:tab/>16</text:a></text:p>
          <text:p text:style-name="P274"><text:a xlink:type="simple" xlink:href="#__RefHeading___Toc897_2787911251" text:style-name="Index_20_Link" text:visited-style-name="Index_20_Link">Relocations and symbol data in foo_patch.o<text:tab/>18</text:a></text:p>
          <text:p text:style-name="P274"><text:a xlink:type="simple" xlink:href="#__RefHeading___Toc1954_122690704" text:style-name="Index_20_Link" text:visited-style-name="Index_20_Link">Shiva external re-linking of the ELF executable<text:tab/>20</text:a></text:p>
          <text:p text:style-name="P274"><text:a xlink:type="simple" xlink:href="#__RefHeading___Toc1956_122690704" text:style-name="Index_20_Link" text:visited-style-name="Index_20_Link">Patch example 2: Apply Function interposing patch, replace foo()<text:tab/>21</text:a></text:p>
          <text:p text:style-name="P274"><text:a xlink:type="simple" xlink:href="#__RefHeading___Toc1958_122690704" text:style-name="Index_20_Link" text:visited-style-name="Index_20_Link">Shiva-ld tool. Prelink executable ./test_foo with foo_patch.o<text:tab/>22</text:a></text:p>
          <text:p text:style-name="P274"><text:a xlink:type="simple" xlink:href="#__RefHeading___Toc1960_122690704" text:style-name="Index_20_Link" text:visited-style-name="Index_20_Link">Execute “test_foo” after shiva-ld has prelinked it<text:tab/>22</text:a></text:p>
          <text:p text:style-name="P273"><text:a xlink:type="simple" xlink:href="#__RefHeading___Toc872_2787911251" text:style-name="Index_20_Link" text:visited-style-name="Index_20_Link">Symbol interposition on global data: .rodata, .bss, .data<text:tab/>23</text:a></text:p>
          <text:p text:style-name="P273"><text:a xlink:type="simple" xlink:href="#__RefHeading___Toc1968_122690704" text:style-name="Index_20_Link" text:visited-style-name="Index_20_Link">Re-declaring the size of global variables<text:tab/>23</text:a></text:p>
          <text:p text:style-name="P274"><text:a xlink:type="simple" xlink:href="#__RefHeading___Toc1970_122690704" text:style-name="Index_20_Link" text:visited-style-name="Index_20_Link">Fixing .bss overflow by increasing buffer size<text:tab/>23</text:a></text:p>
          <text:p text:style-name="P274"><text:a xlink:type="simple" xlink:href="#__RefHeading___Toc2604_1799790892" text:style-name="Index_20_Link" text:visited-style-name="Index_20_Link">Cross-Relocation with .bss relinking<text:tab/>25</text:a></text:p>
          <text:p text:style-name="P274"><text:a xlink:type="simple" xlink:href="#__RefHeading___Toc4797_122690704" text:style-name="Index_20_Link" text:visited-style-name="Index_20_Link">The algorithm for cross relocations on .bss variables<text:tab/>27</text:a></text:p>
          <text:p text:style-name="P273"><text:a xlink:type="simple" xlink:href="#__RefHeading___Toc901_2787911251" text:style-name="Index_20_Link" text:visited-style-name="Index_20_Link">Redeclaring global data types, signedness, and size<text:tab/>27</text:a></text:p>
          <text:p text:style-name="P274"><text:a xlink:type="simple" xlink:href="#__RefHeading___Toc2599_1799790892" text:style-name="Index_20_Link" text:visited-style-name="Index_20_Link">Redeclaring global integer signedness<text:tab/>27</text:a></text:p>
          <text:p text:style-name="P274"><text:a xlink:type="simple" xlink:href="#__RefHeading___Toc2601_1799790892" text:style-name="Index_20_Link" text:visited-style-name="Index_20_Link">Redeclaring the global storage type:<text:tab/>28</text:a></text:p>
          <text:p text:style-name="P274"><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87">.data</text:span></text:a><text:a xlink:type="simple" xlink:href="#__RefHeading___Toc2606_1799790892" text:style-name="Index_20_Link" text:visited-style-name="Index_20_Link"><text:span text:style-name="T136"> variable as </text:span></text:a><text:a xlink:type="simple" xlink:href="#__RefHeading___Toc2606_1799790892" text:style-name="Index_20_Link" text:visited-style-name="Index_20_Link"><text:span text:style-name="T136">a constant</text:span></text:a><text:a xlink:type="simple" xlink:href="#__RefHeading___Toc2606_1799790892" text:style-name="Index_20_Link" text:visited-style-name="Index_20_Link"><text:tab/>28</text:a></text:p>
          <text:p text:style-name="P274"><text:a xlink:type="simple" xlink:href="#__RefHeading___Toc3080_3036577071" text:style-name="Index_20_Link" text:visited-style-name="Index_20_Link">Redeclaring a global constant into a .data variable<text:tab/>28</text:a></text:p>
          <text:p text:style-name="P274"><text:a xlink:type="simple" xlink:href="#__RefHeading___Toc3088_3036577071" text:style-name="Index_20_Link" text:visited-style-name="Index_20_Link">Initializing a .bss variable (Conversion from .bss variable to .data variable)<text:tab/>29</text:a></text:p>
          <text:p text:style-name="P273"><text:a xlink:type="simple" xlink:href="#__RefHeading___Toc874_2787911251" text:style-name="Index_20_Link" text:visited-style-name="Index_20_Link">Symbol interposing on STB_LOCAL symbols<text:tab/>29</text:a></text:p>
          <text:p text:style-name="P273"><text:a xlink:type="simple" xlink:href="#__RefHeading___Toc9419_1939885769" text:style-name="Index_20_Link" text:visited-style-name="Index_20_Link">Symbol interposition on stripped ELF binaries<text:tab/>30</text:a></text:p>
          <text:p text:style-name="P272"><text:a xlink:type="simple" xlink:href="#__RefHeading___Toc1964_122690704" text:style-name="Index_20_Link" text:visited-style-name="Index_20_Link">Using the extern keyword in your patch code<text:tab/>30</text:a></text:p>
          <text:p text:style-name="P272"><text:a xlink:type="simple" xlink:href="#__RefHeading___Toc3216_4005925900" text:style-name="Index_20_Link" text:visited-style-name="Index_20_Link">Program Transformations: Advanced patching<text:tab/>31</text:a></text:p>
          <text:p text:style-name="P273"><text:a xlink:type="simple" xlink:href="#__RefHeading___Toc3218_4005925900" text:style-name="Index_20_Link" text:visited-style-name="Index_20_Link"><text:span text:style-name="T136">F</text:span></text:a><text:a xlink:type="simple" xlink:href="#__RefHeading___Toc3218_4005925900" text:style-name="Index_20_Link" text:visited-style-name="Index_20_Link"><text:span text:style-name="T136">unction splicing</text:span></text:a><text:a xlink:type="simple" xlink:href="#__RefHeading___Toc3218_4005925900" text:style-name="Index_20_Link" text:visited-style-name="Index_20_Link"><text:tab/>31</text:a></text:p>
          <text:p text:style-name="P274"><text:a xlink:type="simple" xlink:href="#__RefHeading___Toc3220_4005925900" text:style-name="Index_20_Link" text:visited-style-name="Index_20_Link">High level technical details<text:tab/>32</text:a></text:p>
          <text:p text:style-name="P274"><text:a xlink:type="simple" xlink:href="#__RefHeading___Toc3543_2700453955" text:style-name="Index_20_Link" text:visited-style-name="Index_20_Link">Patch exercise 3: Patching a strcpy vulnerability<text:tab/>33</text:a></text:p>
        </text:index-body>
      </text:table-of-content>
      <text:p text:style-name="P183"/>
      <text:h text:style-name="Heading_20_1" text:outline-level="1"><text:bookmark-start text:name="__RefHeading___Toc3946_3916311953"/>Introduction to Shiva<text:bookmark-end text:name="__RefHeading___Toc3946_3916311953"/></text:h>
      <text:p text:style-name="P31"/>
      <text:h text:style-name="P276" text:outline-level="2"><text:bookmark-start text:name="__RefHeading___Toc1952_122690704"/>Shiva is LEJIT!<text:bookmark-end text:name="__RefHeading___Toc1952_122690704"/></text:h>
      <text:p text:style-name="Text_20_body"/>
      <text:p text:style-name="P153">Shiva is a LEJIT micropatching system for Linux ELF software.<text:span text:style-name="T214"> LEJIT (Linking &amp; Encoding Just In Time). <text:s/></text:span><text:span text:style-name="T230">It’s purpose is to allows developers to re-program and patch native ELF software.</text:span></text:p>
      <text:p text:style-name="Text_20_body"/>
      <text:h text:style-name="Heading_20_2" text:outline-level="2" text:is-list-header="true"><text:bookmark-start text:name="__RefHeading___Toc3948_3916311953"/><text:soft-page-break/>ELF program interpreters<text:bookmark-end text:name="__RefHeading___Toc3948_3916311953"/></text:h>
      <text:p text:style-name="P30"/>
      <text:p text:style-name="P1">Shiva is an ELF microcode-patching technology that works similarly to the well known (<text:span text:style-name="T87">but little understood</text:span>) ELF dynamic linker “/lib/ld-linux.so”. Every ELF program that is dynamically linked <text:span text:style-name="T135">has a program header segment type called PT_INTERP that describes the path to the </text:span><text:span text:style-name="T88">program interpreter. </text:span><text:span text:style-name="T137">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0"/>
      <text:p text:style-name="P192"/>
      <text:p text:style-name="P192"/>
      <text:p text:style-name="P192"/>
      <text:p text:style-name="P207">Image<draw:frame draw:style-name="fr2"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96">ld-linux.so”</text:span></text:p>
      <text:p text:style-name="P10"/>
      <text:p text:style-name="P10"/>
      <text:p text:style-name="P10"/>
      <text:p text:style-name="P11">Just like any other interpreter, such as Python, or Java, the ELF program interpreter is responsible for performing various types of loading, patching and transformation. </text:p>
      <text:p text:style-name="P11"/>
      <text:h text:style-name="Heading_20_2" text:outline-level="2"><text:bookmark-start text:name="__RefHeading___Toc3950_3916311953"/>Shiva <text:span text:style-name="T233">is a</text:span><text:span text:style-name="T253">n ELF</text:span><text:span text:style-name="T233"> program interpreter</text:span><text:bookmark-end text:name="__RefHeading___Toc3950_3916311953"/></text:h>
      <text:p text:style-name="P32"/>
      <text:p text:style-name="P2"><text:soft-page-break/><text:span text:style-name="T214">Shiva is a newly designed program interpreter</text:span><text:span text:style-name="T136"> who’s sole purpose is </text:span><text:span text:style-name="T138">to load ELF microcode patches that </text:span><text:span text:style-name="T149">are </text:span><text:span text:style-name="T138">written in C and compiled into Shiva modules (ELF relocatable objects). Shiva modules are relocatable objects and by nature already contain the ELF meta-data </text:span><text:span text:style-name="T90">(sections, symbols relocations)</text:span><text:span text:style-name="T141"> </text:span><text:span text:style-name="T138">necessary to re-build much of the process image. Additionally Shiva has introduced some new concepts such as </text:span><text:span text:style-name="T89">Transformations</text:span><text:span text:style-name="T138"> which are </text:span><text:span text:style-name="T141">an </text:span><text:span text:style-name="T138">extension to traditional </text:span><text:span text:style-name="T141">ELF </text:span><text:span text:style-name="T138">relocations, allowing for complex patching operations such as function splicing.</text:span></text:p>
      <text:p text:style-name="P12"/>
      <text:p text:style-name="P3"><text:span text:style-name="T136">The core purpose </text:span><text:span text:style-name="T139">of</text:span><text:span text:style-name="T136">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text:span></text:p>
      <text:p text:style-name="P13"/>
      <text:p text:style-name="P12"/>
      <text:h text:style-name="Heading_20_2" text:outline-level="2"><text:bookmark-start text:name="__RefHeading___Toc3952_3916311953"/>Systems and arch’s that Shiva supports<text:bookmark-end text:name="__RefHeading___Toc3952_3916311953"/></text:h>
      <text:p text:style-name="P14"/>
      <text:p text:style-name="P4"><text:span text:style-name="T136">Currently Shiva’s AMP tailored-microcode patching system runs on</text:span><text:span text:style-name="T214"> Linux AArch64</text:span><text:span text:style-name="T136">, and supports</text:span><text:span text:style-name="T214"> AArch64 Linux ELF PIE binaries</text:span><text:span text:style-name="T136">. Future support for ARM32, x86_64/x86_32 and other requested architectures. At the present moment Shiva doesn’t support ET_EXEC ELF binaries (non-pie) due to time constraints, but i</text:span><text:span text:style-name="T140">t’s on the road map.</text:span></text:p>
      <text:p text:style-name="P15"/>
      <text:p text:style-name="P15"/>
      <text:h text:style-name="Heading_20_1" text:outline-level="1"><text:bookmark-start text:name="__RefHeading___Toc3961_3916311953"/><text:span text:style-name="T140">I</text:span><text:span text:style-name="T136">nstalling Shiva-AArch64</text:span><text:bookmark-end text:name="__RefHeading___Toc3961_3916311953"/></text:h>
      <text:p text:style-name="P16"/>
      <text:p text:style-name="P16"/>
      <text:h text:style-name="P277" text:outline-level="2"><text:bookmark-start text:name="__RefHeading___Toc3967_3916311953"/>Download <text:span text:style-name="T250">Source code</text:span><text:bookmark-end text:name="__RefHeading___Toc3967_3916311953"/></text:h>
      <text:p text:style-name="P16"/>
      <text:p text:style-name="P16"/>
      <text:p text:style-name="P17">git clone git@github.com:advanced-microcode-patching/shiva</text:p>
      <text:p text:style-name="P235"><text:span text:style-name="T43">g</text:span><text:span text:style-name="T44">it clone github.com/elfmaster/libelfmaster</text:span></text:p>
      <text:p text:style-name="P18"/>
      <text:p text:style-name="P18"/>
      <text:h text:style-name="P278" text:outline-level="2" text:is-list-header="true"><text:bookmark-start text:name="__RefHeading___Toc3965_3916311953"/>Build source code<text:bookmark-end text:name="__RefHeading___Toc3965_3916311953"/></text:h>
      <text:p text:style-name="P182"/>
      <text:h text:style-name="Heading_20_3" text:outline-level="3"><text:bookmark-start text:name="__RefHeading___Toc3969_3916311953"/>Build and install libelfmaster<text:bookmark-end text:name="__RefHeading___Toc3969_3916311953"/></text:h>
      <text:p text:style-name="P34"/>
      <text:p text:style-name="P34">Shiva <text:span text:style-name="T249">requires</text:span> a custom <text:span text:style-name="T249">libelfmaster</text:span> branch that has not been merged into main yet. <text:span text:style-name="T249">Specifically make sure to use the </text:span><text:span text:style-name="T91">aarch64_support</text:span><text:span text:style-name="T142"> branch.</text:span></text:p>
      <text:p text:style-name="P107"/>
      <text:p text:style-name="P49"><text:soft-page-break/><text:span text:style-name="T143">c</text:span><text:span text:style-name="T136">d libelfmaster</text:span></text:p>
      <text:p text:style-name="P49"><text:span text:style-name="T136">git checkout </text:span><text:span text:style-name="T143">aarch64_support</text:span></text:p>
      <text:p text:style-name="P49"><text:span text:style-name="T136">cd ./</text:span><text:span text:style-name="T149">src</text:span></text:p>
      <text:p text:style-name="P108">sudo ./make.sh</text:p>
      <text:p text:style-name="P67"/>
      <text:h text:style-name="Heading_20_3" text:outline-level="3"><text:bookmark-start text:name="__RefHeading___Toc3971_3916311953"/>Build and install Shiva<text:bookmark-end text:name="__RefHeading___Toc3971_3916311953"/></text:h>
      <text:p text:style-name="P66"/>
      <text:p text:style-name="P36"><text:span text:style-name="T142">C</text:span><text:span text:style-name="T136">ommands:</text:span></text:p>
      <text:p text:style-name="P68"/>
      <text:p text:style-name="P48">cd shiva</text:p>
      <text:p text:style-name="P48">make</text:p>
      <text:p text:style-name="P48">make shiva-ld</text:p>
      <text:p text:style-name="P48">make patches</text:p>
      <text:p text:style-name="P48">sudo make install</text:p>
      <text:p text:style-name="P66"/>
      <text:p text:style-name="P36"><text:span text:style-name="T142">B</text:span><text:span text:style-name="T136">uild results:</text:span></text:p>
      <text:p text:style-name="P91"/>
      <text:p text:style-name="P35"><text:span text:style-name="T142">S</text:span><text:span text:style-name="T136">hiva is a static ELF executable and installed to “/lib/shiva”. The Shiva modules are typically stored in “/opt/shiva/modules”. </text:span><text:span text:style-name="T144">The example patches all live within “</text:span><text:span text:style-name="T146">/git/shiva/</text:span><text:span text:style-name="T144">modules/aarch64_patches/”.</text:span></text:p>
      <text:p text:style-name="P61"/>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251">Let us </text:span>illustrate an example of <text:span text:style-name="T251">building and testing one such patch on a program called ‘test_rodata’.</text:span></text:p>
      <text:p text:style-name="P34"/>
      <text:p text:style-name="P37">Commands:</text:p>
      <text:p text:style-name="P37"/>
      <text:p text:style-name="P34">cd shiva/modules/aarch64_patches/rodata_interposing</text:p>
      <text:p text:style-name="P45">make</text:p>
      <text:p text:style-name="P45">sudo make install <text:s/></text:p>
      <text:p text:style-name="P45"/>
      <text:p text:style-name="P37"><text:span text:style-name="T136">Test the patch by </text:span><text:span text:style-name="T150">setting the patch path and</text:span><text:span text:style-name="T136"> running “/lib/shiva” manually.</text:span></text:p>
      <text:p text:style-name="P106"/>
      <text:p text:style-name="P106">$ SHIVA_MODULE_PATH=./ro_patch.o /lib/shiva ./test_rodata</text:p>
      <text:p text:style-name="P106"/>
      <text:p text:style-name="P106">Notice that the software prints the new string “The great arcanum”, per the patch. Yet when the program is executed without Shiva it executes with its old behavior.</text:p>
      <text:p text:style-name="P106"/>
      <text:p text:style-name="P106">$ ./test_rodata</text:p>
      <text:p text:style-name="P69"/>
      <text:p text:style-name="P92">Install the patch permanently</text:p>
      <text:p text:style-name="P69"/>
      <text:p text:style-name="P106">You may also install the patch permanently with the Shiva prelinking tool. This tool updates the PT_INTERP segment from “/lib/ld-linux.so” to “/lib/shiva”, and updates the dynamic <text:soft-page-break/>segment with several new tags describing the path to the patch that should be loaded and linked at runtime: “/opt/shiva/modules/ro_patch.o”.</text:p>
      <text:p text:style-name="P92"/>
      <text:p text:style-name="P46"><text:span text:style-name="T136">$ /bin/shiva-ld </text:span>-e test_rodata -p ro_patch.o -i /lib/shiva -s /opt/shiva/modules -o test_rodata.patched</text:p>
      <text:p text:style-name="P46"/>
      <text:p text:style-name="P46">Shiva now installs the patch in memory everytime it’s executed</text:p>
      <text:p text:style-name="P37"/>
      <text:p text:style-name="P46">$ ./test_rodata.patched</text:p>
      <text:p text:style-name="P46"/>
      <text:p text:style-name="P47">The only discernible difference between test_rodata.patched and test_rodata are the PT_INTERP segment modification and the PT_DYNAMIC addition of <text:span text:style-name="T338">three</text:span> new entries <text:span text:style-name="T338">describing the </text:span>patch <text:span text:style-name="T338">path.</text:span> No actual code or data has changed within the ELF binary. Shiva performs all of the patching at runtime.</text:p>
      <text:h text:style-name="Heading_20_1" text:outline-level="1"><text:bookmark-start text:name="__RefHeading___Toc3954_3916311953"/><text:span text:style-name="T140">W</text:span><text:span text:style-name="T136">riting patches with Shiva</text:span><text:bookmark-end text:name="__RefHeading___Toc3954_3916311953"/></text:h>
      <text:p text:style-name="P223"/>
      <text:h text:style-name="P279" text:outline-level="2"><text:bookmark-start text:name="__RefHeading___Toc3980_3916311953"/>The Shiva workflow<text:bookmark-end text:name="__RefHeading___Toc3980_3916311953"/></text:h>
      <text:p text:style-name="P222"/>
      <text:p text:style-name="P63">Before delving in to the use of Shiva, let us first explain the workflow of what the <text:span text:style-name="T256">ELF compilation and linking process looks like before and after Shiva.</text:span></text:p>
      <text:p text:style-name="P63"/>
      <text:h text:style-name="Heading_20_3" text:outline-level="3"><text:bookmark-start text:name="__RefHeading___Toc3984_3916311953"/>ELF Program compilation and linking example<text:bookmark-end text:name="__RefHeading___Toc3984_3916311953"/></text:h>
      <text:p text:style-name="Text_20_body"/>
      <text:p text:style-name="P129">Standard program compilation begins with a compiler like gcc; the source code files (I.e. main.o and foo.o) <text:span text:style-name="T281">are compiled and then </text:span>get linked <text:span text:style-name="T281">(By “/bin/ld”)</text:span> into a final output ELF executable my_program. </text:p>
      <text:p text:style-name="P64"/>
      <text:h text:style-name="Heading_20_4" text:outline-level="4"><text:bookmark-start text:name="__RefHeading___Toc854_2787911251"/>Static linking of objects<text:bookmark-end text:name="__RefHeading___Toc854_2787911251"/></text:h>
      <text:p text:style-name="P246"><text:span text:style-name="T240">Image 3.0: static linking of two </text:span><text:span text:style-name="T241">ELF relocatable</text:span><text:span text:style-name="T240"> objects <text:s/></text:span><text:span text:style-name="T242">with “/bin/ld”</text:span></text:p>
      <text:p text:style-name="P64"><draw:frame draw:style-name="fr2" draw:name="Image8" text:anchor-type="char" svg:x="1.5665in" svg:y="0in" svg:width="2.3126in" svg:height="1.9583in" draw:z-index="4"><draw:image xlink:href="Pictures/10000000000000DE000000BCE98115EE66E32DB3.png" xlink:type="simple" xlink:show="embed" xlink:actuate="onLoad" draw:mime-type="image/png"/></draw:frame></text:p>
      <text:p text:style-name="P64"/>
      <text:p text:style-name="P64"/>
      <text:p text:style-name="P64"/>
      <text:p text:style-name="P64"/>
      <text:p text:style-name="P64"><text:soft-page-break/></text:p>
      <text:p text:style-name="P64"/>
      <text:p text:style-name="P64"/>
      <text:p text:style-name="P64"><text:span text:style-name="T255">Additionally these ELF relocatable object files </text:span><text:span text:style-name="T338">generally </text:span><text:span text:style-name="T255">contain </text:span><text:span text:style-name="T338">references to code and data</text:span><text:span text:style-name="T255"> within ELF shared libraries. Once the object files (foo.o and main.o) are linked into an ELF executable (my_program), additional </text:span><text:span text:style-name="T338">d</text:span><text:span text:style-name="T255">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310">program is executed</text:span><text:span text:style-name="T255"> the kernel loads and executes the interpreter program first: “/lib/ld-linux.so”. The interpreter loads and links the needed shared libraries (i.e. </text:span><text:span text:style-name="T153">libc.so). The progr</text:span><text:span text:style-name="T191">am is</text:span><text:span text:style-name="T153"> linked twice: </text:span><text:span text:style-name="T154">once statically, and again dynamically.</text:span></text:p>
      <text:p text:style-name="P70"/>
      <text:h text:style-name="Heading_20_4" text:outline-level="4"><text:bookmark-start text:name="__RefHeading___Toc856_2787911251"/>Dynamically linked executable<text:bookmark-end text:name="__RefHeading___Toc856_2787911251"/></text:h>
      <text:p text:style-name="P70"/>
      <text:p text:style-name="P187"><text:span text:style-name="T154">I</text:span><text:span text:style-name="T136">mage 3.1: Dynamically link libc.so in at runtime</text:span></text:p>
      <text:p text:style-name="P70"><draw:frame draw:style-name="fr2" draw:name="Image9" text:anchor-type="char" svg:x="1.3866in" svg:y="0in" svg:width="3.3646in" svg:height="2.0102in" draw:z-index="5"><draw:image xlink:href="Pictures/1000000000000143000000C1E181C26D08FE65DB.png" xlink:type="simple" xlink:show="embed" xlink:actuate="onLoad" draw:mime-type="image/png"/></draw:frame></text:p>
      <text:p text:style-name="P62"/>
      <text:p text:style-name="P62"/>
      <text:h text:style-name="Heading_20_2" text:outline-level="2"/>
      <text:h text:style-name="Heading_20_2" text:outline-level="2"/>
      <text:h text:style-name="Heading_20_2" text:outline-level="2"/>
      <text:h text:style-name="P280" text:outline-level="2"/>
      <text:p text:style-name="P65"><text:span text:style-name="T258">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5"/>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42"/>
      <text:p text:style-name="P187">Image 3.2: Chained linking with Shiva</text:p>
      <text:p text:style-name="P65"><draw:frame draw:style-name="fr3" draw:name="Image10" text:anchor-type="char" svg:width="4.9374in" svg:height="2in" draw:z-index="6"><draw:image xlink:href="Pictures/10000000000001DA000000C08DCB1FA234637C15.png" xlink:type="simple" xlink:show="embed" xlink:actuate="onLoad" draw:mime-type="image/png"/></draw:frame></text:p>
      <text:h text:style-name="P281" text:outline-level="2"/>
      <text:h text:style-name="Heading_20_2" text:outline-level="2"/>
      <text:h text:style-name="Heading_20_2" text:outline-level="2"/>
      <text:h text:style-name="Heading_20_2" text:outline-level="2"/>
      <text:p text:style-name="P178">As shown in<text:span text:style-name="T87"> </text:span><text:span text:style-name="T214">Image 3.2</text:span><text:span text:style-name="T224"> there are two dynamic linkers within the same address space. The Shiva interpreter is responsible for loading and linking shiva_patch.o into a proper runtime image. Shiva is also responsible for loading the RTLD “ld-linux.so” into memory, and passing control to it. Shiva maintains symbolic resolution that is process-wide for handling relocations and program transformation.</text:span></text:p>
      <text:h text:style-name="Heading_20_2" text:outline-level="2"><text:bookmark-start text:name="__RefHeading___Toc3957_3916311953"/>ELF Symbol interposition<text:bookmark-end text:name="__RefHeading___Toc3957_3916311953"/></text:h>
      <text:p text:style-name="P130"/>
      <text:p text:style-name="P185"><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33">interpose</text:span><text:span text:style-name="T5"> existing symbols; in other words re-link functions and data that have symbols associated with them. As patch developers we will find this as a natural and beautifully convenient way to patch code and data.</text:span></text:p>
      <text:p text:style-name="P218"/>
      <text:p text:style-name="P8"><text:span text:style-name="T235">Citation </text:span><text:span text:style-name="T239">3</text:span><text:span text:style-name="T235">.0: </text:span><text:span text:style-name="T234">From “Oracle linkers and libraries guide”</text:span></text:p>
      <text:p text:style-name="P7"/>
      <text:p text:style-name="P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29"/>
      <text:h text:style-name="P285" text:outline-level="3"><text:bookmark-start text:name="__RefHeading___Toc3959_3916311953"/>Patching an .rodata string <text:span text:style-name="T254">(Simple first patch)</text:span><text:bookmark-end text:name="__RefHeading___Toc3959_3916311953"/></text:h>
      <text:p text:style-name="P34"/>
      <text:p text:style-name="P34"><text:soft-page-break/><text:span text:style-name="T259">This p</text:span>atching exercise lives in “modules/aarch64_patches/rodata_interposing”.</text:p>
      <text:p text:style-name="P34">In the following example we are going to look at a simple program that prints a constant string “Arcana Technologies”. <text:span text:style-name="T252">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
      <text:p text:style-name="P208">Image <text:span text:style-name="T296">3</text:span>.<text:span text:style-name="T296">3</text:span>: <text:span text:style-name="T310">Original s</text:span>ource code of program rodata_test.c</text:p>
      <text:p text:style-name="P221"/>
      <text:p text:style-name="P33"><draw:frame draw:style-name="fr2"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9">NOTE: The source code to rodata_test.c is only being shown for the sake of illustrating what the program does that we are patching. In ma<text:span text:style-name="T301">ny</text:span> workflows the source code wouldn’t even exist, and Shiva doesn’t depend on or use the source in any way.</text:p>
      <text:p text:style-name="P33"/>
      <text:p text:style-name="P191">Image <text:span text:style-name="T288">3.</text:span><text:span text:style-name="T296">4</text:span>: Source code of patch object: ro_patch.c</text:p>
      <text:p text:style-name="P203"/>
      <text:p text:style-name="P131"><draw:frame draw:style-name="fr2" draw:name="Image4" text:anchor-type="char" svg:x="-0.5902in" svg:y="0in" svg:width="8.1063in" svg:height="0.5736in" draw:z-index="3"><draw:image xlink:href="Pictures/100000000000032400000039D84423ED841A555C.png" xlink:type="simple" xlink:show="embed" xlink:actuate="onLoad" draw:mime-type="image/png"/></draw:frame></text:p>
      <text:p text:style-name="P133"><text:span text:style-name="T136">This simple patch </text:span><text:span text:style-name="T145">is re-</text:span><text:span text:style-name="T136">defining a variable </text:span><text:span text:style-name="T145">named </text:span><text:span text:style-name="T87">rodata_string[]</text:span><text:span text:style-name="T136">. </text:span><text:span text:style-name="T145">At runtime Shiva will build a module process image which will contain the patch .rodata</text:span><text:span text:style-name="T92"> </text:span><text:span text:style-name="T145">section with the updated version of </text:span><text:span text:style-name="T92">rodata_string[]</text:span><text:span text:style-name="T145">. Shiva will re-link the executable to use the new version </text:span><text:span text:style-name="T148">of</text:span><text:span text:style-name="T145"> </text:span><text:span text:style-name="T92">rodata_string[]</text:span><text:span text:style-name="T145"> that lives within the loaded modules .rodata </text:span><text:span text:style-name="T148">section</text:span><text:span text:style-name="T145"> </text:span><text:span text:style-name="T146">This is the concept of symbol interposition; one global symbol taking precedence over another </text:span><text:span text:style-name="T147">with</text:span><text:span text:style-name="T146"> the same symbol name and type. Furthermore Shiva allows the user to interpose symbols of different types as well </text:span><text:span text:style-name="T151">(Including STB_LOCAL symbols)</text:span><text:span text:style-name="T146"> </text:span><text:span text:style-name="T147">as seen in later examples.</text:span></text:p>
      <text:p text:style-name="P132">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202"/>
      <text:p text:style-name="P204"><text:span text:style-name="T136">Image 2.2: “</text:span><text:span text:style-name="T152">rodata_interposing” </text:span><text:span text:style-name="T136">Makefile with comments</text:span></text:p>
      <text:h text:style-name="P294" text:outline-level="4"><text:bookmark-start text:name="__RefHeading___Toc843_2787911251"/>Building the patch<text:bookmark-end text:name="__RefHeading___Toc843_2787911251"/></text:h>
      <text:p text:style-name="P134"/>
      <text:p text:style-name="P134">The patch source code “modules/aarch64_patches/rodata_interposing/ro_patch.c” is a single line patch, redefining the symbol “rodata_string[]”. <text:span text:style-name="T260">To build this patch we can simply run the following gcc command </text:span><text:span text:style-name="T271">to build the patch:</text:span></text:p>
      <text:p text:style-name="P134"/>
      <text:p text:style-name="P135"/>
      <text:p text:style-name="P38"><text:soft-page-break/>$ gcc -mcmodel=large -fno-pic -fno-stack-protector -c ro_patch.c -o ro_patch.o</text:p>
      <text:p text:style-name="P59"/>
      <text:p text:style-name="P135">The ELF ET_REL object: ro_patch.o describes a symbol with the same exact name as the symbol <text:span text:style-name="T261">rodata_string</text:span> in the target executable. Shiva will see this when linking and it will <text:span text:style-name="T271">link in the version of the symbol from our patch. This perfectly demonstrates the concept of </text:span><text:span text:style-name="T156">symbol interposition in Shiva.</text:span></text:p>
      <text:p text:style-name="P59"/>
      <text:h text:style-name="P294" text:outline-level="4"><text:bookmark-start text:name="__RefHeading___Toc845_2787911251"/>Testing our patch: <text:span text:style-name="T271">ro_patch.o</text:span><text:bookmark-end text:name="__RefHeading___Toc845_2787911251"/></text:h>
      <text:p text:style-name="P136"/>
      <text:p text:style-name="P136">In this example we are patching the AArch64 ELF PIE executable: “modules/aarch64_patches/rodata_interposing/test_rodata” Let’s first run the program <text:span text:style-name="T294">normally.</text:span></text:p>
      <text:p text:style-name="P136"/>
      <text:p text:style-name="P39">$ ./test_rodata</text:p>
      <text:p text:style-name="P39">rodata_string: Arcana <text:span text:style-name="T272">T</text:span>echnologies</text:p>
      <text:p text:style-name="P39">$ </text:p>
      <text:p text:style-name="P140"/>
      <text:p text:style-name="P136"/>
      <text:p text:style-name="P136">The program simply prints <text:span text:style-name="T272">the string </text:span>“rodata_string: Arcana technologies”. To see if our patch worked we can invoke Shiva directly to load and link the <text:span text:style-name="T273">executable with the</text:span> patch at runtime. <text:span text:style-name="T272">We must specify the path to our patch object with the SHIVA_MODULE_PATH environment variable.</text:span></text:p>
      <text:p text:style-name="P136"/>
      <text:p text:style-name="P40"/>
      <text:p text:style-name="P40">$ SHIVA_MODULE_PATH=./ro_patch.o /lib/shiva ./test_rodata</text:p>
      <text:p text:style-name="P40">rodata_string: The Great Arcanum</text:p>
      <text:p text:style-name="P40">$</text:p>
      <text:p text:style-name="P54"/>
      <text:p text:style-name="P71"/>
      <text:p text:style-name="P60"><text:span text:style-name="T257">When</text:span> <text:span text:style-name="T257">executing</text:span> ./test_rodata with “/lib/shiva” <text:span text:style-name="T257">as the primary loader </text:span>it installs the specified patch, and the new <text:span text:style-name="T136">rodata_string[] value “The </text:span><text:span text:style-name="T157">G</text:span><text:span text:style-name="T136">reat Arcanum” is </text:span><text:span text:style-name="T155">printed to stdout</text:span><text:span text:style-name="T136">. When we run ./test_rodata without “/lib/shiva” it doe</text:span><text:span text:style-name="T155">s not install the </text:span><text:span text:style-name="T136">patch and the original string “Arcana </text:span><text:span text:style-name="T157">T</text:span><text:span text:style-name="T136">echnologies” is printed.</text:span></text:p>
      <text:p text:style-name="P59"/>
      <text:h text:style-name="P294" text:outline-level="4"><text:bookmark-start text:name="__RefHeading___Toc847_2787911251"/>Using shiva-ld to prelink the patch<text:bookmark-end text:name="__RefHeading___Toc847_2787911251"/></text:h>
      <text:p text:style-name="P139"/>
      <text:p text:style-name="P137">The reality is that a user doesn’t want to invoke <text:span text:style-name="T136">“/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2"/>
      <text:list xml:id="list813417527" text:style-name="L1">
        <text:list-item>
          <text:p text:style-name="P303"><text:span text:style-name="T7">Update PT_INTERP with the path to “/lib/shiva” </text:span><text:span text:style-name="T8">(Replacing “/lib/ld-linux.so”).</text:span></text:p>
        </text:list-item>
        <text:list-item>
          <text:p text:style-name="P304"><text:span text:style-name="T7">A</text:span><text:span text:style-name="T4">dd several custom entries to PT_DYNAMIC describing the patch basename: “ro_patch.o” and the module search path “/opt/shiva/modules”.</text:span></text:p>
        </text:list-item>
      </text:list>
      <text:p text:style-name="P72"/>
      <text:p text:style-name="P73"><text:soft-page-break/>The following command will install the Shiva interpreter path and patch information into the ./test_rodata binary.</text:p>
      <text:p text:style-name="P211"/>
      <text:p text:style-name="P93">$ shiva-ld <text:s/>-e test_rodata -p ro_patch.o -i /lib/shiva -s /opt/shiva/modules</text:p>
      <text:p text:style-name="P93"/>
      <text:p text:style-name="P109">This next command copies the patch file into the correct search path: “/opt/shiva/modules”</text:p>
      <text:p text:style-name="P94"/>
      <text:p text:style-name="P93">$ sudo cp ro_patch.o /opt/shiva/modules</text:p>
      <text:p text:style-name="P74"/>
      <text:p text:style-name="Standard"><text:bookmark-start text:name="__RefHeading___Toc867_2787911251"/>Before we run ./test_rodata, let’s take a quick look to see what modifications shiva-ld made to the executable:<text:bookmark-end text:name="__RefHeading___Toc867_2787911251"/></text:p>
      <text:p text:style-name="P21"/>
      <text:p text:style-name="P220"><text:span text:style-name="T4">Image </text:span><text:span text:style-name="T10">3.</text:span><text:span text:style-name="T17">5</text:span><text:span text:style-name="T4">: </text:span><text:span text:style-name="T9">R</text:span><text:span text:style-name="T4">equesting program interpreter is “/lib/shiva”</text:span></text:p>
      <text:p text:style-name="P21"><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294" text:outline-level="4"/>
      <text:h text:style-name="P294" text:outline-level="4"/>
      <text:h text:style-name="P294" text:outline-level="4"/>
      <text:h text:style-name="P294" text:outline-level="4"/>
      <text:h text:style-name="P294" text:outline-level="4"/>
      <text:h text:style-name="P294" text:outline-level="4"/>
      <text:h text:style-name="P294" text:outline-level="4"/>
      <text:h text:style-name="P295" text:outline-level="4"/>
      <text:p text:style-name="P241">In image <text:span text:style-name="T292">3.</text:span><text:span text:style-name="T296">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96"/>
      <text:p text:style-name="P196"/>
      <text:p text:style-name="P194"/>
      <text:p text:style-name="P194"/>
      <text:p text:style-name="P194"><text:soft-page-break/></text:p>
      <text:p text:style-name="P242"><text:span text:style-name="T236">Image </text:span><text:span text:style-name="T237">3.</text:span><text:span text:style-name="T238">6:</text:span><text:span text:style-name="T236"> New dynamic segment contains 3 custom entries</text:span></text:p>
      <text:p text:style-name="P232"/>
      <text:p text:style-name="P232"/>
      <text:p text:style-name="P232"/>
      <text:p text:style-name="P232"><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6">The above </text:span><text:span text:style-name="T57">image </text:span><text:span text:style-name="T60">3.</text:span><text:span text:style-name="T61">6 </text:span><text:span text:style-name="T46">shows the dynamic segment of the ELF binary: test_rodata,</text:span><text:span text:style-name="T57"> </text:span><text:span text:style-name="T46">after we ran the shiva-ld tool on it. Notice the three </text:span><text:span text:style-name="T57">Operating System specific </text:span><text:span text:style-name="T46">entries at the tail end. The readelf utility doesn’t know how to parse these custom entries. </text:span><text:span text:style-name="T47">Here is what the actual entry types and values are:</text:span><text:bookmark-end text:name="__RefHeading___Toc869_2787911251"/></text:p>
      <text:p text:style-name="P20"/>
      <text:p text:style-name="P29">(SHIVA_NEEDED)<text:tab/><text:tab/>Patch object: [ro_patch.o]</text:p>
      <text:p text:style-name="P29">(SHIVA_SEARCH)<text:tab/><text:tab/>Search path: [/opt/shiva/modules]</text:p>
      <text:p text:style-name="P29"><text:span text:style-name="T136">(SHIVA_ORIG_INTERP)<text:tab/>Original RTLD: [/lib/ld-linux-</text:span><text:span text:style-name="T163">aarch64.so.1]</text:span></text:p>
      <text:p text:style-name="P26"/>
      <text:p text:style-name="P27">This data is needed by “/lib/shiva” at runtime so that it can locate and load the patch object, and the original dynamic linker (See Chained Linking in section x.x).</text:p>
      <text:h text:style-name="P294" text:outline-level="4"><text:bookmark-start text:name="__RefHeading___Toc850_2787911251"/>Final outcome of patching test_rodata<text:bookmark-end text:name="__RefHeading___Toc850_2787911251"/></text:h>
      <text:p text:style-name="P75"/>
      <text:p text:style-name="P138"><text:soft-page-break/><text:span text:style-name="T136">Now every time </text:span><text:span text:style-name="T162">that </text:span><text:span text:style-name="T136">the test_rodata executable is ran it will invoke the Shiva interpreter which will in turn load the patch object “/</text:span><text:span text:style-name="T158">opt/shiva/modules/</text:span><text:span text:style-name="T136">ro_patch.o”. </text:span></text:p>
      <text:p text:style-name="P76"/>
      <text:p text:style-name="P93">$ ./test_rodata</text:p>
      <text:p text:style-name="P93">rodata_string: The Great Arcanum</text:p>
      <text:p text:style-name="P93">$</text:p>
      <text:p text:style-name="P77"/>
      <text:p text:style-name="P141"><text:span text:style-name="T136">We can observe that the program test_rodata is now printing the patched version of </text:span><text:span text:style-name="T87">rodata_string </text:span><text:span text:style-name="T93">[] </text:span><text:span text:style-name="T136">when it is ran. This patch may appear permanent, but in effect the patch is actually being installed at runtime by “/lib/shiva” everytime the program runs.</text:span></text:p>
      <text:p text:style-name="P78"/>
      <text:h text:style-name="Heading_20_4" text:outline-level="4"><text:bookmark-start text:name="__RefHeading___Toc860_2787911251"/>Current limitations of patching const data<text:bookmark-end text:name="__RefHeading___Toc860_2787911251"/></text:h>
      <text:p text:style-name="P150"/>
      <text:p text:style-name="P143"><text:span text:style-name="T275">There are patching scenarios with </text:span><text:span text:style-name="T95">const </text:span><text:span text:style-name="T161">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43"/>
      <text:p text:style-name="P144">The target program gets re-linked to use the patch version of <text:span text:style-name="T87">rodata_string</text:span><text:span text:style-name="T136">. Using symbol interposition to overwrite </text:span><text:span text:style-name="T87">.rodata</text:span><text:span text:style-name="T136"> variables works perfectly unless the read-only value is optimized out of memory and stored only in a register. </text:span><text:span text:style-name="T159">Let’s look at the following example:</text:span></text:p>
      <text:p text:style-name="P145"/>
      <text:p text:style-name="P193"><text:span text:style-name="T276">Image </text:span><text:span text:style-name="T289">3.</text:span><text:span text:style-name="T296">7</text:span><text:span text:style-name="T276">: </text:span>C code illustrating a read-only global variable</text:p>
      <text:p text:style-name="P226"><draw:frame draw:style-name="fr2" draw:name="Image5" text:anchor-type="char" svg:x="0.0575in" svg:y="0in" svg:width="4.448in" svg:height="1.2917in" draw:z-index="7"><draw:image xlink:href="Pictures/10000000000001AB0000007C0861A90FEF1B97FD.png" xlink:type="simple" xlink:show="embed" xlink:actuate="onLoad" draw:mime-type="image/png"/></draw:frame></text:p>
      <text:p text:style-name="P224"/>
      <text:p text:style-name="P245"/>
      <text:p text:style-name="P245"/>
      <text:h text:style-name="P286" text:outline-level="3"/>
      <text:p text:style-name="P151"><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86"/>
      <text:p text:style-name="P205"><text:span text:style-name="T278">Image </text:span><text:span text:style-name="T279">3.</text:span><text:span text:style-name="T280">8</text:span><text:span text:style-name="T278">: </text:span><text:span text:style-name="T277">Code optimization </text:span><text:span text:style-name="T278">of read-only variable in aarch64 assembly</text:span><text:tab/><text:tab/><text:tab/><text:tab/></text:p>
      <text:p text:style-name="P205"><draw:frame draw:style-name="fr2"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205"/>
      <text:p text:style-name="P205"/>
      <text:p text:style-name="P205"/>
      <text:p text:style-name="P239">In the code above we can see that the value 5 is being copied as an immediate value into a register. This is an optimization that removes the need for an adrp/add/ldr instruction trio, thus eliminating two instructions and the need for memory access. <text:span text:style-name="T274">This optimization is inauspicious for symbol interposition based patching since the actual </text:span><text:span text:style-name="T94">.rodata </text:span><text:span text:style-name="T160">variables memory is not being accessed and therefore there is no linking code to update. <text:s/>Instead there is only an instruction: </text:span><text:span text:style-name="T215">“mov w1, #0x5”</text:span><text:span text:style-name="T160">. Clearly this instruction can be re-encoded rather simply, but what would a patch look like for this? For the curious reader, move ahead to the section titled </text:span><text:span text:style-name="T122">“ELF Transformations &amp; Function splicing”.</text:span></text:p>
      <text:h text:style-name="P282" text:outline-level="2" text:is-list-header="true"/>
      <text:h text:style-name="P287" text:outline-level="3"><text:bookmark-start text:name="__RefHeading___Toc891_2787911251"/>Symbol interposition on functions<text:bookmark-end text:name="__RefHeading___Toc891_2787911251"/></text:h>
      <text:p text:style-name="P236"/>
      <text:p text:style-name="P50"><text:span text:style-name="T286">Shiva gives patch writers the ability to replace a function trivially using symbol interposition. </text:span>We’ve all seen userland rootkits that re-write libc.so functions by introducing a preloaded library <text:span text:style-name="T286">with a new version of the function. In the same spirit Shiva allows patch writers to replace any function in the target ELF executable with a symbol of type STT_FUNC and symbol bindings of STB_GLOBAL or STB_WEAK. </text:span><text:span text:style-name="T287">The only exception is that the function main() cannot be replaced, although future support is on the way, as it depends on the glibc initialization code that transfers control to main from _start.</text:span></text:p>
      <text:p text:style-name="P51">Let’s get started with a simple example of replacing a function called <text:span text:style-name="T87">foo()</text:span><text:span text:style-name="T136">. </text:span></text:p>
      <text:p text:style-name="P110"/>
      <text:h text:style-name="P296" text:outline-level="4" text:is-list-header="true"><text:bookmark-start text:name="__RefHeading___Toc893_2787911251"/><text:span text:style-name="T311">Patch exercise 2: </text:span><text:span text:style-name="T312">Replacing function foo()</text:span><text:bookmark-end text:name="__RefHeading___Toc893_2787911251"/></text:h>
      <text:p text:style-name="P42"/>
      <text:p text:style-name="P29">$ cd shiva_examples/function_interposing</text:p>
      <text:p text:style-name="P28"/>
      <text:p text:style-name="P197">Image 3.<text:span text:style-name="T296">9</text:span>: Original source code of the binary <text:span text:style-name="T87">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288" text:outline-level="3"/>
      <text:p text:style-name="Standard"><text:span text:style-name="T67">From the original source code shown in </text:span><text:span text:style-name="T38">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36">.</text:span></text:p>
      <text:p text:style-name="P111"/>
      <text:p text:style-name="P195">Image 3.<text:span text:style-name="T296">10</text:span>: foo_patch.c source code</text:p>
      <text:p text:style-name="P111"><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37"/>
      <text:p text:style-name="P52">Shiva handles handles all of the linking at runtime for the patch, including shared library calls. Shiva works in conjunction with the ld-linux.so interpreter to accomplish these goals. All call instructions <text:span text:style-name="T87">(i.e. branch with link)</text:span> are given a PLT entry within the patch module at runtime. The patch has it’s own PLT/GOT and the GOT is filled in at runtime <text:span text:style-name="T295">with the address to every function </text:span><text:span text:style-name="T98">(Both in and out of the module)</text:span><text:span text:style-name="T295"> that are being called.</text:span> Shiva handles all of the runtime relocations prior to passing control to ld-linux.so except for when the relocation references <text:span text:style-name="T295">symbolic </text:span>code or data that live within a shared library. A call to <text:span text:style-name="T136">libc:printf() from within the patch code </text:span><text:span text:style-name="T165">have it’s </text:span><text:span text:style-name="T136">own </text:span><text:span text:style-name="T165">respective GOT entry</text:span><text:span text:style-name="T136">. </text:span><text:span text:style-name="T165">The </text:span><text:span text:style-name="T136">address of printf() won’t be known until ld-linux.so </text:span><text:span text:style-name="T165">has mapped </text:span><text:span text:style-name="T136">the shared libaries into memory and procese</text:span><text:span text:style-name="T165">d</text:span><text:span text:style-name="T136"> their </text:span><text:soft-page-break/><text:span text:style-name="T136">relocations. <text:s/>To handle this scenario Shiva </text:span><text:span text:style-name="T165">incorporates a </text:span><text:span text:style-name="T123">P</text:span><text:span text:style-name="T121">ost </text:span><text:span text:style-name="T123">L</text:span><text:span text:style-name="T121">inker </text:span><text:span text:style-name="T164">which waits until ld-linux.so has processed all of the symbol relocations for each shared library, and then finalizes fixing up the </text:span><text:span text:style-name="T169">patch modules </text:span><text:span text:style-name="T164">GOT with the addresses to each respective shared library symbol. </text:span></text:p>
      <text:p text:style-name="P112"/>
      <text:h text:style-name="Heading_20_4" text:outline-level="4"><text:bookmark-start text:name="__RefHeading___Toc895_2787911251"/><text:span text:style-name="T164">S</text:span><text:span text:style-name="T136">hiva Post Linker</text:span><text:bookmark-end text:name="__RefHeading___Toc895_2787911251"/></text:h>
      <text:p text:style-name="P223"/>
      <text:p text:style-name="P53"><text:span text:style-name="T164">T</text:span><text:span text:style-name="T136">he Shiva Post Linking Phase is a great example of what Shiva refers to as Cross-ELF-Relocations </text:span><text:span text:style-name="T121">(</text:span><text:span text:style-name="T124">Defined as a relocation who’s computation relies on the results of a secondary </text:span><text:span text:style-name="T125">relocation solved by an entirely separate runtime linker – One linker must wait on the other to satisfy the Cross-Relocation</text:span><text:span text:style-name="T216">)</text:span><text:span text:style-name="T136">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87">ld-linux.so</text:span><text:span text:style-name="T136"> is finished, </text:span><text:span text:style-name="T171">it must somehow</text:span><text:span text:style-name="T136"> control must somehow be transferred back to Shiva, particularly </text:span><text:span text:style-name="T167">to </text:span><text:span text:style-name="T136">the </text:span><text:span text:style-name="T166">function shiva_post_linker(). </text:span><text:span text:style-name="T168">To give</text:span><text:span text:style-name="T166"> some context, here is a screenshot of the shiva post linkers source code. </text:span></text:p>
      <text:p text:style-name="P113"/>
      <text:p text:style-name="P198"><text:span text:style-name="T136">Image 3.1</text:span><text:span text:style-name="T172">1</text:span><text:span text:style-name="T136">: shiva_post_linker.c comments</text:span></text:p>
      <text:p text:style-name="P113"><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290">the above</text:span> <text:span text:style-name="T87">image 3.1</text:span><text:span text:style-name="T99">1 </text:span>the comments describe how Shiva actually replaces the auxiliary vector value <text:span text:style-name="T290">for </text:span>AT_ENTRY on the stack, which normally contains the address to _start() in the ELF executable that is running, <text:span text:style-name="T290">and ld-linux.so passes final control to this address. Shiva takes advantage of this and hooks AT_ENTRY with the address <text:s/></text:span><text:span text:style-name="T292">of &amp;</text:span><text:span text:style-name="T290">shiva_post_linker(); </text:span><text:span text:style-name="T291">The post linker introduces the concept of </text:span><text:span text:style-name="T96">Delayed relocations</text:span><text:span text:style-name="T168">.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199"/>
      <text:p text:style-name="P199">Image 3.1<text:span text:style-name="T296">2</text:span>: shiva_post_linker() source code</text:p>
      <text:p text:style-name="P240"/>
      <text:p text:style-name="P23"><draw:frame draw:style-name="fr2"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3"><text:soft-page-break/></text:p>
      <text:p text:style-name="P23"/>
      <text:p text:style-name="P6"><text:span text:style-name="T170">In </text:span><text:span text:style-name="T97">Image 3.11</text:span><text:span text:style-name="T170"> above, </text:span><text:span text:style-name="T136">The shiva_post_linker() source code illustrates </text:span><text:span text:style-name="T170">how it handles</text:span><text:span text:style-name="T136"> delayed relocations. Particularly (S + B) </text:span><text:span text:style-name="T170">which is symbol value + base address. The final relocation value is stored in the patch modules GOT entry for the shared library function that is being called. The execution flow goes something like this:</text:span></text:p>
      <text:p text:style-name="P6"><text:span text:style-name="T170"><text:tab/></text:span><text:span text:style-name="T217">[shiva runtime linker] → [ld-linux.so linker] → [shiva_post_linker] → [_start() in exe]</text:span></text:p>
      <text:p text:style-name="P22">We reset the value in register x21 back to the original entry point of the executable in &amp;_start().</text:p>
      <text:p text:style-name="P22"/>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231"/>
      <text:p text:style-name="P206">Image 3.12: View the patch files in directory “function_interposing”</text:p>
      <text:p text:style-name="P230"><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200">Image 3.13: Relocation entries for program ./test_foo</text:p>
      <text:p text:style-name="P5"><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47"><text:soft-page-break/><text:span text:style-name="T53">T</text:span><text:span text:style-name="T52">he relocations for our patch foo_patch.o will be processed and applied by Shiva at runtime. </text:span><text:span text:style-name="T54">Here is an explanation of the relocations for our patch, </text:span><text:span text:style-name="T55">while not yet discussing the re-linking of the target executable that has no viable relocation meta-data for Shiva.</text:span></text:p>
      <text:list xml:id="list4037313666" text:style-name="L2">
        <text:list-item>
          <text:p text:style-name="P333"><text:span text:style-name="T52">The first relocation</text:span><text:span text:style-name="T55"> is</text:span><text:span text:style-name="T49"> to </text:span><text:span text:style-name="T52">to be applied at offset 0x8 </text:span><text:span text:style-name="T55">within the</text:span><text:span text:style-name="T58"> .text</text:span><text:span text:style-name="T49"> section of our module. This relocation</text:span><text:span text:style-name="T56"> </text:span><text:span text:style-name="T52">is symbolically referencing </text:span><text:span text:style-name="T56">.text</text:span><text:span text:style-name="T45"> + 28, </text:span><text:span text:style-name="T49">which is going to eventually contain the address to</text:span><text:span text:style-name="T58"> .rodata + 0</text:span><text:span text:style-name="T49">, where the string “I am the new function foo()” lives.</text:span><text:span text:style-name="T51"> </text:span><text:span text:style-name="T50">To be specific, this relocation is re-encoding an </text:span><text:span text:style-name="T59">adrp</text:span><text:span text:style-name="T50"> instruction to return the page address of the </text:span><text:span text:style-name="T59">.text</text:span><text:span text:style-name="T50"> encoding at 0x28</text:span></text:p>
          <text:p text:style-name="P333"><text:span text:style-name="T51"><text:s/></text:span><text:span text:style-name="T243">N</text:span><text:span text:style-name="T244">OTE:</text:span><text:span text:style-name="T246"> </text:span><text:span text:style-name="T247">Shiva refers to a relocation such as this, as a </text:span><text:span text:style-name="T245">.text on .text relocation</text:span><text:span text:style-name="T247">. </text:span><text:span text:style-name="T248">Definition: The </text:span><text:span text:style-name="T247">relocation </text:span><text:span text:style-name="T248">is in .rela.text </text:span><text:span text:style-name="T247">an</text:span><text:span text:style-name="T248">d</text:span><text:span text:style-name="T247"> </text:span><text:span text:style-name="T248">symbolically links to a </text:span><text:span text:style-name="T247"><text:s/>.text </text:span><text:span text:style-name="T248">section offset. </text:span><text:span text:style-name="T247">This becomes important to Shiva when it’s using more advanced features such as function splicing transforms. Therefore “.text on .text relocation” </text:span><text:span text:style-name="T248">is a term that will be spoken about in this manual.</text:span></text:p>
        </text:list-item>
        <text:list-item>
          <text:p text:style-name="P334"><text:span text:style-name="T66">The second relocation is adding the offset of the </text:span><text:span text:style-name="T65">.text </text:span><text:span text:style-name="T66">encoding so that the following </text:span><text:span text:style-name="T65">ldr</text:span><text:span text:style-name="T66"> instruction can indirectly access the address from the</text:span><text:span text:style-name="T65"> .text</text:span><text:span text:style-name="T66"> encoding and store it into a register as a pointer to the string “I am the new function foo()”.</text:span></text:p>
        </text:list-item>
        <text:list-item>
          <text:p text:style-name="P335"><text:span text:style-name="T283">The third relocation is a CALL26 to re-encode the </text:span><text:span text:style-name="T282">bl</text:span><text:span text:style-name="T283"> instruction with the 26bit offset </text:span><text:span text:style-name="T284">of</text:span><text:span text:style-name="T283"> the patches PLT entry for libc.so:puts().</text:span></text:p>
        </text:list-item>
        <text:list-item>
          <text:p text:style-name="P335"><text:span text:style-name="T48">T</text:span><text:span text:style-name="T45">he last relocation is the one that fills in the </text:span><text:span text:style-name="T56">.text </text:span><text:span text:style-name="T45">encoding that should contain the address of </text:span><text:span text:style-name="T56">.rodata + 0x28.</text:span></text:p>
          <text:p text:style-name="P336"><text:span text:style-name="T65">NOTE: <text:s/></text:span><text:span text:style-name="T63">The </text:span><text:span text:style-name="T56">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2">and is used exclusively for </text:span><text:span text:style-name="T56">PLT/GOT linking </text:span><text:span text:style-name="T62">of </text:span><text:span text:style-name="T56">the CALL26 relocations. </text:span><text:span text:style-name="T64">The .text encodings are kept in -place by Shiva without moving them into any kind of .got table.</text:span></text:p>
        </text:list-item>
      </text:list>
      <text:p text:style-name="P34">Let’s take a look at the patch object file disassembly for function foo() and compare the instruction offsets to those specified in the relocations above.</text:p>
      <text:p text:style-name="P34"/>
      <text:p text:style-name="P219"><text:soft-page-break/><text:span text:style-name="T1">Image 3.14: Disassembly</text:span><draw:frame draw:style-name="fr2"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8">of foo_patch.o:foo() before </text:span><text:span text:style-name="T1">reloca</text:span><text:span text:style-name="T68">tion happens</text:span></text:p>
      <text:p text:style-name="P243"/>
      <text:p text:style-name="P209"/>
      <text:p text:style-name="P210"/>
      <text:h text:style-name="P290" text:outline-level="3"/>
      <text:h text:style-name="P290" text:outline-level="3"/>
      <text:p text:style-name="P230"/>
      <text:p text:style-name="P230"/>
      <text:p text:style-name="P230"/>
      <text:p text:style-name="P230"/>
      <text:p text:style-name="P34">The code shown above in <text:span text:style-name="T87">Image 3.14</text:span><text:span text:style-name="T136"> <text:s/>is the objdump output of our replacement </text:span><text:span text:style-name="T87">foo() </text:span><text:span text:style-name="T101">function.</text:span><text:span text:style-name="T136"> Resolving relocations to build our own modules runtime image is </text:span><text:span text:style-name="T173">based on the relocatable nature of the object file and the symbolic scope that Shiva uses to </text:span><text:span text:style-name="T190">re-link the process image</text:span><text:span text:style-name="T173">. </text:span><text:span text:style-name="T174">This code can be relocated fairly easy by Shiva’s standard linking capabilities. </text:span><text:span text:style-name="T173">The next part to solving the patching at runtime is re-linking the code in the target executable (</text:span><text:span text:style-name="T100">in memory</text:span><text:span text:style-name="T173">) so that any calls to </text:span><text:span text:style-name="T100">foo()</text:span><text:span text:style-name="T173"> are replaced with calls to the new location of </text:span><text:span text:style-name="T100">foo() </text:span><text:span text:style-name="T173">within the patches executable image. External re-linking can be a trifle difficult at times due to a lack of relocation records describing how to re-link </text:span><text:span text:style-name="T100">.text</text:span><text:span text:style-name="T173"> code.</text:span></text:p>
      <text:p text:style-name="P79"/>
      <text:p text:style-name="P79"/>
      <text:h text:style-name="Heading_20_4" text:outline-level="4"><text:bookmark-start text:name="__RefHeading___Toc1954_122690704"/>Shiva <text:span text:style-name="T293">external re-linking of the </text:span><text:span text:style-name="T297">ELF</text:span><text:span text:style-name="T293">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text:span><text:span text:style-name="T23">t</text:span><text:span text:style-name="T11">heir respective memory segments that Shiva creates with mmap; a text segment </text:span><text:span text:style-name="T23">includes: </text:span><text:span text:style-name="T34">.text, .</text:span><text:span text:style-name="T37">plt, </text:span><text:span text:style-name="T34">.rodata, .</text:span><text:span text:style-name="T37">shiva_transform, .shiva_CFG.</text:span><text:span text:style-name="T34"> </text:span><text:span text:style-name="T11"><text:s/></text:span><text:span text:style-name="T23">A</text:span><text:span text:style-name="T11">nd a data segment: </text:span><text:span text:style-name="T34">.got, .data, .bss</text:span><text:span text:style-name="T11">. Relocations are driven by section offsets, and thus Shiva creates an internal data structure pointing to where each section lives within the patches executable environment. </text:span><text:span text:style-name="T34">(i.e. .text, .data, .bss section within the modules text segment</text:span><text:span text:style-name="T39">)</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text:span><text:span text:style-name="T23">after</text:span><text:span text:style-name="T11">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5">.text</text:span><text:span text:style-name="T12"> section at runtime to build all of the CFG data. See </text:span><text:span text:style-name="T25">shiva_analyze.c:shiva_find_calls</text:span><text:span text:style-name="T26">() </text:span><text:span text:style-name="T30">which very early on parses</text:span><text:span text:style-name="T12"> every instruction </text:span><text:span text:style-name="T15">in the target executables </text:span><text:span text:style-name="T37">.text </text:span><text:span text:style-name="T15">section generating calls/xrefs to code and data. This </text:span><text:span text:style-name="T16">can be seen in the following function</text:span><text:span text:style-name="T15"> </text:span><text:span text:style-name="T26">shiva_module.c:apply_external_patch_links() </text:span><text:span text:style-name="T27">--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6">.shiva.CFG</text:span><text:span text:style-name="T14">)</text:span><text:span text:style-name="T35">.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80"/>
      <text:p text:style-name="Standard"/>
      <text:p text:style-name="Header_20_4"/>
      <text:p text:style-name="Header_20_4"/>
      <text:h text:style-name="Heading_20_4" text:outline-level="4"><text:bookmark-start text:name="__RefHeading___Toc1956_122690704"/><text:span text:style-name="T298">Patch example 2: Apply </text:span>Function interposing <text:span text:style-name="T298">patch</text:span>, replace foo()<text:bookmark-end text:name="__RefHeading___Toc1956_122690704"/></text:h>
      <text:p text:style-name="P249"/>
      <text:p text:style-name="P152">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89"/>
      <text:p text:style-name="P201">Image 3.15: Patch example 2, Replacing function foo() </text:p>
      <text:p text:style-name="P248"><draw:frame draw:style-name="fr3" draw:name="Image19" text:anchor-type="char" svg:width="8.3028in" svg:height="2.0827in" draw:z-index="18"><draw:image xlink:href="Pictures/1000000000000404000001025307F8169E07D892.png" xlink:type="simple" xlink:show="embed" xlink:actuate="onLoad" draw:mime-type="image/png"/></draw:frame></text:p>
      <text:p text:style-name="P55">In the example above, <text:span text:style-name="T87">Image 3.15</text:span>, we illustrate that the target ELF binary: test_foo, is not using Shiva as the interpreter, but rather the standard <text:span text:style-name="T87">“/lib/ld-linux.aarch64.so.1”</text:span><text:span text:style-name="T136"> . </text:span><text:span text:style-name="T175">We want to test our patch out before prelinking the patch meta-data with Shiva-ld. Again we can invoke “/lib/shiva” directly and it assumes responsibility for loading the executable you are patching, rather than the kernel doing it </text:span></text:p>
      <text:p text:style-name="P114"/>
      <text:p text:style-name="P188"><text:span text:style-name="T102">NOTE: </text:span><text:span text:style-name="T131">See grugqs classic paper on engineering userland execve implementation for anti-forensics. So much mileage out of this great technique over the years.</text:span></text:p>
      <text:h text:style-name="P290" text:outline-level="3"><text:soft-page-break/></text:h>
      <text:h text:style-name="P297" text:outline-level="4" text:is-list-header="true"><text:bookmark-start text:name="__RefHeading___Toc1958_122690704"/>Shiva-<text:span text:style-name="T299">ld tool. Prelink executable ./test_foo with foo_patch.o</text:span><text:bookmark-end text:name="__RefHeading___Toc1958_122690704"/></text:h>
      <text:p text:style-name="P216">Image 3.16: Prelinking the patch: foo_patch.o to the executable: test_foo</text:p>
      <text:h text:style-name="P290" text:outline-level="3"><draw:frame draw:style-name="fr1"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51"><text:bookmark-start text:name="__RefHeading___Toc1962_122690704"/>Image 3.17: Executing test_foo with Shiva as ELF interpreter<text:bookmark-end text:name="__RefHeading___Toc1962_122690704"/></text:p>
      <text:h text:style-name="P290" text:outline-level="3" text:is-list-header="true"><draw:frame draw:style-name="fr2"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54"><text:span text:style-name="T299">Notice from </text:span><text:span text:style-name="T103">Image 3.17 </text:span>that <text:span text:style-name="T300">the ELF program</text:span><text:span text:style-name="T87"> </text:span><text:span text:style-name="T187">test_foo </text:span>executes and calls the replacement <text:span text:style-name="T87">foo()</text:span><text:span text:style-name="T136"> function </text:span><text:span text:style-name="T176">correctly </text:span><text:span text:style-name="T136">from within </text:span><text:span text:style-name="T177">the foo_patch.o</text:span><text:span text:style-name="T136"> module. </text:span><text:span text:style-name="T176">The </text:span><text:span text:style-name="T177">test_foo </text:span><text:span text:style-name="T176">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3">Image 3.17</text:span><text:span text:style-name="T176"> <text:s/>is </text:span><text:span text:style-name="T177">note worthy too:</text:span></text:p>
      <text:p text:style-name="P81"/>
      <text:p text:style-name="P95">$ shiva -u ./test_foo</text:p>
      <text:p text:style-name="P96">I am the original foo() function</text:p>
      <text:p text:style-name="P96">Return value: 0x1</text:p>
      <text:p text:style-name="P96">$</text:p>
      <text:p text:style-name="P96"/>
      <text:p text:style-name="P251"><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81"/>
      <text:h text:style-name="P290" text:outline-level="3"><text:bookmark-start text:name="__RefHeading___Toc872_2787911251"/>Symbol interposition on <text:span text:style-name="T285">global data: .rodata, .bss, .data</text:span><text:bookmark-end text:name="__RefHeading___Toc872_2787911251"/></text:h>
      <text:p text:style-name="P254"/>
      <text:p text:style-name="P162">Thus far Shiva has demonstrated the ability to re-write global functions and global data by name. ELF Symbolic data of any type can be re-defined in a Shiva patch, whether it be a function or a global variable. <text:span text:style-name="T302">Let us illustrate a patch that re-writes both global data and several functions all in the same patch, as there is no limitation to the number of global variables and functions that can be interposed.</text:span></text:p>
      <text:p text:style-name="P163"/>
      <text:p text:style-name="P164">Shiva doesn’t yet support re-writing thread local storage variables, but support for this is on the road map. </text:p>
      <text:p text:style-name="P244"/>
      <text:h text:style-name="Heading_20_3" text:outline-level="3"><text:bookmark-start text:name="__RefHeading___Toc1968_122690704"/>Re-de<text:span text:style-name="T307">claring</text:span> the size of global variables<text:bookmark-end text:name="__RefHeading___Toc1968_122690704"/></text:h>
      <text:h text:style-name="Heading_20_3" text:outline-level="3"/>
      <text:p text:style-name="P161">When a variable is <text:span text:style-name="T307">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87">.bss</text:span><text:span text:style-name="T136"> global buffer in order to fix a ridiculous and hand-crafted vulnerability which results in local privilege escalation.</text:span></text:p>
      <text:p text:style-name="P225"/>
      <text:h text:style-name="Heading_20_4" text:outline-level="4"><text:bookmark-start text:name="__RefHeading___Toc1970_122690704"/>Fixing .bss overflow by increasing buffer size<text:bookmark-end text:name="__RefHeading___Toc1970_122690704"/></text:h>
      <text:p text:style-name="P252"/>
      <text:p text:style-name="P155">Change directories to “shiva_examples/bss_vuln”. Let’s take a look at the original source code for this vulnerable program.</text:p>
      <text:p text:style-name="P155"/>
      <text:p text:style-name="P213">Image 3.18: bss_vuln.c source code</text:p>
      <text:p text:style-name="P225"/>
      <text:p text:style-name="P225"><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217"/>
      <text:p text:style-name="P160"><text:span text:style-name="T303">In </text:span><text:span text:style-name="T105">image 3.18 </text:span><text:span text:style-name="T179"><text:s/>we can see the </text:span><text:span text:style-name="T178">original </text:span><text:span text:style-name="T179">source code to the program “shiva_examples/bss_vuln/bss_vuln.c”. This program illustrates how the function </text:span><text:span text:style-name="T105">strncpy</text:span><text:span text:style-name="T179"> pads the remaining length of a buffer with null bytes and how this behavior can lead to a </text:span><text:span text:style-name="T105">.bss</text:span><text:span text:style-name="T179"> overflow that overwrites the bss variable </text:span><text:span text:style-name="T105">uint8_t uid</text:span><text:span text:style-name="T179"> with the value 0, </text:span><text:span text:style-name="T178">which is then passed to </text:span><text:span text:style-name="T104">setuid() </text:span><text:span text:style-name="T178">before a call to </text:span><text:span text:style-name="T104">system(). </text:span><text:span text:style-name="T178">In our somewhat unrealistic example, we aim to re-size the variable </text:span><text:span text:style-name="T104">bss_buffer[16] </text:span><text:span text:style-name="T178">to </text:span><text:span text:style-name="T104">bss_buffer[32] </text:span><text:span text:style-name="T180">to prevent the 0 padded </text:span><text:span text:style-name="T106">.bss </text:span><text:span text:style-name="T180">overflow</text:span><text:span text:style-name="T106">.</text:span></text:p>
      <text:p text:style-name="P233"/>
      <text:p text:style-name="P217">Image 3.19: Running the vulnerable bss_vuln program</text:p>
      <text:p text:style-name="P217"><draw:frame draw:style-name="fr2"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50"/>
      <text:p text:style-name="P250"/>
      <text:p text:style-name="P250"/>
      <text:p text:style-name="P250"/>
      <text:p text:style-name="P250"/>
      <text:p text:style-name="P155">Running this program, and passing in a string length <text:span text:style-name="T308">of </text:span>less than 32 bytes will cause the bug to be triggered and for dramatic effect we can see the pop of a root shell in <text:span text:style-name="T87">Image 3.19</text:span><text:span text:style-name="T136">. A</text:span><text:span text:style-name="T192">nd as</text:span><text:span text:style-name="T136"> already shown in the original source code, </text:span><text:span text:style-name="T87">bss_buffer</text:span><text:span text:style-name="T136"> is an uninitialized static global </text:span><text:soft-page-break/><text:span text:style-name="T136">variable that lives in the </text:span><text:span text:style-name="T87">.bss</text:span><text:span text:style-name="T136">. Let’s confirm that this global variable does indeed exist within the </text:span><text:span text:style-name="T87">.bss</text:span><text:span text:style-name="T136"> of the target executable before we demonstrate our patch.</text:span></text:p>
      <text:p text:style-name="P214"/>
      <text:p text:style-name="P214">Image 3.20: Verifying bss_buffer variable exists in target executable</text:p>
      <text:p text:style-name="P82"/>
      <text:p text:style-name="P82"><draw:frame draw:style-name="fr4" draw:name="Image24" text:anchor-type="char" svg:width="6.9252in" svg:height="1.022in" draw:z-index="23"><draw:image xlink:href="Pictures/10000000000002CE0000006A58D2E46F60034CEE.png" xlink:type="simple" xlink:show="embed" xlink:actuate="onLoad" draw:mime-type="image/png"/></draw:frame></text:p>
      <text:p text:style-name="P156"><text:span text:style-name="T136">In </text:span><text:span text:style-name="T87">Image 3.20</text:span><text:span text:style-name="T136"> we confirm that a </text:span><text:span text:style-name="T87">.bss </text:span><text:span text:style-name="T136">variable ‘bss_buffer[16]’ does exist and it’s bindings are STB_GLOBAL. We can fix this vulnerability by simply re-defining bss_buffer as a 32 byte length buffer. Patching the program “bss_vuln” is straightforward, watch...</text:span></text:p>
      <text:p text:style-name="P83"/>
      <text:p text:style-name="P83"/>
      <text:p text:style-name="P215">Image 3.21: Patching the bss_vuln vulnerability by re-defining bss_buffer</text:p>
      <text:p text:style-name="P215"><draw:frame draw:style-name="fr4" draw:name="Image25" text:anchor-type="char" svg:width="6.9252in" svg:height="3.1236in" draw:z-index="26"><draw:image xlink:href="Pictures/10000000000002CC0000014318FECF355E0805D6.png" xlink:type="simple" xlink:show="embed" xlink:actuate="onLoad" draw:mime-type="image/png"/></draw:frame></text:p>
      <text:p text:style-name="P83"/>
      <text:p text:style-name="P83"/>
      <text:p text:style-name="P166"><text:span text:style-name="T136">As shown above in </text:span><text:span text:style-name="T87">Image 3.21</text:span><text:span text:style-name="T136"> a simple patch re-</text:span><text:span text:style-name="T200">declaring</text:span><text:span text:style-name="T136"> the size of </text:span><text:span text:style-name="T87">bss_buffer[16]</text:span><text:span text:style-name="T136"> to </text:span><text:span text:style-name="T87">bss_buffer[32] </text:span><text:span text:style-name="T181">is compiled and pre-linked in just two commands. The program </text:span><text:span text:style-name="T107">bss_vuln</text:span><text:span text:style-name="T181"> is now linked to the </text:span><text:span text:style-name="T107">bss_buffer[32] </text:span><text:span text:style-name="T181">and doesn’t </text:span><text:span text:style-name="T182">overflow anymore </text:span><text:span text:style-name="T183">at the call to </text:span><text:span text:style-name="T108">strncpy().</text:span></text:p>
      <text:p text:style-name="P146"/>
      <text:h text:style-name="P298" text:outline-level="4"><text:bookmark-start text:name="__RefHeading___Toc2604_1799790892"/>Cross-Relocation <text:span text:style-name="T313">with .</text:span>bss relinking<text:bookmark-end text:name="__RefHeading___Toc2604_1799790892"/></text:h>
      <text:p text:style-name="P264"/>
      <text:p text:style-name="P165"><text:span text:style-name="T329">For those interested in understanding the internals of </text:span><text:span text:style-name="T116">.</text:span><text:span text:style-name="T200">bss variable relocation in Shiva, please keep reading to understand a key Shiva feature known as </text:span><text:span text:style-name="T126">Cross Relocations. </text:span></text:p>
      <text:p text:style-name="P165"><text:soft-page-break/><text:span text:style-name="T136">The</text:span> .bss is uninitialized data and doesn’t take up any space in the ELF file. ELF PIE binaries use R_AARCH64_RELATIVE relocation’s to fixup the<text:span text:style-name="T87"> .got </text:span>with the correct address to the <text:span text:style-name="T87">.bss </text:span><text:span text:style-name="T136">variable after it’s been allocated at runtime. </text:span><text:span text:style-name="T193">In order for Shiva to re-link the binary to use the new </text:span><text:span text:style-name="T111">.bss</text:span><text:span text:style-name="T193"> variable in the patch it must update the </text:span><text:span text:style-name="T111">.got</text:span><text:span text:style-name="T193"> entry </text:span><text:span text:style-name="T197">with</text:span><text:span text:style-name="T193"> the address to the new variable living within the patches runtime image. </text:span><text:span text:style-name="T197">The RTLD </text:span><text:span text:style-name="T193">“ld-linux.so” will </text:span><text:span text:style-name="T197">process</text:span><text:span text:style-name="T193"> the </text:span><text:span text:style-name="T197">R_AARCH64_</text:span><text:span text:style-name="T193">RELATIVE relocation’s and overwrite the </text:span><text:span text:style-name="T111">.got</text:span><text:span text:style-name="T193"> entry </text:span><text:span text:style-name="T198">for the</text:span><text:span text:style-name="T114"> .bss </text:span><text:span text:style-name="T198">variable. </text:span><text:span text:style-name="T193">because the RTLD runs after Shiva and therefore updates the </text:span><text:span text:style-name="T111">.got</text:span><text:span text:style-name="T193"> after Shiva. </text:span><text:span text:style-name="T194">This introduces a little problem that is solved by a concept </text:span><text:span text:style-name="T195">that we call </text:span><text:span text:style-name="T112">Cross Relocation.</text:span><text:span text:style-name="T194"> It is an almost inevitable by-product of chaining two dynamic linkers together. Cross relocation refers to the </text:span><text:span text:style-name="T195">idea that Shiva and ld-linux.so (Two linkers in the same process) must synchronize relocation data and work together to solve a relocation.</text:span><text:span text:style-name="T194"> In the case of linking </text:span><text:span text:style-name="T112">.bss </text:span><text:span text:style-name="T194">variables Shiva modifies </text:span><text:span text:style-name="T195">the relocation record in memory. Specifically the r_addend value to reflect the location of the new </text:span><text:span text:style-name="T113">.bss </text:span><text:span text:style-name="T195">variable within the patch image. </text:span><text:span text:style-name="T199">Let’s examine this up close.</text:span></text:p>
      <text:p text:style-name="P87"/>
      <text:p text:style-name="P190"><text:span text:style-name="T199">I</text:span><text:span text:style-name="T136">mage 3.22: Lookup the address of the bss_buffer symbol</text:span></text:p>
      <text:p text:style-name="P87"/>
      <text:p text:style-name="P86"><draw:frame draw:style-name="fr4" draw:name="Image26" text:anchor-type="char" svg:width="6.9252in" svg:height="0.5555in" draw:z-index="24"><draw:image xlink:href="Pictures/10000000000002C600000039983877F6E4B7CD88.png" xlink:type="simple" xlink:show="embed" xlink:actuate="onLoad" draw:mime-type="image/png"/></draw:frame></text:p>
      <text:p text:style-name="P85"/>
      <text:p text:style-name="P85"/>
      <text:p text:style-name="P85"><text:s/><text:span text:style-name="T327">The bss_buffer variable is at address 0x11018 (As shown in Image 3.22 above). This address exists past the end of the data segment on disk and will be allocated by the kernel at ELF load time.</text:span></text:p>
      <text:p text:style-name="P85"/>
      <text:p text:style-name="P212">Image 3.23: Find the relative relocation for bss_buffer by address</text:p>
      <text:p text:style-name="P88"/>
      <text:p text:style-name="P88"><draw:frame draw:style-name="fr4" draw:name="Image27" text:anchor-type="char" svg:width="6.9252in" svg:height="0.4791in" draw:z-index="25"><draw:image xlink:href="Pictures/10000000000002A70000002F43C3E547C42B73BB.png" xlink:type="simple" xlink:show="embed" xlink:actuate="onLoad" draw:mime-type="image/png"/></draw:frame></text:p>
      <text:p text:style-name="P89">The R_AARCH64_RELATIVE relocation <text:span text:style-name="T328">in Image 3.23 is </text:span><text:span text:style-name="T330">describing</text:span><text:span text:style-name="T328"> </text:span><text:span text:style-name="T330">the</text:span><text:span text:style-name="T328"> computation </text:span><text:span text:style-name="T267">(B + A</text:span><text:span text:style-name="T268">),</text:span><text:span text:style-name="T315"> which means base_address + r_addend.</text:span></text:p>
      <text:p text:style-name="P89"/>
      <text:p text:style-name="P89"><text:span text:style-name="T328">The r_offset</text:span><text:span text:style-name="T115"> (The address to be patched)</text:span><text:span text:style-name="T328"> is 0x10fc8. The r_addend value is 0x11018. The base must be added with the r_addend and stored at the location specified by r_offset. The RTLD will apply this like so:</text:span></text:p>
      <text:p text:style-name="P99"/>
      <text:p text:style-name="P116"><text:s/>*(uint64_t *)&amp;0x10fc8[0] = <text:s/>0x11018 + base_address</text:p>
      <text:p text:style-name="P88"/>
      <text:p text:style-name="P263"><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90"/>
      <text:h text:style-name="Heading_20_4" text:outline-level="4"><text:bookmark-start text:name="__RefHeading___Toc4797_122690704"/><text:soft-page-break/>The algorithm for cross relocations on .bss variables<text:bookmark-end text:name="__RefHeading___Toc4797_122690704"/></text:h>
      <text:p text:style-name="P117"/>
      <text:p text:style-name="P117"><text:span text:style-name="T261">1</text:span>. locate the R_AARCH64_RELATIVE relocation who's r_addend is equal to the offset of the original .bss variable.</text:p>
      <text:p text:style-name="P117"/>
      <text:p text:style-name="P117"><text:span text:style-name="T261">2</text:span>. Calculate the offset of the new patch .bss variable from the base of the executable:</text:p>
      <text:p text:style-name="P117">new_var_addr - executable_base – 4</text:p>
      <text:p text:style-name="P117"/>
      <text:p text:style-name="P117"><text:span text:style-name="T261">3</text:span>. Store the offset as the updated r_addend field in the relocation entry</text:p>
      <text:p text:style-name="P90"/>
      <text:p text:style-name="P90"/>
      <text:h text:style-name="P291" text:outline-level="3"><text:bookmark-start text:name="__RefHeading___Toc901_2787911251"/><text:span text:style-name="T262">R</text:span><text:span text:style-name="T261">ede</text:span><text:span text:style-name="T266">claring</text:span><text:span text:style-name="T261"> </text:span><text:span text:style-name="T263">global data type</text:span><text:span text:style-name="T264">s, signedness, and size</text:span><text:bookmark-end text:name="__RefHeading___Toc901_2787911251"/></text:h>
      <text:p text:style-name="P34"/>
      <text:p text:style-name="Standard"><text:span text:style-name="T1">It is </text:span><text:span text:style-name="T69">common to change the data-typ</text:span><text:span text:style-name="T70">e, </text:span><text:span text:style-name="T77">signednes</text:span><text:span text:style-name="T81">s</text:span><text:span text:style-name="T77"> or size</text:span><text:span text:style-name="T69"> of a variable in order to fix a bug. This is therefore a common requirement in the world of micropatching binaries. </text:span><text:span text:style-name="T71">Shiva will create a new variable matching the correct data-type and size and relink the program to the new variables. This may or may not have expected results since Shiva doesn’t recompile the </text:span><text:span text:style-name="T77">executable </text:span><text:span text:style-name="T71">code that is reading or writing to that data. </text:span><text:span text:style-name="T72">As it stands there are no limitations on changing the </text:span><text:span text:style-name="T77">integer </text:span><text:span text:style-name="T72">type and storage location of any global variable with the exception of TLS data. Any STT_OBJECT with STB_GLOBAL bindings can be re-linked to any other STT_OBJECT/STB_GLOBAL variable within a defined patch. </text:span><text:span text:style-name="T77">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304">eclaring</text:span> global integer signedness<text:bookmark-end text:name="__RefHeading___Toc2599_1799790892"/></text:h>
      <text:p text:style-name="P167"/>
      <text:p text:style-name="P255"><text:span text:style-name="T71">W</text:span><text:span text:style-name="T80">hen a patch re-declares a global variable’s signedness, it will create a new </text:span><text:span text:style-name="T79">global </text:span><text:span text:style-name="T80">variable wi</text:span><text:span text:style-name="T79">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53"><text:span text:style-name="T74">O</text:span><text:span text:style-name="T73">ld definition:</text:span><text:span text:style-name="T1"> <text:s text:c="2"/>int </text:span><text:span text:style-name="T75">data_var</text:span><text:span text:style-name="T1"> = 5; </text:span><text:span text:style-name="T78">(Defined within the ELF executable program)</text:span></text:p>
      <text:p text:style-name="P157"><text:span text:style-name="T261">New definition: </text:span>unsigned int <text:span text:style-name="T305">data_</text:span>var = 5; <text:span text:style-name="T306">(Defined within the ELF patch)</text:span></text:p>
      <text:p text:style-name="P97"/>
      <text:p text:style-name="P159"><text:span text:style-name="T214">Outcome Results: </text:span><text:span text:style-name="T136">Original program code </text:span><text:span text:style-name="T186">will still see the new variable as signed. New program code introduced by the patch will see the variable as unsigned.</text:span></text:p>
      <text:p text:style-name="P157"/>
      <text:p text:style-name="P158"><text:span text:style-name="T261">Outcome </text:span><text:span text:style-name="T265">Description</text:span><text:span text:style-name="T261">:</text:span> Shiva will allocate sizeof(int) bytes in the <text:span text:style-name="T87">.data</text:span><text:span text:style-name="T136"> <text:s/>section of the patch and relink the executable to use the new </text:span><text:span text:style-name="T87">data_var</text:span><text:span text:style-name="T136"> variable. The signedness was changed </text:span><text:span text:style-name="T184">from signed to unsigned, but only the code </text:span><text:span text:style-name="T188">within the patch itself</text:span><text:span text:style-name="T184"> (Assuming there is any) will respect the new signedness since it’s code was compiled to see an </text:span><text:span text:style-name="T109">unsigned int data_var = 5;</text:span><text:span text:style-name="T184"> whereas the code in the executable</text:span><text:span text:style-name="T185"> being</text:span><text:span text:style-name="T184"> patch</text:span><text:span text:style-name="T185">ed</text:span><text:span text:style-name="T184"> was compiled when </text:span><text:soft-page-break/><text:span text:style-name="T109">data_var </text:span><text:span text:style-name="T184">was declared as a signed value, </text:span><text:span text:style-name="T185">and therefore it’s computations and read/write accesses will still be treat</text:span><text:span text:style-name="T188">ing it</text:span><text:span text:style-name="T185"> as signed.</text:span></text:p>
      <text:p text:style-name="P84"/>
      <text:p text:style-name="P43"/>
      <text:h text:style-name="P299" text:outline-level="4"><text:bookmark-start text:name="__RefHeading___Toc2601_1799790892"/>Redeclaring <text:span text:style-name="T334">the </text:span>global storage type:<text:bookmark-end text:name="__RefHeading___Toc2601_1799790892"/></text:h>
      <text:p text:style-name="P168"/>
      <text:p text:style-name="P256"><text:span text:style-name="T76">T</text:span><text:span text:style-name="T1">here may be times when the patch operator wants to re-declare an uninitialized global variable (i.e. </text:span><text:span text:style-name="T40">.data</text:span><text:span text:style-name="T1">) as const (i.e. </text:span><text:span text:style-name="T32">.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309">a global </text:span><text:span text:style-name="T110">.data</text:span><text:span text:style-name="T189"> variable as </text:span><text:span text:style-name="T196">a constant</text:span><text:bookmark-end text:name="__RefHeading___Toc2606_1799790892"/></text:h>
      <text:p text:style-name="P98"/>
      <text:p text:style-name="P44">Example 1:</text:p>
      <text:p text:style-name="P44"/>
      <text:p text:style-name="P44"><text:span text:style-name="T332">Original source code</text:span>: <text:s text:c="5"/><text:span text:style-name="T314">uint16_t pid = 0;</text:span></text:p>
      <text:p text:style-name="P44"><text:span text:style-name="T332">Patch source code</text:span>: <text:s text:c="8"/><text:span text:style-name="T314">const uint16_t pid = 0;</text:span></text:p>
      <text:p text:style-name="P44"/>
      <text:p text:style-name="P258"><text:span text:style-name="T1">Outcome results:</text:span><text:span text:style-name="T82"> The global initialized variable</text:span><text:span text:style-name="T41"> pid</text:span><text:span text:style-name="T29"> becomes read-only.</text:span></text:p>
      <text:p text:style-name="P148"/>
      <text:p text:style-name="P103">Technical details: <text:span text:style-name="T314">Shiva </text:span><text:span text:style-name="T318">creates an alternate .rodata section within the patch text segment, stores the </text:span><text:span text:style-name="T133">pid</text:span><text:span text:style-name="T318"> variable there </text:span><text:span text:style-name="T133">(As specified by the patches symbol and relocation table). </text:span><text:span text:style-name="T318">Shiva then re-links the executable to use the new </text:span><text:span text:style-name="T133">pid </text:span><text:span text:style-name="T318">variable by re-encoding any instructions which reference the original </text:span><text:span text:style-name="T133">pid </text:span><text:span text:style-name="T318">variable.</text:span></text:p>
      <text:p text:style-name="P123"/>
      <text:p text:style-name="P102">Example 2:</text:p>
      <text:p text:style-name="P227"/>
      <text:p text:style-name="P102"><text:span text:style-name="T332">Original source code:</text:span> <text:s text:c="4"/><text:span text:style-name="T314">char comm[] = “/bin/ls”;</text:span></text:p>
      <text:p text:style-name="P102"><text:span text:style-name="T332">Patch source code:</text:span> <text:s text:c="7"/><text:span text:style-name="T314">const char comm[] = “/bin/ls”;</text:span></text:p>
      <text:p text:style-name="P121"/>
      <text:p text:style-name="P102">Outcome <text:span text:style-name="T332">results</text:span><text:span text:style-name="T317">: The global initialized variable</text:span><text:span text:style-name="T132"> comm[]</text:span><text:span text:style-name="T317"> becomes read-only.</text:span></text:p>
      <text:p text:style-name="P124"/>
      <text:p text:style-name="P169"><text:span text:style-name="T214">Technical details</text:span><text:span text:style-name="T224">: Shiva </text:span><text:span text:style-name="T225">creates an alternate .rodata section within the patch text segment, stores the </text:span><text:span text:style-name="T133">comm[]</text:span><text:span text:style-name="T225"> <text:s/>buffer there </text:span><text:span text:style-name="T133">(As specified by the patch objects symbol and relocation table). </text:span><text:span text:style-name="T225">Shiva then re-links the executable to use the new </text:span><text:span text:style-name="T133">comm[] </text:span><text:span text:style-name="T225">variable by re-encoding any instructions which reference the original </text:span><text:span text:style-name="T133">comm[] </text:span><text:span text:style-name="T225">variable.</text:span></text:p>
      <text:h text:style-name="Heading_20_4" text:outline-level="4"/>
      <text:h text:style-name="Heading_20_4" text:outline-level="4"><text:bookmark-start text:name="__RefHeading___Toc3080_3036577071"/>Redeclaring a global <text:span text:style-name="T331">constant </text:span><text:span text:style-name="T334">into </text:span><text:span text:style-name="T333">a</text:span> .data variable<text:bookmark-end text:name="__RefHeading___Toc3080_3036577071"/></text:h>
      <text:p text:style-name="P147"/>
      <text:p text:style-name="P115">An integer variable in <text:span text:style-name="T87">.rodata</text:span> cannot be relinked to a <text:span text:style-name="T87">.data</text:span> integer due to the current limitations of Shiva discussed in “<text:span text:style-name="T121">Current limitations of patching .rodata-- page 13”</text:span><text:span text:style-name="T261">.</text:span></text:p>
      <text:p text:style-name="P115">The good news is that global <text:span text:style-name="T87">.rodata</text:span> strings can be relinked to a global <text:span text:style-name="T87">.data</text:span> string.</text:p>
      <text:p text:style-name="P115"/>
      <text:p text:style-name="P101"><text:soft-page-break/>Supported conversion: <text:span text:style-name="T314">Converting a global constant string (stored in the .rodata section) to a non-constant string (stored in the .data section).</text:span></text:p>
      <text:p text:style-name="P115"/>
      <text:p text:style-name="P101">Unsupported conversion: <text:span text:style-name="T314">Converting a global constant integer (stored in the .rodata section) to a non-constant integer (stored in the .data section).</text:span></text:p>
      <text:p text:style-name="P118"/>
      <text:p text:style-name="P100"><text:span text:style-name="T332">Original</text:span> <text:span text:style-name="T332">source code</text:span>: <text:s/><text:span text:style-name="T314">const char string[] = “Hello world!”;</text:span></text:p>
      <text:p text:style-name="P100"><text:span text:style-name="T332">Patch source code</text:span>: <text:s text:c="4"/><text:span text:style-name="T314">char string[] = “Hello world!”;</text:span></text:p>
      <text:p text:style-name="P115"/>
      <text:p text:style-name="P100">Outcome results:<text:span text:style-name="T314"> The </text:span><text:span text:style-name="T316">string[] variable will become writeable.</text:span></text:p>
      <text:p text:style-name="P119"/>
      <text:p text:style-name="P265"><text:span text:style-name="T28">Outcome description: </text:span><text:span text:style-name="T31">Shiva will create it’s own </text:span><text:span text:style-name="T42">.data</text:span><text:span text:style-name="T31"> section within the patch data segment at runtime. A character array called </text:span><text:span text:style-name="T42">string[] = “Hello World!”; </text:span><text:span text:style-name="T31">will be stored within the </text:span><text:span text:style-name="T42">.data</text:span><text:span text:style-name="T31"> section, and all references to the old </text:span><text:span text:style-name="T42">string[]</text:span><text:span text:style-name="T31"> variable within the executable will be re-linked by Shiva to reflect the location of the new writable </text:span><text:span text:style-name="T42">string[] </text:span><text:span text:style-name="T31">within the patch </text:span><text:span text:style-name="T42">.data</text:span><text:span text:style-name="T31"> section.</text:span></text:p>
      <text:p text:style-name="P120"/>
      <text:h text:style-name="P300" text:outline-level="4"><text:bookmark-start text:name="__RefHeading___Toc3088_3036577071"/><text:span text:style-name="T339">Initializing a</text:span> .bss variable (Conversion from .bss <text:span text:style-name="T339">variable </text:span>to .data <text:span text:style-name="T339">variable</text:span>)<text:bookmark-end text:name="__RefHeading___Toc3088_3036577071"/></text:h>
      <text:p text:style-name="P56"/>
      <text:p text:style-name="P104">In some instances the patch developer may need to initialize a .bss variable (uninitialized data).</text:p>
      <text:p text:style-name="P104"/>
      <text:p text:style-name="Standard"><text:span text:style-name="T24">Original source code: </text:span><text:span text:style-name="T4">int count;</text:span></text:p>
      <text:p text:style-name="Standard"><text:span text:style-name="T24">Patch source code: <text:s/></text:span><text:span text:style-name="T4"><text:s text:c="3"/>int count = 0;</text:span></text:p>
      <text:p text:style-name="Standard"/>
      <text:p text:style-name="P122"><text:span text:style-name="T269">Outcome results:</text:span><text:span text:style-name="T335"> The</text:span><text:span text:style-name="T117"> count</text:span><text:span text:style-name="T335"> variable is moved to the</text:span><text:span text:style-name="T117"> .data</text:span><text:span text:style-name="T335"> <text:s/>section and initialized to 0.</text:span></text:p>
      <text:p text:style-name="P122"/>
      <text:p text:style-name="P122"><text:span text:style-name="T269">Outcome description:</text:span><text:span text:style-name="T335"> Shiva creates a .text, .data, .bss, sections and more within the patch objects process image. The new</text:span><text:span text:style-name="T117"> count</text:span><text:span text:style-name="T335"> variable will be stored within the</text:span><text:span text:style-name="T117"> .data</text:span><text:span text:style-name="T335"> section of the patch, and all references to the original</text:span><text:span text:style-name="T117"> count</text:span><text:span text:style-name="T335">variable will be re-linked to the new one.</text:span></text:p>
      <text:p text:style-name="P149"><text:s/></text:p>
      <text:h text:style-name="P289" text:outline-level="3" text:is-list-header="true"/>
      <text:h text:style-name="P292" text:outline-level="3"><text:bookmark-start text:name="__RefHeading___Toc874_2787911251"/><text:span text:style-name="T270">Symbol interposing on </text:span><text:span text:style-name="T261">STB_LOCAL </text:span><text:span text:style-name="T270">symbols</text:span><text:bookmark-end text:name="__RefHeading___Toc874_2787911251"/></text:h>
      <text:p text:style-name="P257"/>
      <text:p text:style-name="P34">At this present time Shiva does not support patching <text:span text:style-name="T336">symbols that are locally bound (i.e. STB_LOCAL)</text:span> functions and objects. Functions declared as static, or initialized/uninitialized static variable<text:span text:style-name="T336">s will be supported in the near future though! Awaiting </text:span><text:span text:style-name="T337">the next big version of Shiva.</text:span></text:p>
      <text:h text:style-name="P293" text:outline-level="3"><text:soft-page-break/></text:h>
      <text:h text:style-name="P293" text:outline-level="3"><text:bookmark-start text:name="__RefHeading___Toc9419_1939885769"/>Symbol interposition on stripped ELF binaries<text:bookmark-end text:name="__RefHeading___Toc9419_1939885769"/></text:h>
      <text:p text:style-name="P266"/>
      <text:p text:style-name="P57">There are many occasions where legacy ELF binaries have been stripped. In particular we are referring to the binutils strip utility which removes the <text:span text:style-name="T87">.symtab</text:span><text:span text:style-name="T136"> section from the ELF section header table. </text:span><text:span text:style-name="T201">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18">.symtab, </text:span><text:span text:style-name="T201">and </text:span><text:span text:style-name="T118">.dynsym</text:span><text:span text:style-name="T201"> symbol tables. It is on </text:span><text:span text:style-name="T118">libelfmaster</text:span><text:span text:style-name="T119">s</text:span><text:span text:style-name="T201"> roadmap to be able to forensically reconstruct STT_OBJECT symbols as well. </text:span></text:p>
      <text:p text:style-name="P126"/>
      <text:h text:style-name="P283" text:outline-level="2" text:is-list-header="true"><text:bookmark-start text:name="__RefHeading___Toc1964_122690704"/><text:span text:style-name="T262">U</text:span><text:span text:style-name="T261">sing the extern keyword in your patch code </text:span><text:bookmark-end text:name="__RefHeading___Toc1964_122690704"/></text:h>
      <text:p text:style-name="P170"/>
      <text:p text:style-name="Standard"><text:span text:style-name="T83">It </text:span><text:span text:style-name="T84">is common to reference an external variable in your patch code. </text:span><text:span text:style-name="T85">An external variable in Shiva is any variable that exists within the executable or it’s needed shared libraries. The extern keyword <text:s/></text:span><text:span text:style-name="T86">(In patch source code) </text:span><text:span text:style-name="T85">will create the symbol type as STT_NOTYPE in the patch object, thus instructing Shiva to search outside of the patch module and from the ELF executable. If Shiva cannot find the symbol within the executable then it searches the shared libraries.</text:span></text:p>
      <text:p text:style-name="P171"/>
      <text:p text:style-name="P261">Implicit declaration of extern <text:span text:style-name="T341">doesn’t work in Shiva</text:span></text:p>
      <text:p text:style-name="P173"><text:span text:style-name="T340">static </text:span>int array_1[10]; // <text:span text:style-name="T342">will create a new variable instead of using external one</text:span></text:p>
      <text:p text:style-name="P176"><text:span text:style-name="T341">T</text:span>his will <text:span text:style-name="T341">cause Shiva to generate a symbol type of STT_OBJECT, and therefore Shiva will </text:span>interpose the original <text:span text:style-name="T87">array_1 </text:span><text:span text:style-name="T136">symbol </text:span><text:span text:style-name="T202">with this new one</text:span><text:span text:style-name="T136">. This C declaration behavior slightly deviates from the traditional </text:span><text:span text:style-name="T202">C convention in which </text:span><text:span text:style-name="T203">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04">We need Shiva to generate an STT_NOTYPE symbol in order for it to link to the external symbol.</text:span></text:p>
      <text:p text:style-name="P260"/>
      <text:p text:style-name="P262">Explicitly use external variables</text:p>
      <text:p text:style-name="P172">extern <text:span text:style-name="T340">static </text:span>int array_1[10]; // will use external variable called array_1[10]</text:p>
      <text:p text:style-name="P176">This code will create a symbol type of STT_NOTYPE for array_1, and therefore Shiva will link the patch code to the external variable.</text:p>
      <text:p text:style-name="P267"/>
      <text:p text:style-name="P259"><text:soft-page-break/>Implicitly use external variables</text:p>
      <text:p text:style-name="P238"/>
      <text:p text:style-name="P58">A patch developer may choose not to explicitly declare an external variable, and instead simply reference the external variable implicitly by name. For example, assuming <text:span text:style-name="T87">int array_1[10] </text:span><text:span text:style-name="T136">is a global variable </text:span><text:span text:style-name="T205">in the executable being patched </text:span><text:span text:style-name="T207">then </text:span><text:span text:style-name="T205">the variable can simply be referenced by name in </text:span><text:span text:style-name="T207">the patch source.</text:span></text:p>
      <text:p text:style-name="P125"/>
      <text:p text:style-name="P125">int i;</text:p>
      <text:p text:style-name="P125"/>
      <text:p text:style-name="P125">for (i = 0; i &lt; 10; i++)</text:p>
      <text:p text:style-name="P125"><text:s text:c="8"/>array_1[i] = i * 100;</text:p>
      <text:p text:style-name="P174"/>
      <text:p text:style-name="P175"><text:bookmark-start text:name="__RefHeading___Toc1966_122690704"/>This patch code would generate a symbol of type STT_NOTYPE <text:span text:style-name="T343">in the ELF patch </text:span>with relocations <text:span text:style-name="T343">for symbol </text:span><text:span text:style-name="T119">array_1[]</text:span><text:span text:style-name="T136">. </text:span><text:span text:style-name="T206">If the symbol exists in the executable or one of its shared library dependencies (shared objects) then Shiva will resolve the symbol and apply the related relocations</text:span><text:bookmark-end text:name="__RefHeading___Toc1966_122690704"/></text:p>
      <text:p text:style-name="P234"/>
      <text:p text:style-name="P234"/>
      <text:h text:style-name="P284" text:outline-level="2"><text:bookmark-start text:name="__RefHeading___Toc3216_4005925900"/>Program Transformations: Advanced patching<text:bookmark-end text:name="__RefHeading___Toc3216_4005925900"/></text:h>
      <text:p text:style-name="P270"/>
      <text:p text:style-name="P177">Although symbol interposing is a <text:span text:style-name="T344">great </text:span>strength; <text:span text:style-name="T344">A</text:span> natural grammar for re-writing and re-linking code and data that are represented by ELF symbols. <text:span text:style-name="T344">Unfortunately symbol interposing</text:span> cannot readily be applied to the <text:span text:style-name="T344">instruction </text:span>sequences in between all of the symbol definitions. For example, adding several bytes of code to an existing function requires that the function be extended in length. <text:span text:style-name="T344">For example if we want to insert a patch that</text:span> add<text:span text:style-name="T344">s </text:span>8 <text:span text:style-name="T344">extra </text:span>bytes in<text:span text:style-name="T344">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44">and they</text:span> are interpreted by the Shiva Pre-linker which compiles them into<text:span text:style-name="T87"> </text:span><text:span text:style-name="T127">Transform Records</text:span><text:span text:style-name="T218">. </text:span></text:p>
      <text:p text:style-name="P105"/>
      <text:h text:style-name="Heading_20_3" text:outline-level="3"><text:bookmark-start text:name="__RefHeading___Toc3218_4005925900"/><text:span text:style-name="T218">F</text:span><text:span text:style-name="T214">unction splicing</text:span><text:bookmark-end text:name="__RefHeading___Toc3218_4005925900"/></text:h>
      <text:p text:style-name="P105"/>
      <text:p text:style-name="P177"><text:span text:style-name="T226">The current </text:span><text:span text:style-name="T227">version </text:span><text:span text:style-name="T226">of Shiva v0.11 (Alpha) </text:span><text:span text:style-name="T227">is using the first iteration of Transforms which </text:span><text:span text:style-name="T228">introduced the concept of transforming an existing function, aka </text:span><text:span text:style-name="T128">Function Splicing</text:span><text:span text:style-name="T228">. Function splicing allows a patch developer to splice relocatable code </text:span><text:span text:style-name="T134">(patch code)</text:span><text:span text:style-name="T228"> anywhere into a function, optionally overwriting existing code. Transforms are a meta-data type which describe the information necessary to re-write parts of an existing function. Shiva splices in relocatable code with the help of transforms. </text:span><text:span text:style-name="T229">Transforms are </text:span></text:p>
      <text:p text:style-name="P127"/>
      <text:h text:style-name="Heading_20_4" text:outline-level="4"><text:soft-page-break/></text:h>
      <text:h text:style-name="P301" text:outline-level="4" text:is-list-header="true"><text:bookmark-start text:name="__RefHeading___Toc3220_4005925900"/>High level technical details<text:bookmark-end text:name="__RefHeading___Toc3220_4005925900"/></text:h>
      <text:p text:style-name="P151"/>
      <text:p text:style-name="P179">Shiva does not transform the function in-place. The function is often times extended in size when transforming it, and therefore Shiva transforms the function at runtime in a newly memory mapped executable region. The <text:span text:style-name="T345">Transformed function</text:span> is <text:span text:style-name="T345">constructed</text:span> of the original function code with an insertion of new code that possibly extends the length of the function in bytes. <text:span text:style-name="T136"><text:s/></text:span><text:span text:style-name="T209">The end of the function may contain</text:span><text:span text:style-name="T120"> .text </text:span><text:span text:style-name="T209">encodings per the patch objects large-code-model relocations. </text:span><text:span text:style-name="T136"><text:s/></text:span><text:span text:style-name="T210">There are many unique challenges to function splicing. One such challenge is that the executable program being patched has no relevant relocation meta-data for relocating it’s functions. </text:span>Function splicing can be broken down into roughly seven steps:</text:p>
      <text:p text:style-name="P179"/>
      <text:list xml:id="list2917792531" text:style-name="L3">
        <text:list-item>
          <text:p text:style-name="P337"><text:span text:style-name="T219">Transform-slice-1:</text:span><text:span text:style-name="T129"> </text:span>Copy the first half of the original function code<text:span text:style-name="T87"> (Up until the patch-insertion-offset) <text:s/></text:span>into the new memory region.</text:p>
        </text:list-item>
        <text:list-item>
          <text:p text:style-name="P337"><text:span text:style-name="T219">Transform-slice-2 </text:span><text:span text:style-name="T220">:</text:span><text:span text:style-name="T129"> </text:span>Copy the new code being spliced in <text:span text:style-name="T87">(From the patch)</text:span><text:span text:style-name="T136"> to the offset right after the last insertion, which we call the </text:span><text:span text:style-name="T87">patch-insertion-offset.</text:span></text:p>
        </text:list-item>
        <text:list-item>
          <text:p text:style-name="P337"><text:span text:style-name="T219">Transform-slice-3: </text:span><text:span text:style-name="T136">Copy the remaining code from the original function down into the third slice of our new memory region.</text:span></text:p>
        </text:list-item>
        <text:list-item>
          <text:p text:style-name="P337"><text:span text:style-name="T214">Intra-function-relinking: </text:span><text:span text:style-name="T136">There may be local branch instructions</text:span><text:span text:style-name="T87"> </text:span><text:span text:style-name="T136">within the code of the first and third slices of the transformed function: <text:s/></text:span><text:span text:style-name="T87">(i.e. </text:span><text:span text:style-name="T121">b, b.eq, b.ne, b.gt</text:span><text:span text:style-name="T87">, etc.) </text:span><text:span text:style-name="T136">that branch to offsets that are potentially erroneous depending on </text:span><text:span text:style-name="T208">whether the size of the patch code increased the distance between slice-1 and slice-2. </text:span></text:p>
        </text:list-item>
        <text:list-item>
          <text:p text:style-name="P338"><text:span text:style-name="T221">Relinking function calls: </text:span><text:span text:style-name="T208">C</text:span><text:span text:style-name="T136">all instructions within slice-1 and slice-3 </text:span><text:span text:style-name="T224">must be re-linked since all of the call-sites are now moved into the new memory region of the transformed function, thus changing the offsets to other functions.</text:span></text:p>
        </text:list-item>
        <text:list-item>
          <text:p text:style-name="P338"><text:span text:style-name="T221">Relinking global variables: </text:span><text:span text:style-name="T224">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30">(i.e. data segment for initialized globals). </text:span></text:p>
        </text:list-item>
        <text:list-item>
          <text:p text:style-name="P339"><text:span text:style-name="T221">Relocate spliced in code: </text:span><text:span text:style-name="T224">Eventually the apply_relocation() function is called in Shiva and the relocatable code that was spliced into the function is properly relocated. Please note that the patch objects relocation entries will no longer have valid </text:span><text:span text:style-name="T130">r_offset</text:span><text:span text:style-name="T224"> and </text:span><text:span text:style-name="T130">r_addend</text:span><text:span text:style-name="T224"> values until there are computed with the transform offsets and lengths, and therefore the process of relocation is heavily modified by transformations.</text:span></text:p>
        </text:list-item>
      </text:list>
      <text:p text:style-name="P179"><text:soft-page-break/></text:p>
      <text:h text:style-name="P302" text:outline-level="4"><text:bookmark-start text:name="__RefHeading___Toc3543_2700453955"/>Patch exercise 3: Patching a strcpy vulnerability<text:bookmark-end text:name="__RefHeading___Toc3543_2700453955"/></text:h>
      <text:p text:style-name="P180"><text:line-break/></text:p>
      <text:p text:style-name="P180"><text:span text:style-name="T346">Change directories to “shiva_examples/strcpy_vuln”. This patch directory contains a </text:span><text:span text:style-name="T347">simple </text:span><text:span text:style-name="T346">vulnerable program </text:span><text:span text:style-name="T347">that uses </text:span><text:span text:style-name="T211">strcpy(). Our goal is to fix it to use strncpy(). Our approach is to overwrite the relevant code with a call to strncpy(). We will splice our code into the function, thus transforming the function.</text:span></text:p>
      <text:p text:style-name="P340">Instead of revealing the source code to the binary this time, let’s approach this as someone who no longer has the source code. Function splicing requires some basic reversing knowledge. “<text:span text:style-name="T350">shiva_examples/strcpy_vuln/overflow” is an AARCH64 PIE ELF executable. Let’s do a little bit of reversing and try to define the bug that it has. I commented the relevant lines of code in the GDB output below.</text:span></text:p>
      <text:p text:style-name="P340"/>
      <text:p text:style-name="P341">I<text:span text:style-name="T360">mage 3.24: Disassembling copy_string(char *string)</text:span></text:p>
      <text:p text:style-name="P181"><draw:frame draw:style-name="fr3" draw:name="Image28" text:anchor-type="char" svg:width="8.1063in" svg:height="3.0807in" draw:z-index="27"><draw:image xlink:href="Pictures/1000000000000357000001455297A112676E85E7.png" xlink:type="simple" xlink:show="embed" xlink:actuate="onLoad" draw:mime-type="image/png"/></draw:frame></text:p>
      <text:p text:style-name="P322"><text:span text:style-name="T136">From the GDB disassembly in </text:span><text:span text:style-name="T214">Image 3.23:</text:span></text:p>
      <text:p text:style-name="P322"><text:span text:style-name="T222"/></text:p>
      <text:p text:style-name="P322"><text:span text:style-name="T232">First the procedure prologue which allocates 48 bytes on the stack</text:span><text:span text:style-name="T231"> </text:span><text:span text:style-name="T232">and stores the bp and ip there (x29 and x30). </text:span></text:p>
      <text:p text:style-name="P307"><text:span text:style-name="T232"><text:s/></text:span></text:p>
      <text:list xml:id="list4197094316" text:style-name="L4">
        <text:list-header>
          <text:p text:style-name="P308"/>
        </text:list-header>
        <text:list-item>
          <text:p text:style-name="P309"><text:span text:style-name="T351">copy_string + 0: “stp x29, x30, [sp, #-48]!</text:span></text:p>
          <text:p text:style-name="P317">Stores the pair: base pointer and instruction pointer at sp – 48</text:p>
        </text:list-item>
        <text:list-item>
          <text:p text:style-name="P312"><text:soft-page-break/>copy_string + 4: “mov x29, sp”</text:p>
          <text:p text:style-name="P317">The base pointer is given the value of the stack pointer.</text:p>
          <text:p text:style-name="P317"/>
        </text:list-item>
        <text:list-item>
          <text:p text:style-name="P310"><text:span text:style-name="T349">copy_string + 8: </text:span>“str x0, [x29, #24]”</text:p>
          <text:p text:style-name="P311"><text:span text:style-name="T321">St</text:span><text:span text:style-name="T319">ores the first and only function argument onto the stack at bp </text:span><text:span text:style-name="T320">+ 24. The </text:span><text:span text:style-name="T322">pointer to the </text:span><text:span text:style-name="T320">source string.</text:span></text:p>
        </text:list-item>
      </text:list>
      <text:p text:style-name="P314"><text:span text:style-name="T320"/></text:p>
      <text:list xml:id="list165535210498915" text:continue-numbering="true" text:style-name="L4">
        <text:list-item>
          <text:p text:style-name="P311"><text:span text:style-name="T349">copy_string + 12: </text:span><text:span text:style-name="T320">“</text:span><text:span text:style-name="T348">add x0, x29, #0x20” </text:span></text:p>
          <text:p text:style-name="P310"><text:span text:style-name="T321">A</text:span><text:span text:style-name="T320">dds 0x20 to the base pointer and assigns the value to register x0, as the pointer to the dst buffer: </text:span><text:span text:style-name="T322">i.e. x0 = x29 + 0x20; <text:s/></text:span><text:span text:style-name="T323">The stack allocated a total of 48 bytes. So calculate 48 – 32 = 16, thus the destination buffer being passed to strcpy is 16 bytes.</text:span></text:p>
          <text:p text:style-name="P310"><text:span text:style-name="T322"/></text:p>
        </text:list-item>
        <text:list-item>
          <text:p text:style-name="P310"><text:span text:style-name="T349">copy_string + 16: </text:span><text:span text:style-name="T348">“ldr x1, [x29, #24]”</text:span></text:p>
          <text:p text:style-name="P310"><text:span text:style-name="T320"><text:s/></text:span><text:span text:style-name="T321">R</text:span><text:span text:style-name="T320">etrieves the src string pointer that was stored at bp + 24. </text:span></text:p>
          <text:p text:style-name="P310"><text:span text:style-name="T320"/></text:p>
        </text:list-item>
        <text:list-item>
          <text:p text:style-name="P305"><text:span text:style-name="T1">copy_string + 20: “bl </text:span><text:a xlink:type="simple" xlink:href="mailto:strcpy@plt" text:style-name="Internet_20_link" text:visited-style-name="Visited_20_Internet_20_Link"><text:span text:style-name="T1">strcpy@plt</text:span></text:a><text:span text:style-name="T1">”</text:span></text:p>
          <text:p text:style-name="P319">Calls the strcpy function’<text:span text:style-name="T351">s PLT entry.</text:span></text:p>
        </text:list-item>
      </text:list>
      <text:p text:style-name="P320"/>
      <text:p text:style-name="P318">From this GDB state we have been able to reverse the function copy_string. <text:span text:style-name="T354">From our analysis it </text:span><text:span text:style-name="T353">looks something like this:</text:span></text:p>
      <text:p text:style-name="P318"/>
      <text:p text:style-name="P313"><text:span text:style-name="T353">void</text:span> copy_string(char *s<text:span text:style-name="T353">rc</text:span>)</text:p>
      <text:p text:style-name="P313">{</text:p>
      <text:p text:style-name="P313"><text:tab/>char <text:span text:style-name="T353">dst</text:span>[<text:span text:style-name="T352">16</text:span>];</text:p>
      <text:p text:style-name="P313"/>
      <text:p text:style-name="P313"><text:tab/><text:span text:style-name="T352">strcpy</text:span><text:span text:style-name="T353">(dst</text:span><text:span text:style-name="T352">, s</text:span><text:span text:style-name="T353">rc</text:span><text:span text:style-name="T352">);</text:span></text:p>
      <text:p text:style-name="P313"><text:tab/><text:span text:style-name="T353">return;</text:span></text:p>
      <text:p text:style-name="P315">}</text:p>
      <text:p text:style-name="P321">This function is obviously vulnerable since it performs no bounds checking before calling strcpy. Copying over 16 bytes will begin to corrupt the stack. Let’s watch the entire program run before we discuss our patch.</text:p>
      <text:p text:style-name="P316"/>
      <text:p text:style-name="P331"><draw:frame draw:style-name="fr2" draw:name="Image29" text:anchor-type="char" svg:x="-0.5508in" svg:y="0.8181in" svg:width="8.1063in" svg:height="3.4402in" draw:z-index="28"><draw:image xlink:href="Pictures/100000000000039E000001891482420BAE3909EB.png" xlink:type="simple" xlink:show="embed" xlink:actuate="onLoad" draw:mime-type="image/png"/></draw:frame>Image 3.25: Vulnerable program crashes via stack overflow</text:p>
      <text:p text:style-name="P321"><text:soft-page-break/></text:p>
      <text:p text:style-name="P326"/>
      <text:p text:style-name="P327">We have a crashing program and have identified the vulnerable function: </text:p>
      <text:p text:style-name="P328"><text:span text:style-name="T314">void copy_string(char *src). The argument src is passed into the register x0, and the destination buffer is located at bp + 32. In order to fix this we will replace the code that calls strcpy() with strncpy(). This is a great opportunity to explore the </text:span><text:span text:style-name="T130">Function Splicing</text:span><text:span text:style-name="T314"> capabilities of Shiva. Function splicing is a </text:span><text:span text:style-name="T324">feature that allows a developer to splice C code into an existing function </text:span><text:span text:style-name="T325">with rich symbol interaction due to Shiva’s specially developed linking and transformation capabilities.</text:span></text:p>
      <text:p text:style-name="P328"><text:span text:style-name="T325"/></text:p>
      <text:p text:style-name="P329"><text:span text:style-name="T314">Let’s take a look at the copy_string() function again with objdump and determine which address range </text:span><text:span text:style-name="T326">to patch.</text:span></text:p>
      <text:p text:style-name="P329"><text:span text:style-name="T326"/></text:p>
      <text:p text:style-name="P325"><text:span text:style-name="T361">I</text:span>mage 3.26: objdump of function copy_string</text:p>
      <text:p text:style-name="P330"><text:span text:style-name="T314"/></text:p>
      <text:p text:style-name="P329"><draw:frame draw:style-name="fr1" draw:name="Image30" text:anchor-type="char" svg:width="4.6146in" svg:height="1.8437in" draw:z-index="29"><draw:image xlink:href="Pictures/10000000000001BB000000B1468503E26435D351.png" xlink:type="simple" xlink:show="embed" xlink:actuate="onLoad" draw:mime-type="image/png"/></draw:frame><text:span text:style-name="T326"/></text:p>
      <text:p text:style-name="P329"><text:span text:style-name="T314"/></text:p>
      <text:p text:style-name="P329"><text:span text:style-name="T314"/></text:p>
      <text:p text:style-name="P329"><text:span text:style-name="T325"/></text:p>
      <text:p text:style-name="P328"><text:span text:style-name="T324"/></text:p>
      <text:p text:style-name="P269"/>
      <text:p text:style-name="P268"/>
      <text:p text:style-name="P128"/>
      <text:p text:style-name="P128"/>
      <text:p text:style-name="Text_20_body"/>
      <text:p text:style-name="Standard"/>
      <text:p text:style-name="P323">The disassembly output above is highlighted over the code that must be patched. The code must be patched from 0x7bc to 0x7cc. 0x7cc <text:span text:style-name="T136">being the address directly after the last instruction being patched</text:span><text:span text:style-name="T87">. </text:span><text:span text:style-name="T136">If the code we are splicing in is larger than the area we are overwriting, then Shiva will extend the function </text:span><text:span text:style-name="T212">by which </text:span><text:span text:style-name="T136">all code from 0x7cc and after will be pushed forward to account for the extra patch length. </text:span><text:span text:style-name="T212">Based on everything we’ve learned about the software bug and the crashing program we can write a patch pretty </text:span><text:span text:style-name="T213">to solve this pretty easily by replacing the call to strcpy() with strncpy().</text:span><text:span text:style-name="T212"> </text:span><text:span text:style-name="T213">In the GDB output and disassembly examples above we were able to determine everything that we need in order to write a function splicing patch.</text:span></text:p>
      <text:p text:style-name="P323"><text:span text:style-name="T212"/></text:p>
      <text:p text:style-name="P324"><text:span text:style-name="T214">1.</text:span><text:span text:style-name="T136"> Location of live variables in registers or on the stack</text:span></text:p>
      <text:p text:style-name="P324"><text:span text:style-name="T136"><text:tab/>char *src is stored in variable</text:span><text:span text:style-name="T214"> x0</text:span></text:p>
      <text:p text:style-name="P324"><text:span text:style-name="T136"><text:tab/>char buf[16] is stored at <text:s/></text:span><text:span text:style-name="T223">x29</text:span><text:span text:style-name="T214"> + 32</text:span></text:p>
      <text:p text:style-name="P324"><text:span text:style-name="T214">2. </text:span><text:span text:style-name="T136">Virtual address of where splice code begins: </text:span><text:span text:style-name="T223">0x7bc</text:span></text:p>
      <text:p text:style-name="P332"><text:span text:style-name="T24">3.</text:span><text:span text:style-name="T4"> Virtual address of where splice code ends + 4: </text:span><text:span text:style-name="T357">0x7cc</text:span></text:p>
      <text:p text:style-name="P306"><text:span text:style-name="T29"/></text:p>
      <text:p text:style-name="P332"><text:span text:style-name="T136"/></text:p>
      <text:p text:style-name="P342"/>
      <text:p text:style-name="P2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1bae502" officeooo:paragraph-rsid="01bae50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22T16:51:33.516659048</dc:date>
    <meta:editing-duration>P13DT6M5S</meta:editing-duration>
    <meta:editing-cycles>184</meta:editing-cycles>
    <meta:generator>LibreOffice/7.3.7.2$Linux_X86_64 LibreOffice_project/30$Build-2</meta:generator>
    <meta:document-statistic meta:table-count="0" meta:image-count="30" meta:object-count="0" meta:page-count="35" meta:paragraph-count="359" meta:word-count="8389" meta:character-count="53327" meta:non-whitespace-character-count="45199"/>
  </office:meta>
</office:document-meta>
</file>